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OpenSymbol1" svg:font-family="OpenSymbol, 'Arial Unicode MS'"/>
    <style:font-face style:name="F" svg:font-family="" style:font-family-generic="roman"/>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9.356cm" fo:margin-left="2.074cm" fo:margin-right="5.569cm" table:align="margins"/>
    </style:style>
    <style:style style:name="Tableau1.A" style:family="table-column">
      <style:table-column-properties style:column-width="4.022cm" style:rel-column-width="28171*"/>
    </style:style>
    <style:style style:name="Tableau1.B" style:family="table-column">
      <style:table-column-properties style:column-width="5.334cm" style:rel-column-width="3736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2.568cm" fo:margin-left="1.625cm" fo:margin-right="2.806cm" table:align="margins"/>
    </style:style>
    <style:style style:name="Tableau2.A" style:family="table-column">
      <style:table-column-properties style:column-width="1.561cm" style:rel-column-width="8140*"/>
    </style:style>
    <style:style style:name="Tableau2.B" style:family="table-column">
      <style:table-column-properties style:column-width="1.834cm" style:rel-column-width="9565*"/>
    </style:style>
    <style:style style:name="Tableau2.G" style:family="table-column">
      <style:table-column-properties style:column-width="1.834cm" style:rel-column-width="957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G1" style:family="table-cell" style:data-style-name="N0">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G2" style:family="table-cell">
      <style:table-cell-properties fo:padding="0.097cm" fo:border-left="0.002cm solid #000000" fo:border-right="0.002cm solid #000000" fo:border-top="none" fo:border-bottom="0.002cm solid #000000"/>
    </style:style>
    <style:style style:name="Tableau2.B3" style:family="table-cell">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text-properties fo:font-size="11pt" fo:language="en" fo:country="US" style:font-size-asian="11pt" style:font-size-complex="11pt"/>
    </style:style>
    <style:style style:name="P7"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8" style:family="paragraph" style:parent-style-name="Standard">
      <style:paragraph-properties fo:text-align="justify" style:justify-single-word="false"/>
      <style:text-properties fo:color="#000000" style:font-name="Consolas" fo:font-size="10pt" fo:language="en" fo:country="US" style:font-name-asian="Consolas" style:font-size-asian="10pt" style:font-name-complex="Consolas" style:font-size-complex="10pt"/>
    </style:style>
    <style:style style:name="P9" style:family="paragraph" style:parent-style-name="Standard">
      <style:paragraph-properties style:text-autospace="none"/>
      <style:text-properties fo:color="#000000" style:font-name="Times New Roman" fo:font-size="9pt" fo:language="en" fo:country="US"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0" style:family="paragraph" style:parent-style-name="Standard">
      <style:text-properties style:font-name="Consolas" fo:font-size="10pt" fo:language="en" fo:country="US" style:font-name-asian="Consolas" style:font-size-asian="10pt" style:font-name-complex="Consolas" style:font-size-complex="10pt"/>
    </style:style>
    <style:style style:name="P11" style:family="paragraph" style:parent-style-name="Standard">
      <style:paragraph-properties style:text-autospace="none"/>
      <style:text-properties fo:language="en" fo:country="US"/>
    </style:style>
    <style:style style:name="P12" style:family="paragraph" style:parent-style-name="Standard">
      <style:paragraph-properties style:text-autospace="none"/>
      <style:text-properties fo:color="#0000cc" style:font-name="Times New Roman" fo:font-size="9pt" fo:language="en" fo:country="US"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3" style:family="paragraph" style:parent-style-name="Standard">
      <style:paragraph-properties style:text-autospace="none"/>
      <style:text-properties style:font-name="Times New Roman" fo:font-size="9pt" fo:language="en" fo:country="US"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US"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US" fo:background-color="#e8f2fe" style:font-name-asian="Consolas" style:font-size-asian="10pt" style:font-name-complex="Consolas"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en" fo:country="US" style:font-name-asian="Consolas" style:font-size-asian="10pt" style:font-name-complex="Consolas"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font-size="10pt" fo:language="en" fo:country="US"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font-size="10pt" fo:language="en" fo:country="US" fo:font-weight="normal" style:font-size-asian="10pt" style:font-weight-asian="normal"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fo:background-color="#ffcc00" style:text-autospace="none">
        <style:background-image/>
      </style:paragraph-properties>
      <style:text-properties style:font-name="Consolas" fo:font-size="10pt" fo:language="en" fo:country="US" style:font-name-asian="Consolas" style:font-size-asian="10pt" style:font-name-complex="Consolas" style:font-size-complex="10pt"/>
    </style:style>
    <style:style style:name="P20" style:family="paragraph" style:parent-style-name="Standard">
      <style:paragraph-properties fo:margin-left="0cm" fo:margin-right="0cm" fo:text-align="start" style:justify-single-word="false" fo:text-indent="0cm" style:auto-text-indent="false" fo:background-color="#ffcc00" style:text-autospace="none">
        <style:background-image/>
      </style:paragraph-properties>
      <style:text-properties fo:font-size="10pt" fo:language="en" fo:country="US" style:font-size-asian="10pt" style:font-size-complex="10pt"/>
    </style:style>
    <style:style style:name="P21" style:family="paragraph" style:parent-style-name="Text_20_body">
      <style:paragraph-properties fo:margin-left="0cm" fo:margin-right="0cm" fo:text-align="justify" style:justify-single-word="false" fo:text-indent="0cm" style:auto-text-indent="false" style:text-autospace="none"/>
      <style:text-properties fo:color="#000000" fo:language="en" fo:country="US" fo:font-style="normal" style:font-name-asian="Consolas" style:font-style-asian="normal" style:font-name-complex="Consolas" style:font-style-complex="normal"/>
    </style:style>
    <style:style style:name="P22" style:family="paragraph" style:parent-style-name="Table_20_Contents">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P23" style:family="paragraph" style:parent-style-name="Table_20_Contents">
      <style:text-properties fo:font-size="11pt" fo:language="en" fo:country="US" fo:font-style="italic" style:font-size-asian="11pt" style:font-style-asian="italic" style:font-size-complex="11pt" style:font-style-complex="italic"/>
    </style:style>
    <style:style style:name="P24" style:family="paragraph" style:parent-style-name="Table_20_Contents">
      <style:text-properties fo:font-size="11pt" fo:language="en" fo:country="US" style:font-size-asian="11pt" style:font-size-complex="11pt"/>
    </style:style>
    <style:style style:name="P25" style:family="paragraph" style:parent-style-name="Table_20_Contents">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paragraph-properties fo:text-align="center" style:justify-single-word="fals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text-align="center" style:justify-single-word="false"/>
      <style:text-properties fo:font-size="10pt" fo:language="en" fo:country="US" style:font-size-asian="10pt" style:font-size-complex="10pt"/>
    </style:style>
    <style:style style:name="P28" style:family="paragraph" style:parent-style-name="Text_20_body">
      <style:text-properties style:font-name="Times New Roman" fo:font-size="11pt" fo:language="en" fo:country="US"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9" style:family="paragraph" style:parent-style-name="Text_20_body">
      <style:paragraph-properties fo:text-align="justify" style:justify-single-word="false"/>
      <style:text-properties style:font-name="Times New Roman" fo:font-size="11pt" fo:language="en" fo:country="US"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30" style:family="paragraph" style:parent-style-name="Text_20_body">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31" style:family="paragraph" style:parent-style-name="Text_20_body">
      <style:paragraph-properties fo:text-align="justify" style:justify-single-word="false"/>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32" style:family="paragraph" style:parent-style-name="Text_20_body">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text-properties fo:font-size="11pt" fo:language="en" fo:country="US" fo:font-style="normal" style:font-size-asian="11pt" style:font-style-asian="normal" style:font-size-complex="11pt" style:font-style-complex="normal"/>
    </style:style>
    <style:style style:name="P35" style:family="paragraph" style:parent-style-name="Text_20_body">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P36" style:family="paragraph" style:parent-style-name="Text_20_body">
      <style:paragraph-properties fo:text-align="justify" style:justify-single-word="false"/>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P37" style:family="paragraph" style:parent-style-name="Text_20_body">
      <style:paragraph-properties fo:text-align="justify" style:justify-single-word="false"/>
      <style:text-properties fo:font-size="11pt" fo:language="en" fo:country="US" fo:font-style="italic" style:font-size-asian="11pt" style:font-style-asian="italic" style:font-size-complex="11pt" style:font-style-complex="italic"/>
    </style:style>
    <style:style style:name="P38" style:family="paragraph" style:parent-style-name="Text_20_body">
      <style:text-properties fo:font-size="11pt" fo:language="en" fo:country="US" style:font-size-asian="11pt" style:font-size-complex="11pt"/>
    </style:style>
    <style:style style:name="P39" style:family="paragraph" style:parent-style-name="Text_20_body">
      <style:paragraph-properties fo:text-align="justify" style:justify-single-word="false"/>
      <style:text-properties fo:font-size="11pt" fo:language="en" fo:country="US" style:font-size-asian="11pt" style:font-size-complex="11pt"/>
    </style:style>
    <style:style style:name="P40" style:family="paragraph" style:parent-style-name="Text_20_body">
      <style:text-properties fo:font-size="11pt" fo:language="en" fo:country="US" fo:font-weight="bold" style:font-size-asian="11pt" style:font-weight-asian="bold" style:font-size-complex="11pt" style:font-weight-complex="bold"/>
    </style:style>
    <style:style style:name="P41" style:family="paragraph" style:parent-style-name="Text_20_body">
      <style:text-properties fo:font-size="11pt" fo:language="en" fo:country="US" fo:font-weight="normal" style:font-size-asian="11pt" style:font-weight-asian="normal" style:font-size-complex="11pt" style:font-weight-complex="normal"/>
    </style:style>
    <style:style style:name="P42" style:family="paragraph" style:parent-style-name="Text_20_body">
      <style:paragraph-properties fo:text-align="justify" style:justify-single-word="false"/>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P43" style:family="paragraph" style:parent-style-name="Text_20_body">
      <style:text-properties fo:language="en" fo:country="US"/>
    </style:style>
    <style:style style:name="P44" style:family="paragraph" style:parent-style-name="Text_20_body">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P45" style:family="paragraph" style:parent-style-name="Text_20_body">
      <style:text-properties style:font-name="Consolas" fo:font-size="10pt" fo:language="en" fo:country="US" fo:background-color="#e8f2fe" style:font-name-asian="Consolas" style:font-size-asian="10pt" style:font-name-complex="Consolas" style:font-size-complex="10pt"/>
    </style:style>
    <style:style style:name="P46" style:family="paragraph" style:parent-style-name="Text_20_body">
      <style:text-properties fo:font-size="10pt" fo:language="en" fo:country="US" style:font-size-asian="10pt" style:font-size-complex="10pt"/>
    </style:style>
    <style:style style:name="P47" style:family="paragraph" style:parent-style-name="Text_20_body">
      <style:text-properties fo:color="#005032" style:font-name="Consolas" fo:font-size="10pt" fo:language="en" fo:country="US" fo:background-color="#d4d4d4" style:font-name-asian="Consolas" style:font-size-asian="10pt" style:font-name-complex="Consolas" style:font-size-complex="10pt"/>
    </style:style>
    <style:style style:name="P48" style:family="paragraph" style:parent-style-name="Text_20_body">
      <style:text-properties fo:color="#0000cc" style:font-name="Times New Roman" fo:font-size="11pt" fo:language="en" fo:country="US" fo:font-style="normal" style:text-underline-style="none" fo:font-weight="normal" style:font-name-asian="Arial Unicode MS" style:font-size-asian="11pt" style:font-style-asian="normal" style:font-weight-asian="normal" style:font-name-complex="Tahoma" style:font-size-complex="11pt" style:font-style-complex="normal" style:font-weight-complex="normal"/>
    </style:style>
    <style:style style:name="P49" style:family="paragraph" style:parent-style-name="Text_20_body">
      <style:paragraph-properties fo:background-color="transparent">
        <style:background-image/>
      </style:paragraph-properties>
      <style:text-properties fo:font-size="11pt" fo:language="en" fo:country="US" style:font-size-asian="11pt" style:font-size-complex="11pt"/>
    </style:style>
    <style:style style:name="P50" style:family="paragraph" style:parent-style-name="Heading_20_1">
      <style:paragraph-properties fo:text-align="justify" style:justify-single-word="false"/>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P51" style:family="paragraph" style:parent-style-name="Heading_20_1">
      <style:text-properties fo:language="en" fo:country="US"/>
    </style:style>
    <style:style style:name="P52" style:family="paragraph" style:parent-style-name="Heading_20_2">
      <style:text-properties fo:language="en" fo:country="US"/>
    </style:style>
    <style:style style:name="P53" style:family="paragraph" style:parent-style-name="Heading_20_2">
      <style:text-properties style:font-name="Times New Roman" fo:language="en" fo:country="US" fo:font-style="normal" fo:font-weight="bold" style:font-name-asian="Arial Unicode MS" style:font-style-asian="normal" style:font-weight-asian="bold" style:font-name-complex="Tahoma" style:font-style-complex="normal" style:font-weight-complex="bold"/>
    </style:style>
    <style:style style:name="P54" style:family="paragraph" style:parent-style-name="Heading_20_3">
      <style:text-properties fo:language="en" fo:country="US"/>
    </style:style>
    <style:style style:name="P55" style:family="paragraph" style:parent-style-name="Heading_20_3">
      <style:text-properties style:font-name="Times New Roman" fo:language="en" fo:country="US" fo:font-style="normal" style:font-name-asian="Arial Unicode MS" style:font-style-asian="normal" style:font-name-complex="Tahoma" style:font-style-complex="normal"/>
    </style:style>
    <style:style style:name="P56" style:family="paragraph" style:parent-style-name="Standard" style:list-style-name="L9">
      <style:paragraph-properties fo:background-color="#ffcc00">
        <style:background-image/>
      </style:paragraph-properties>
      <style:text-properties fo:color="#0000cc" style:font-name="Consolas" fo:font-size="10pt" fo:language="en" fo:country="US"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57" style:family="paragraph" style:parent-style-name="Standard" style:list-style-name="L9">
      <style:paragraph-properties fo:background-color="#ffcc00">
        <style:background-image/>
      </style:paragraph-properties>
      <style:text-properties fo:color="#0000cc" style:font-name="Consolas" fo:font-size="10pt" fo:language="en" fo:country="US" fo:font-style="italic" style:text-underline-style="none" fo:font-weight="normal" fo:background-color="#e8f2fe" style:font-name-asian="Consolas" style:font-size-asian="10pt" style:font-style-asian="italic" style:font-weight-asian="normal" style:font-name-complex="Consolas" style:font-size-complex="10pt" style:font-style-complex="italic" style:font-weight-complex="normal"/>
    </style:style>
    <style:style style:name="P58" style:family="paragraph" style:parent-style-name="Text_20_body" style:list-style-name="L1">
      <style:paragraph-properties fo:text-align="justify" style:justify-single-word="false"/>
      <style:text-properties style:font-name="Times New Roman" fo:font-size="11pt" fo:language="en" fo:country="US"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59" style:family="paragraph" style:parent-style-name="Text_20_body" style:list-style-name="L9">
      <style:text-properties style:font-name="Times New Roman" fo:font-size="11pt" fo:language="en" fo:country="US"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0" style:family="paragraph" style:parent-style-name="Text_20_body" style:list-style-name="L1">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1" style:family="paragraph" style:parent-style-name="Text_20_body" style:list-style-name="L2">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2" style:family="paragraph" style:parent-style-name="Text_20_body" style:list-style-name="L4">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3" style:family="paragraph" style:parent-style-name="Text_20_body" style:list-style-name="L5">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4" style:family="paragraph" style:parent-style-name="Text_20_body" style:list-style-name="L3">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65" style:family="paragraph" style:parent-style-name="Text_20_body" style:list-style-name="L6">
      <style:paragraph-properties fo:text-align="justify" style:justify-single-word="false"/>
      <style:text-properties fo:font-size="11pt" fo:language="en" fo:country="US" style:font-size-asian="11pt" style:font-size-complex="11pt"/>
    </style:style>
    <style:style style:name="P66" style:family="paragraph" style:parent-style-name="Text_20_body" style:list-style-name="L7">
      <style:text-properties fo:font-size="11pt" fo:language="en" fo:country="US" style:font-size-asian="11pt" style:font-size-complex="11pt"/>
    </style:style>
    <style:style style:name="P67" style:family="paragraph" style:parent-style-name="Text_20_body" style:list-style-name="L8">
      <style:text-properties fo:font-size="11pt" fo:language="en" fo:country="US" style:font-size-asian="11pt" style:font-size-complex="11pt"/>
    </style:style>
    <style:style style:name="P68" style:family="paragraph" style:parent-style-name="Text_20_body" style:list-style-name="L9">
      <style:text-properties fo:font-size="11pt" fo:language="en" fo:country="US" fo:font-weight="normal" style:font-size-asian="11pt" style:font-weight-asian="normal" style:font-size-complex="11pt" style:font-weight-complex="normal"/>
    </style:style>
    <style:style style:name="P69" style:family="paragraph" style:parent-style-name="Text_20_body" style:list-style-name="L10">
      <style:text-properties fo:font-size="11pt" fo:language="en" fo:country="US" fo:font-weight="normal" style:font-size-asian="11pt" style:font-weight-asian="normal" style:font-size-complex="11pt" style:font-weight-complex="normal"/>
    </style:style>
    <style:style style:name="P70" style:family="paragraph" style:parent-style-name="Text_20_body" style:list-style-name="L11">
      <style:text-properties fo:font-size="11pt" fo:language="en" fo:country="US" fo:font-weight="normal" style:font-size-asian="11pt" style:font-weight-asian="normal" style:font-size-complex="11pt" style:font-weight-complex="normal"/>
    </style:style>
    <style:style style:name="P71" style:family="paragraph" style:parent-style-name="Text_20_body" style:list-style-name="L9">
      <style:paragraph-properties fo:background-color="#ffcc00">
        <style:background-image/>
      </style:paragraph-properties>
      <style:text-properties fo:color="#0000cc" fo:font-size="11pt" fo:language="en" fo:country="US" fo:font-style="italic" fo:font-weight="normal" style:font-size-asian="11pt" style:font-style-asian="italic" style:font-weight-asian="normal" style:font-size-complex="11pt" style:font-style-complex="italic" style:font-weight-complex="normal"/>
    </style:style>
    <style:style style:name="P72" style:family="paragraph" style:parent-style-name="Text_20_body" style:list-style-name="L9">
      <style:paragraph-properties fo:background-color="#ffcc00">
        <style:background-image/>
      </style:paragraph-properties>
      <style:text-properties fo:color="#0000cc"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73" style:family="paragraph" style:parent-style-name="Text_20_body" style:list-style-name="L9">
      <style:paragraph-properties fo:background-color="#ffcc00">
        <style:background-image/>
      </style:paragraph-properties>
      <style:text-properties fo:color="#0000cc" style:font-name="Times New Roman" fo:font-size="11pt" fo:language="en" fo:country="US" fo:font-style="italic" style:text-underline-style="solid" style:text-underline-width="auto" style:text-underline-color="font-color" fo:font-weight="bold" style:font-name-asian="Arial Unicode MS" style:font-size-asian="11pt" style:font-style-asian="italic" style:font-weight-asian="bold" style:font-name-complex="Tahoma" style:font-size-complex="11pt" style:font-style-complex="italic" style:font-weight-complex="bold"/>
    </style:style>
    <style:style style:name="P74" style:family="paragraph" style:parent-style-name="Text_20_body" style:list-style-name="L9">
      <style:paragraph-properties fo:background-color="#ffcc00">
        <style:background-image/>
      </style:paragraph-properties>
      <style:text-properties fo:color="#0000cc" style:font-name="Times New Roman" fo:font-size="11pt" fo:language="en" fo:country="US" style:font-name-asian="Arial Unicode MS" style:font-size-asian="11pt" style:font-name-complex="Tahoma" style:font-size-complex="11pt"/>
    </style:style>
    <style:style style:name="P75" style:family="paragraph" style:parent-style-name="Text_20_body" style:list-style-name="L9">
      <style:paragraph-properties fo:background-color="#ffcc00">
        <style:background-image/>
      </style:paragraph-properties>
      <style:text-properties fo:color="#0000cc" style:font-name="Consolas" fo:font-size="10pt" fo:language="en" fo:country="US" fo:font-style="italic" style:text-underline-style="none" fo:font-weight="normal" fo:background-color="#e8f2fe" style:font-name-asian="Consolas" style:font-size-asian="10pt" style:font-style-asian="italic" style:font-weight-asian="normal" style:font-name-complex="Consolas" style:font-size-complex="10pt" style:font-style-complex="italic" style:font-weight-complex="normal"/>
    </style:style>
    <style:style style:name="P76" style:family="paragraph">
      <style:paragraph-properties fo:text-align="center"/>
    </style:style>
    <style:style style:name="P77" style:family="paragraph">
      <style:text-properties fo:font-size="10pt" fo:font-weight="bold" style:font-size-asian="10pt" style:font-weight-asian="bold" style:font-size-complex="10pt" style:font-weight-complex="bold"/>
    </style:style>
    <style:style style:name="P78" style:family="paragraph">
      <style:text-properties fo:font-size="8pt" style:font-size-asian="8pt" style:font-size-complex="8pt"/>
    </style:style>
    <style:style style:name="P79" style:family="paragraph">
      <style:text-properties fo:font-size="8pt" fo:font-style="italic" fo:font-weight="bold" style:font-size-asian="8pt" style:font-style-asian="italic" style:font-weight-asian="bold" style:font-size-complex="8pt" style:font-style-complex="italic" style:font-weight-complex="bold"/>
    </style:style>
    <style:style style:name="P80"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81" style:family="paragraph">
      <style:text-properties fo:font-size="10pt" fo:font-style="italic" fo:font-weight="bold" style:font-size-asian="10pt" style:font-style-asian="italic" style:font-weight-asian="bold" style:font-size-complex="10pt" style:font-style-complex="italic" style:font-weight-complex="bold"/>
    </style:style>
    <style:style style:name="P82" style:family="paragraph">
      <style:text-properties fo:font-size="10pt" fo:font-style="italic" style:font-size-asian="10pt" style:font-style-asian="italic" style:font-size-complex="10pt" style:font-style-complex="italic"/>
    </style:style>
    <style:style style:name="P83"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84" style:family="paragraph">
      <style:text-properties fo:font-size="10pt" style:font-size-asian="10pt" style:font-size-complex="10pt"/>
    </style:style>
    <style:style style:name="P85" style:family="paragraph">
      <style:text-properties fo:font-size="10pt" fo:font-weight="normal" style:font-size-asian="10pt" style:font-weight-asian="normal" style:font-size-complex="10pt" style:font-weight-complex="normal"/>
    </style:style>
    <style:style style:name="P86" style:family="paragraph">
      <style:paragraph-properties fo:text-align="justify"/>
    </style:style>
    <style:style style:name="P87"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P88" style:family="paragraph">
      <style:text-properties fo:font-size="11pt" fo:language="fr" fo:country="FR" fo:font-style="italic" style:font-size-asian="11pt" style:font-style-asian="italic" style:font-size-complex="11pt" style:font-style-complex="italic"/>
    </style:style>
    <style:style style:name="P89" style:family="paragraph">
      <style:text-properties fo:font-size="9pt" fo:font-style="italic" style:font-size-asian="9pt" style:font-style-asian="italic" style:font-size-complex="9pt" style:font-style-complex="italic"/>
    </style:style>
    <style:style style:name="P90" style:family="paragraph">
      <style:paragraph-properties fo:text-align="center"/>
      <style:text-properties fo:font-size="12pt"/>
    </style:style>
    <style:style style:name="P91" style:family="paragraph">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92" style:family="paragraph">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P93" style:family="paragraph">
      <style:text-properties fo:color="#000099" fo:font-size="8pt" style:font-size-asian="8pt" style:font-size-complex="8pt"/>
    </style:style>
    <style:style style:name="P94" style:family="paragraph">
      <style:text-properties fo:font-style="italic" style:font-style-asian="italic" style:font-style-complex="italic"/>
    </style:style>
    <style:style style:name="P95" style:family="paragraph">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P96" style:family="paragraph">
      <style:text-properties style:font-name="Times New Roman" fo:font-size="12pt" fo:font-weight="normal" style:font-weight-asian="normal" style:font-weight-complex="normal"/>
    </style:style>
    <style:style style:name="P97" style:family="paragraph">
      <style:text-properties fo:color="#0000cc" style:font-name="Times New Roman" fo:font-size="11pt" fo:language="fr" fo:country="FR" fo:font-style="italic" fo:font-weight="normal" style:font-size-asian="11pt" style:font-style-asian="italic" style:font-weight-asian="normal" style:font-size-complex="11pt" style:font-style-complex="italic" style:font-weight-complex="normal"/>
    </style:style>
    <style:style style:name="P98" style:family="paragraph">
      <style:text-properties fo:font-size="12pt" fo:font-weight="bold" style:font-size-asian="12pt" style:font-weight-asian="bold" style:font-size-complex="12pt" style:font-weight-complex="bold"/>
    </style:style>
    <style:style style:name="P99" style:family="paragraph">
      <style:paragraph-properties fo:text-align="end"/>
    </style:style>
    <style:style style:name="P100" style:family="paragraph">
      <style:paragraph-properties fo:text-align="end"/>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Wingdings 3" fo:font-style="normal" fo:font-weight="normal" style:font-name-asian="Wingdings 3" style:font-style-asian="normal" style:font-weight-asian="normal" style:font-name-complex="Wingdings 3" style:font-style-complex="normal"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style:font-name-asian="Wingdings 3" style:font-name-complex="Wingdings 3"/>
    </style:style>
    <style:style style:name="T7" style:family="text">
      <style:text-properties style:font-name="Times New Roman" fo:font-style="italic" style:font-name-asian="Arial Unicode MS" style:font-style-asian="italic" style:font-name-complex="Tahoma" style:font-style-complex="italic"/>
    </style:style>
    <style:style style:name="T8" style:family="text">
      <style:text-properties style:font-name="Times New Roman" fo:font-style="italic" fo:font-weight="normal" style:font-name-asian="Arial Unicode MS" style:font-style-asian="italic" style:font-weight-asian="normal" style:font-name-complex="Tahoma" style:font-style-complex="italic" style:font-weight-complex="normal"/>
    </style:style>
    <style:style style:name="T9" style:family="text">
      <style:text-properties style:font-name="Times New Roman" fo:font-style="italic" fo:font-weight="bold" style:font-name-asian="Arial Unicode MS" style:font-style-asian="italic" style:font-weight-asian="bold" style:font-name-complex="Tahoma" style:font-style-complex="italic" style:font-weight-complex="bold"/>
    </style:style>
    <style:style style:name="T10" style:family="text">
      <style:text-properties style:font-name="Times New Roman" fo:font-style="italic" style:text-underline-style="solid" style:text-underline-width="auto" style:text-underline-color="font-color" fo:font-weight="bold" style:font-name-asian="Times New Roman" style:font-style-asian="italic" style:font-weight-asian="bold" style:font-name-complex="Times New Roman" style:font-style-complex="italic" style:font-weight-complex="bold"/>
    </style:style>
    <style:style style:name="T11" style:family="text">
      <style:text-properties style:font-name="Times New Roman" fo:font-style="italic" style:text-underline-style="solid" style:text-underline-width="auto" style:text-underline-color="font-color" fo:font-weight="bold" style:font-name-asian="Arial Unicode MS" style:font-style-asian="italic" style:font-weight-asian="bold" style:font-name-complex="Tahoma" style:font-style-complex="italic" style:font-weight-complex="bold"/>
    </style:style>
    <style:style style:name="T12" style:family="text">
      <style:text-properties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5" style:family="text">
      <style:text-properties style:font-name="Times New Roman" fo:font-size="11pt" fo:font-weight="normal" style:font-size-asian="11pt" style:font-weight-asian="normal" style:font-size-complex="11pt" style:font-weight-complex="normal"/>
    </style:style>
    <style:style style:name="T16" style:family="text">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7" style:family="text">
      <style:text-properties style:font-name="Times New Roman" fo:font-style="normal" fo:font-weight="normal" style:font-name-asian="Arial Unicode MS" style:font-style-asian="normal" style:font-weight-asian="normal" style:font-name-complex="Tahoma" style:font-style-complex="normal" style:font-weight-complex="normal"/>
    </style:style>
    <style:style style:name="T18" style:family="text">
      <style:text-properties style:font-name="Times New Roman" fo:font-style="normal" style:font-name-asian="Arial Unicode MS" style:font-style-asian="normal" style:font-name-complex="Tahoma" style:font-style-complex="normal"/>
    </style:style>
    <style:style style:name="T19" style:family="text">
      <style:text-properties style:font-name="Times New Roman" fo:font-style="normal" fo:font-weight="bold" style:font-name-asian="Arial Unicode MS" style:font-style-asian="normal" style:font-weight-asian="bold" style:font-name-complex="Tahoma" style:font-style-complex="normal" style:font-weight-complex="bold"/>
    </style:style>
    <style:style style:name="T20" style:family="text">
      <style:text-properties style:font-name="Times New Roman" fo:font-style="normal" style:text-underline-style="solid" style:text-underline-width="auto" style:text-underline-color="font-color" fo:font-weight="bold" style:font-name-asian="Arial Unicode MS" style:font-style-asian="normal" style:font-weight-asian="bold" style:font-name-complex="Tahoma" style:font-style-complex="normal" style:font-weight-complex="bold"/>
    </style:style>
    <style:style style:name="T21" style:family="text">
      <style:text-properties style:font-name="Times New Roman" fo:font-style="normal" style:text-underline-style="solid" style:text-underline-width="auto" style:text-underline-color="font-color" style:font-name-asian="Arial Unicode MS" style:font-style-asian="normal" style:font-name-complex="Tahoma" style:font-style-complex="normal"/>
    </style:style>
    <style:style style:name="T22" style:family="text">
      <style:text-properties style:font-name="Times New Roman" fo:font-style="normal" style:text-underline-style="none" fo:font-weight="bold" style:font-name-asian="Arial Unicode MS" style:font-style-asian="normal" style:font-weight-asian="bold" style:font-name-complex="Tahoma" style:font-style-complex="normal" style:font-weight-complex="bold"/>
    </style:style>
    <style:style style:name="T23" style:family="text">
      <style:text-properties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24" style:family="text">
      <style:text-properties style:font-name="Times New Roman" style:text-underline-style="solid" style:text-underline-width="auto" style:text-underline-color="font-color" fo:font-weight="bold" style:font-name-asian="Arial Unicode MS" style:font-weight-asian="bold" style:font-name-complex="Tahoma"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style:font-name="Symbol" style:font-name-asian="Symbol" style:font-name-complex="Symbol"/>
    </style:style>
    <style:style style:name="T30" style:family="text">
      <style:text-properties fo:font-weight="bold" style:font-weight-asian="bold" style:font-weight-complex="bold"/>
    </style:style>
    <style:style style:name="T31" style:family="text">
      <style:text-properties fo:color="#7f0055" fo:font-weight="bold" style:font-weight-asian="bold" style:font-weight-complex="bold"/>
    </style:style>
    <style:style style:name="T32" style:family="text">
      <style:text-properties fo:color="#7f0055" fo:font-weight="bold" fo:background-color="#e8f2fe" style:font-weight-asian="bold" style:font-weight-complex="bold"/>
    </style:style>
    <style:style style:name="T33" style:family="text">
      <style:text-properties fo:color="#000000"/>
    </style:style>
    <style:style style:name="T34" style:family="text">
      <style:text-properties fo:color="#000000" style:font-name-asian="Consolas" style:font-name-complex="Consolas"/>
    </style:style>
    <style:style style:name="T35" style:family="text">
      <style:text-properties fo:color="#000000" fo:font-style="italic" style:font-name-asian="Consolas" style:font-style-asian="italic" style:font-name-complex="Consolas" style:font-style-complex="italic"/>
    </style:style>
    <style:style style:name="T36" style:family="text">
      <style:text-properties fo:color="#000000" style:font-name="Times New Roman" fo:font-style="italic" style:font-name-asian="Consolas" style:font-style-asian="italic" style:font-name-complex="Consolas" style:font-style-complex="italic"/>
    </style:style>
    <style:style style:name="T37" style:family="text">
      <style:text-properties fo:color="#000000" style:font-name="Times New Roman" style:font-name-asian="Consolas" style:font-name-complex="Consolas"/>
    </style:style>
    <style:style style:name="T38" style:family="text">
      <style:text-properties fo:color="#000000"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39"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40" style:family="text">
      <style:text-properties fo:color="#000000" style:font-name="Consolas" style:font-name-asian="Consolas" style:font-name-complex="Consolas"/>
    </style:style>
    <style:style style:name="T41" style:family="text">
      <style:text-properties fo:color="#000000" style:font-name="Consolas" fo:font-style="normal" style:font-name-asian="Consolas" style:font-style-asian="normal" style:font-name-complex="Consolas" style:font-style-complex="normal"/>
    </style:style>
    <style:style style:name="T42" style:family="text">
      <style:text-properties fo:color="#000000" fo:background-color="#e8f2fe"/>
    </style:style>
    <style:style style:name="T43" style:family="text">
      <style:text-properties fo:color="#000000" fo:background-color="#f0d8a8"/>
    </style:style>
    <style:style style:name="T44" style:family="text">
      <style:text-properties fo:color="#000000" fo:font-weight="bold" style:font-weight-asian="bold" style:font-weight-complex="bold"/>
    </style:style>
    <style:style style:name="T45" style:family="text">
      <style:text-properties fo:color="#005032"/>
    </style:style>
    <style:style style:name="T46" style:family="text">
      <style:text-properties fo:color="#005032" style:font-name="Consolas" style:font-name-asian="Consolas" style:font-name-complex="Consolas"/>
    </style:style>
    <style:style style:name="T47" style:family="text">
      <style:text-properties fo:color="#005032" style:font-name="Consolas" fo:font-style="normal" style:font-name-asian="Consolas" style:font-style-asian="normal" style:font-name-complex="Consolas" style:font-style-complex="normal"/>
    </style:style>
    <style:style style:name="T48" style:family="text">
      <style:text-properties fo:color="#005032" fo:font-weight="bold" style:font-weight-asian="bold" style:font-weight-complex="bold"/>
    </style:style>
    <style:style style:name="T49" style:family="text">
      <style:text-properties fo:color="#0000c0"/>
    </style:style>
    <style:style style:name="T50" style:family="text">
      <style:text-properties fo:color="#0000c0" fo:font-style="italic" style:font-style-asian="italic" style:font-style-complex="italic"/>
    </style:style>
    <style:style style:name="T51" style:family="text">
      <style:text-properties fo:color="#0000c0" fo:font-style="italic" fo:background-color="#d4d4d4" style:font-style-asian="italic" style:font-style-complex="italic"/>
    </style:style>
    <style:style style:name="T52"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53" style:family="text">
      <style:text-properties fo:color="#0000c0"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54" style:family="text">
      <style:text-properties fo:color="#0000c0" style:font-name="Consolas" fo:font-size="10pt" fo:font-style="normal" style:font-name-asian="Consolas" style:font-size-asian="10pt" style:font-style-asian="normal" style:font-name-complex="Consolas" style:font-size-complex="10pt" style:font-style-complex="normal"/>
    </style:style>
    <style:style style:name="T55"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56" style:family="text">
      <style:text-properties fo:color="#0000c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57" style:family="text">
      <style:text-properties fo:color="#0000c0" style:font-name="Consolas" fo:font-size="9pt" fo:font-style="italic" fo:font-weight="normal" style:font-name-asian="Consolas" style:font-size-asian="9pt" style:font-style-asian="italic" style:font-weight-asian="normal" style:font-name-complex="Consolas" style:font-size-complex="9pt" style:font-style-complex="italic" style:font-weight-complex="normal"/>
    </style:style>
    <style:style style:name="T58" style:family="text">
      <style:text-properties fo:color="#0000c0" style:font-name="Consolas" style:font-name-asian="Consolas" style:font-name-complex="Consolas"/>
    </style:style>
    <style:style style:name="T59" style:family="text">
      <style:text-properties fo:color="#0000c0" fo:background-color="#e8f2fe"/>
    </style:style>
    <style:style style:name="T60" style:family="text">
      <style:text-properties fo:color="#0000c0" fo:background-color="#d4d4d4"/>
    </style:style>
    <style:style style:name="T61" style:family="text">
      <style:text-properties fo:color="#0000c0" fo:font-weight="bold" style:font-weight-asian="bold"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color="#0000cc" fo:font-style="italic" style:font-style-asian="italic" style:font-style-complex="italic"/>
    </style:style>
    <style:style style:name="T66" style:family="text">
      <style:text-properties fo:color="#0000cc" fo:font-size="9pt" fo:font-style="italic" style:font-size-asian="9pt" style:font-style-asian="italic" style:font-size-complex="9pt" style:font-style-complex="italic"/>
    </style:style>
    <style:style style:name="T67" style:family="text">
      <style:text-properties fo:color="#0000cc"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68" style:family="text">
      <style:text-properties fo:font-size="11pt" style:font-size-asian="11pt" style:font-size-complex="11pt"/>
    </style:style>
    <style:style style:name="T69" style:family="text">
      <style:text-properties style:use-window-font-color="true" style:font-name="Times New Roman" style:text-underline-style="none" fo:background-color="transparent" style:font-name-asian="Consolas" style:font-name-complex="Consolas"/>
    </style:style>
    <style:style style:name="T70" style:family="text">
      <style:text-properties style:use-window-font-color="true" style:font-name="Times New Roman" fo:font-style="italic" style:text-underline-style="none" fo:background-color="transparent" style:font-name-asian="Consolas" style:font-style-asian="italic" style:font-name-complex="Consolas" style:font-style-complex="italic"/>
    </style:style>
    <style:style style:name="T71" style:family="text">
      <style:text-properties style:use-window-font-color="true" fo:font-style="italic" fo:background-color="transparent" style:font-style-asian="italic" style:font-style-complex="italic"/>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style:font-name="Consolas" fo:font-size="10pt" style:text-underline-style="none" fo:font-weight="bold" fo:background-color="#e8f2fe" style:font-name-asian="Consolas" style:font-size-asian="10pt" style:font-weight-asian="bold" style:font-name-complex="Consolas" style:font-size-complex="10pt" style:font-weight-complex="bold"/>
    </style:style>
    <style:style style:name="T75" style:family="text">
      <style:text-properties fo:font-size="9pt" fo:font-style="italic" style:font-size-asian="9pt" style:font-style-asian="italic" style:font-size-complex="9pt" style:font-style-complex="italic"/>
    </style:style>
    <style:style style:name="T76" style:family="text">
      <style:text-properties style:font-name="Consolas" fo:font-size="10pt" fo:font-style="italic" style:font-name-asian="Consolas" style:font-size-asian="10pt" style:font-style-asian="italic" style:font-name-complex="Consolas" style:font-size-complex="10pt" style:font-style-complex="italic"/>
    </style:style>
    <style:style style:name="T77" style:family="text">
      <style:text-properties style:font-name="Consolas" fo:font-size="10pt" fo:font-style="italic" style:text-underline-style="none" fo:font-weight="bold" fo:background-color="#e8f2fe" style:font-name-asian="Consolas" style:font-size-asian="10pt" style:font-style-asian="italic" style:font-weight-asian="bold" style:font-name-complex="Consolas" style:font-size-complex="10pt" style:font-style-complex="italic" style:font-weight-complex="bold"/>
    </style:style>
    <style:style style:name="T78" style:family="text">
      <style:text-properties style:font-name="Consolas" fo:font-size="10pt" style:text-underline-style="none" fo:font-weight="bold" fo:background-color="#e8f2fe" style:font-name-asian="Consolas" style:font-size-asian="10pt" style:font-weight-asian="bold" style:font-name-complex="Consolas" style:font-size-complex="10pt" style:font-weight-complex="bold"/>
    </style:style>
    <style:style style:name="T79" style:family="text">
      <style:text-properties fo:color="#579d1c"/>
    </style:style>
    <style:style style:name="T80" style:family="text">
      <style:text-properties fo:color="#579d1c" fo:font-weight="bold" style:font-weight-asian="bold" style:font-weight-complex="bold"/>
    </style:style>
    <style:style style:name="T81" style:family="text">
      <style:text-properties fo:color="#579d1c" fo:background-color="#e8f2fe"/>
    </style:style>
    <style:style style:name="T82" style:family="text">
      <style:text-properties fo:color="#579d1c" style:font-name="Consolas" fo:font-size="10pt" fo:font-style="normal" fo:background-color="#e8f2fe" style:font-name-asian="Consolas" style:font-size-asian="10pt" style:font-style-asian="normal" style:font-name-complex="Consolas" style:font-size-complex="10pt" style:font-style-complex="normal"/>
    </style:style>
    <style:style style:name="T83" style:family="text">
      <style:text-properties fo:color="#2a00ff"/>
    </style:style>
    <style:style style:name="T84" style:family="text">
      <style:text-properties fo:color="#2a00ff" style:text-underline-style="solid" style:text-underline-width="auto" style:text-underline-color="font-color"/>
    </style:style>
    <style:style style:name="T85" style:family="text">
      <style:text-properties fo:font-size="10pt" fo:font-weight="bold" style:font-size-asian="10pt" style:font-weight-asian="bold" style:font-size-complex="10pt" style:font-weight-complex="bold"/>
    </style:style>
    <style:style style:name="T86" style:family="text">
      <style:text-properties fo:font-size="8pt" style:font-size-asian="8pt" style:font-size-complex="8pt"/>
    </style:style>
    <style:style style:name="T87" style:family="text">
      <style:text-properties fo:font-size="8pt" fo:font-style="italic" fo:font-weight="bold" style:font-size-asian="8pt" style:font-style-asian="italic" style:font-weight-asian="bold" style:font-size-complex="8pt" style:font-style-complex="italic" style:font-weight-complex="bold"/>
    </style:style>
    <style:style style:name="T88"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89" style:family="text">
      <style:text-properties style:text-underline-style="solid" style:text-underline-width="auto" style:text-underline-color="font-color"/>
    </style:style>
    <style:style style:name="T90" style:family="text">
      <style:text-properties style:text-underline-style="none"/>
    </style:style>
    <style:style style:name="T91" style:family="text">
      <style:text-properties fo:font-size="10pt" fo:font-style="italic" fo:font-weight="bold" style:font-size-asian="10pt" style:font-style-asian="italic" style:font-weight-asian="bold" style:font-size-complex="10pt" style:font-style-complex="italic" style:font-weight-complex="bold"/>
    </style:style>
    <style:style style:name="T92" style:family="text">
      <style:text-properties fo:font-size="10pt" fo:font-style="italic" style:font-size-asian="10pt" style:font-style-asian="italic" style:font-size-complex="10pt" style:font-style-complex="italic"/>
    </style:style>
    <style:style style:name="T93" style:family="text">
      <style:text-properties fo:color="#ff3333"/>
    </style:style>
    <style:style style:name="T94" style:family="text">
      <style:text-properties fo:color="#006600"/>
    </style:style>
    <style:style style:name="T95" style:family="text">
      <style:text-properties fo:color="#006600" fo:font-style="italic" style:font-style-asian="italic" style:font-style-complex="italic"/>
    </style:style>
    <style:style style:name="T96" style:family="text">
      <style:text-properties fo:color="#0000cc" fo:font-weight="bold" style:font-weight-asian="bold" style:font-weight-complex="bold"/>
    </style:style>
    <style:style style:name="T97"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98"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99" style:family="text">
      <style:text-properties fo:font-weight="normal" style:font-weight-asian="normal" style:font-weight-complex="normal"/>
    </style:style>
    <style:style style:name="T100" style:family="text">
      <style:text-properties fo:font-size="10pt" fo:font-weight="normal" style:font-size-asian="10pt" style:font-weight-asian="normal" style:font-size-complex="10pt" style:font-weight-complex="normal"/>
    </style:style>
    <style:style style:name="T101"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102" style:family="text">
      <style:text-properties style:font-name="Times New Roman" fo:font-size="11pt" style:font-size-asian="11pt" style:font-size-complex="11pt"/>
    </style:style>
    <style:style style:name="T103" style:family="text">
      <style:text-properties fo:color="#000000" style:font-name="Consolas" fo:font-size="10pt" style:text-underline-style="none" style:font-name-asian="Consolas" style:font-size-asian="10pt" style:font-name-complex="Consolas" style:font-size-complex="10pt"/>
    </style:style>
    <style:style style:name="T104" style:family="text">
      <style:text-properties fo:color="#000000" style:font-name="Consolas" fo:font-size="10pt" style:font-name-asian="Consolas" style:font-size-asian="10pt" style:font-name-complex="Consolas" style:font-size-complex="10pt"/>
    </style:style>
    <style:style style:name="T105" style:family="text">
      <style:text-properties fo:color="#0000c0" style:font-name="Consolas" fo:font-size="10pt" style:font-name-asian="Consolas" style:font-size-asian="10pt" style:font-name-complex="Consolas" style:font-size-complex="10pt"/>
    </style:style>
    <style:style style:name="T106"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107"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108" style:family="text">
      <style:text-properties fo:font-size="9pt" fo:language="fr" fo:country="FR" fo:font-style="italic" style:font-size-asian="9pt" style:font-style-asian="italic" style:font-size-complex="9pt" style:font-style-complex="italic"/>
    </style:style>
    <style:style style:name="T109"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110" style:family="text">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000099" fo:font-size="8pt" style:font-size-asian="8pt" style:font-size-complex="8pt"/>
    </style:style>
    <style:style style:name="T112" style:family="text">
      <style:text-properties fo:color="#000099" fo:font-size="8pt" fo:font-weight="bold" style:font-size-asian="8pt" style:font-weight-asian="bold" style:font-size-complex="8pt" style:font-weight-complex="bold"/>
    </style:style>
    <style:style style:name="T113" style:family="text">
      <style:text-properties fo:color="#0000cc" fo:font-size="8pt" style:font-size-asian="8pt" style:font-size-complex="8pt"/>
    </style:style>
    <style:style style:name="T114" style:family="text">
      <style:text-properties fo:color="#0000cc" fo:font-size="8pt" style:text-underline-style="solid" style:text-underline-width="auto" style:text-underline-color="font-color" style:font-size-asian="8pt" style:font-size-complex="8pt"/>
    </style:style>
    <style:style style:name="T115" style:family="text">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T116" style:family="text">
      <style:text-properties fo:color="#0000cc" style:font-name="Times New Roman" fo:font-size="10pt" fo:language="fr" fo:country="FR" fo:font-style="italic" fo:font-weight="normal" style:font-size-asian="10pt" style:font-style-asian="italic" style:font-weight-asian="normal" style:font-size-complex="10pt" style:font-style-complex="italic" style:font-weight-complex="normal"/>
    </style:style>
    <style:style style:name="T117" style:family="text">
      <style:text-properties fo:color="#0000cc" fo:font-size="9pt" fo:language="fr" fo:country="FR" fo:font-style="italic" style:font-size-asian="9pt" style:font-style-asian="italic" style:font-size-complex="9pt" style:font-style-complex="italic"/>
    </style:style>
    <style:style style:name="T118" style:family="text">
      <style:text-properties fo:font-size="12pt" fo:language="fr" fo:country="FR" fo:font-style="italic" fo:font-weight="bold" style:font-size-asian="12pt" style:font-style-asian="italic" style:font-weight-asian="bold" style:font-size-complex="12pt" style:font-style-complex="italic" style:font-weight-complex="bold"/>
    </style:style>
    <style:style style:name="T119" style:family="text">
      <style:text-properties fo:color="#0000cc" fo:font-size="12pt" fo:language="fr" fo:country="FR" fo:font-style="italic" fo:font-weight="bold" style:font-size-asian="12pt" style:font-style-asian="italic" style:font-weight-asian="bold" style:font-size-complex="12pt" style:font-style-complex="italic" style:font-weight-complex="bold"/>
    </style:style>
    <style:style style:name="T120"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4" style:family="graphic">
      <style:graphic-properties svg:stroke-color="#000000" draw:textarea-horizontal-align="center" draw:textarea-vertical-align="middle" style:run-through="foreground"/>
    </style:style>
    <style:style style:name="gr25"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6" style:family="graphic">
      <style:graphic-properties style:run-through="foreground"/>
    </style:style>
    <style:style style:name="gr27" style:family="graphic">
      <style:graphic-properties draw:stroke="none" svg:stroke-color="#000000" draw:fill="none" draw:fill-color="#ffffff" fo:min-height="1.219cm" style:run-through="foreground"/>
    </style:style>
    <style:style style:name="gr28" style:family="graphic">
      <style:graphic-properties svg:stroke-color="#000000" draw:marker-end="Arrow_20_concave" draw:marker-end-width="0.15cm" draw:textarea-horizontal-align="center" draw:textarea-vertical-align="middle" style:run-through="foreground"/>
    </style:style>
    <style:style style:name="gr29" style:family="graphic">
      <style:graphic-properties svg:stroke-color="#000000" draw:fill="none" draw:textarea-vertical-align="middle" draw:auto-grow-height="false" fo:min-height="1.321cm" fo:min-width="0.88cm" style:run-through="foreground"/>
    </style:style>
    <style:style style:name="gr30"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textarea-horizontal-align="justify" draw:textarea-vertical-align="middle" draw:auto-grow-height="false" fo:min-height="0cm" fo:min-width="0cm" style:run-through="foreground"/>
    </style:style>
    <style:style style:name="gr33"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5"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center" draw:textarea-vertical-align="middle" style:run-through="foreground"/>
    </style:style>
    <style:style style:name="gr46" style:family="graphic">
      <style:graphic-properties draw:stroke="dash" draw:stroke-dash="Ultrafine_20_Dashed" svg:stroke-color="#000000" draw:fill="none" draw:textarea-horizontal-align="center" draw:textarea-vertical-align="middle" style:run-through="foreground"/>
    </style:style>
    <style:style style:name="gr47"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Ultrafine_20_Dashed"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101cm" svg:stroke-color="#b2b2b2" draw:marker-start-width="0.503cm" draw:marker-end-width="0.503cm" draw:fill="none" draw:fill-color="#ffffff" fo:min-height="1.309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7" style:family="graphic">
      <style:graphic-properties svg:stroke-color="#000000" draw:marker-start="Arrow_20_concave" draw:marker-start-width="0.15cm"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style:flow-with-text="false"/>
    </style:style>
    <style:style style:name="gr59" style:family="graphic">
      <style:graphic-properties svg:stroke-color="#000000" draw:marker-end="Circl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solid" draw:fill-color="#ffffff" fo:min-height="0.418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solid" draw:fill-color="#ffffff" fo:min-height="0.367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dash" draw:stroke-dash="Ultrafine_20_2_20_Dots_20_3_20_Dashes" svg:stroke-color="#0000cc"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style:flow-with-text="false"/>
    </style:style>
    <style:style style:name="gr65" style:family="graphic">
      <style:graphic-properties svg:stroke-color="#0000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1.097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color="#000000"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ffffff" fo:min-height="0.732cm"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solid" draw:fill-color="#ffffff" fo:min-height="1.462cm" style:run-through="foreground" style:vertical-pos="from-top" style:vertical-rel="paragraph" style:horizontal-pos="from-left" style:horizontal-rel="paragraph" draw:wrap-influence-on-position="once-concurrent" style:flow-with-text="false"/>
    </style:style>
    <style:style style:name="gr74" style:family="graphic">
      <style:graphic-properties svg:stroke-color="#000000" draw:fill="solid" draw:fill-color="#cc99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101cm" svg:stroke-color="#0000cc"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101cm" svg:stroke-color="#b2b2b2" draw:marker-start-width="0.503cm" draw:marker-end-width="0.503cm" draw:fill="none" draw:fill-color="#ffffff" fo:min-height="0.797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solid" draw:fill-color="#ffffff" fo:min-height="0.443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solid" draw:fill-color="#ffffff" fo:min-height="0.423cm"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solid" draw:fill-color="#ffffff" fo:min-height="0.436cm"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solid" draw:fill-color="#ffffff" fo:min-height="0.385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solid" draw:fill-color="#ffffff" fo:min-height="0.439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solid" draw:fill-color="#ffffff" fo:min-height="1.097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5.108cm"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solid" draw:fill-color="#ffffff" fo:min-height="0.788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étails de la conception logicielle de l'application</text:p>
      <text:p text:style-name="P3">PV</text:p>
      <text:p text:style-name="P4"/>
      <text:p text:style-name="P4"/>
      <text:p text:style-name="P4"/>
      <text:p text:style-name="P4"/>
      <text:p text:style-name="P4"/>
      <text:h text:style-name="P50" text:outline-level="1">Overview </text:h>
      <text:p text:style-name="P42"/>
      <text:p text:style-name="P42"><draw:frame text:anchor-type="paragraph" draw:z-index="36" draw:style-name="gr10" draw:text-style-name="P78" svg:width="3.255cm" svg:height="0.56cm" svg:x="8.657cm" svg:y="0.506cm"><draw:text-box><text:p><text:span text:style-name="T87">SysManag_Status </text:span><text:span text:style-name="T86">Struct</text:span></text:p></draw:text-box></draw:frame></text:p>
      <text:p text:style-name="P31"><draw:frame text:anchor-type="paragraph" draw:z-index="34" draw:style-name="gr10" draw:text-style-name="P78" svg:width="2.541cm" svg:height="0.56cm" svg:x="5.906cm" svg:y="0.206cm"><draw:text-box><text:p><text:span text:style-name="T87">Menu_Status </text:span><text:span text:style-name="T86">Struct</text:span></text:p></draw:text-box></draw:frame><draw:line text:anchor-type="paragraph" draw:z-index="37" draw:style-name="gr1" draw:text-style-name="P76" svg:x1="8.949cm" svg:y1="0.123cm" svg:x2="7.811cm" svg:y2="3.58cm"><text:p/></draw:line><draw:line text:anchor-type="paragraph" draw:z-index="47" draw:style-name="gr1" draw:text-style-name="P76" svg:x1="10.694cm" svg:y1="-0.071cm" svg:x2="11.329cm" svg:y2="2.531cm"><text:p/></draw:line></text:p>
      <text:p text:style-name="P31"><draw:frame text:anchor-type="paragraph" draw:z-index="32" draw:style-name="gr11" draw:text-style-name="P80" svg:width="2.117cm" svg:height="0.768cm" svg:x="8.816cm" svg:y="0.289cm"><draw:text-box><text:p><text:span text:style-name="T88">T_SysManag</text:span></text:p></draw:text-box></draw:frame><draw:line text:anchor-type="paragraph" draw:z-index="35" draw:style-name="gr1" draw:text-style-name="P76" svg:x1="6.832cm" svg:y1="-0.085cm" svg:x2="7.679cm" svg:y2="2.148cm"><text:p/></draw:line><draw:line text:anchor-type="paragraph" draw:z-index="59" draw:style-name="gr1" draw:text-style-name="P76" svg:x1="14.689cm" svg:y1="0.441cm" svg:x2="14.504cm" svg:y2="2.058cm"><text:p/></draw:line><draw:frame text:anchor-type="paragraph" draw:z-index="60" draw:style-name="gr10" draw:text-style-name="P78" svg:width="3.255cm" svg:height="0.56cm" svg:x="13.737cm" svg:y="0.069cm"><draw:text-box><text:p><text:span text:style-name="T86">GPIO, PWM, DAC...</text:span></text:p></draw:text-box></draw:frame></text:p>
      <text:p text:style-name="P31"><draw:frame text:anchor-type="paragraph" draw:z-index="17" draw:style-name="gr10" draw:text-style-name="P78" svg:width="3.255cm" svg:height="0.56cm" svg:x="2.36cm" svg:y="-0.138cm"><draw:text-box><text:p><text:span text:style-name="T87">ComUART_Status </text:span><text:span text:style-name="T86">Struct</text:span></text:p></draw:text-box></draw:frame><draw:line text:anchor-type="paragraph" draw:z-index="18" draw:style-name="gr1" draw:text-style-name="P76" svg:x1="4.133cm" svg:y1="0.289cm" svg:x2="4.583cm" svg:y2="1.294cm"><text:p/></draw:line><draw:line text:anchor-type="paragraph" draw:z-index="31" draw:style-name="gr9" draw:text-style-name="P76"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1"><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78" svg:width="1.826cm" svg:height="1.191cm" svg:x="0.905cm" svg:y="0.296cm"><draw:text-box><text:p><text:span text:style-name="T86">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1"><draw:frame text:anchor-type="paragraph" draw:z-index="6" draw:style-name="gr4" draw:text-style-name="P77" svg:width="2.435cm" svg:height="1.324cm" svg:x="2.148cm" svg:y="0.164cm"><draw:text-box><text:p><text:span text:style-name="T85">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77" svg:width="1.641cm" svg:height="0.533cm" svg:x="-0.497cm" svg:y="0.111cm"><draw:text-box><text:p><text:span text:style-name="T85">UART</text:span></text:p></draw:text-box></draw:frame><draw:line text:anchor-type="paragraph" draw:z-index="15" draw:style-name="gr9" draw:text-style-name="P76" svg:x1="4.292cm" svg:y1="-0.021cm" svg:x2="5.721cm" svg:y2="-0.021cm"><text:p/></draw:line><draw:frame text:anchor-type="paragraph" draw:z-index="29" draw:style-name="gr4" draw:text-style-name="P77" svg:width="2.435cm" svg:height="1.324cm" svg:x="8.737cm" svg:y="0.191cm"><draw:text-box><text:p><text:span text:style-name="T85">SystManag</text:span></text:p></draw:text-box></draw:frame><draw:line text:anchor-type="paragraph" draw:z-index="30" draw:style-name="gr9" draw:text-style-name="P76" svg:x1="7.308cm" svg:y1="0.175cm" svg:x2="8.393cm" svg:y2="0.175cm"><text:p/></draw:line><draw:frame text:anchor-type="paragraph" draw:z-index="45" draw:style-name="gr4" draw:text-style-name="P77" svg:width="2.435cm" svg:height="1.324cm" svg:x="12.07cm" svg:y="0.085cm"><draw:text-box><text:p><text:span text:style-name="T85">ControlLoop</text:span></text:p></draw:text-box></draw:frame><draw:line text:anchor-type="paragraph" draw:z-index="46" draw:style-name="gr9" draw:text-style-name="P76" svg:x1="10.747cm" svg:y1="-0.101cm" svg:x2="11.779cm" svg:y2="-0.101cm"><text:p/></draw:line><draw:line text:anchor-type="paragraph" draw:z-index="55" draw:style-name="gr9" draw:text-style-name="P76" svg:x1="14.134cm" svg:y1="0.084cm" svg:x2="15.166cm" svg:y2="0.084cm"><text:p/></draw:line></text:p>
      <text:p text:style-name="P31"><draw:line text:anchor-type="paragraph" draw:z-index="21" draw:style-name="gr9" draw:text-style-name="P76" svg:x1="5.721cm" svg:y1="-0.15cm" svg:x2="4.292cm" svg:y2="-0.15cm"><text:p/></draw:line><draw:line text:anchor-type="paragraph" draw:z-index="24" draw:style-name="gr1" draw:text-style-name="P76" svg:x1="4.874cm" svg:y1="-0.15cm" svg:x2="4.424cm" svg:y2="0.379cm"><text:p/></draw:line><draw:line text:anchor-type="paragraph" draw:z-index="33" draw:style-name="gr9" draw:text-style-name="P76" svg:x1="8.393cm" svg:y1="0.291cm" svg:x2="7.308cm" svg:y2="0.291cm"><text:p/></draw:line><draw:frame text:anchor-type="paragraph" draw:z-index="58" draw:style-name="gr4" draw:text-style-name="P77" svg:width="2.435cm" svg:height="1.324cm" svg:x="15.298cm" svg:y="0.314cm"><draw:text-box><text:p><text:span text:style-name="T85">Hardware system</text:span></text:p></draw:text-box></draw:frame></text:p>
      <text:p text:style-name="P31"><draw:frame text:anchor-type="paragraph" draw:z-index="22" draw:style-name="gr10" draw:text-style-name="P79" svg:width="3.255cm" svg:height="0.56cm" svg:x="3.868cm" svg:y="-0.146cm"><draw:text-box><text:p><text:span text:style-name="T87">PrintUART( )</text:span></text:p></draw:text-box></draw:frame><draw:frame text:anchor-type="paragraph" draw:z-index="27" draw:style-name="gr4" draw:text-style-name="P77" svg:width="2.435cm" svg:height="1.324cm" svg:x="5.849cm" svg:y="0.012cm"><draw:text-box><text:p><text:span text:style-name="T85">Menu_ </text:span></text:p><text:p><text:span text:style-name="T85">Manager</text:span></text:p></draw:text-box></draw:frame><draw:line text:anchor-type="paragraph" draw:z-index="48" draw:style-name="gr9" draw:text-style-name="P76" svg:x1="12.864cm" svg:y1="0.673cm" svg:x2="12.864cm" svg:y2="0.091cm"><text:p/></draw:line><draw:line text:anchor-type="paragraph" draw:z-index="50" draw:style-name="gr9" draw:text-style-name="P76" svg:x1="9.61cm" svg:y1="1.069cm" svg:x2="9.61cm" svg:y2="0.198cm"><text:p/></draw:line><draw:line text:anchor-type="paragraph" draw:z-index="51" draw:style-name="gr9" draw:text-style-name="P76" svg:x1="12.203cm" svg:y1="1.491cm" svg:x2="12.203cm" svg:y2="0.092cm"><text:p/></draw:line></text:p>
      <text:p text:style-name="P31"><draw:frame text:anchor-type="paragraph" draw:z-index="19" draw:style-name="gr10" draw:text-style-name="P78" svg:width="3.255cm" svg:height="0.56cm" svg:x="2.466cm" svg:y="-0.086cm"><draw:text-box><text:p><text:span text:style-name="T87">ComIHM_Status </text:span><text:span text:style-name="T86">Struct</text:span></text:p></draw:text-box></draw:frame><draw:line text:anchor-type="paragraph" draw:z-index="20" draw:style-name="gr1" draw:text-style-name="P76"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80" svg:width="2.117cm" svg:height="0.768cm" svg:x="12.652cm" svg:y="0.108cm"><draw:text-box><text:p><text:span text:style-name="T88">Te</text:span></text:p></draw:text-box></draw:frame><draw:frame text:anchor-type="paragraph" draw:z-index="53" draw:style-name="gr10" draw:text-style-name="P78" svg:width="1.297cm" svg:height="0.56cm" svg:x="9.927cm" svg:y="-0.148cm"><draw:text-box><text:p><text:span text:style-name="T86">I/U meas</text:span></text:p></draw:text-box></draw:frame></text:p>
      <text:p text:style-name="P31"><draw:frame text:anchor-type="paragraph" draw:z-index="14" draw:style-name="gr8" draw:text-style-name="P78" svg:width="1.826cm" svg:height="1.191cm" svg:x="0.534cm" svg:y="0.072cm"><draw:text-box><text:p><text:span text:style-name="T86">SPI/I2C</text:span></text:p><text:p><text:span text:style-name="T86">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76" svg:x1="4.292cm" svg:y1="0.205cm" svg:x2="5.721cm" svg:y2="0.205cm"><text:p/></draw:line><draw:line text:anchor-type="paragraph" draw:z-index="52" draw:style-name="gr13" draw:text-style-name="P76" svg:x1="12.202cm" svg:y1="0.175cm" svg:x2="10.747cm" svg:y2="0.175cm"><text:p/></draw:line><draw:frame text:anchor-type="paragraph" draw:z-index="54" draw:style-name="gr10" draw:text-style-name="P78" svg:width="1.297cm" svg:height="0.56cm" svg:x="10.906cm" svg:y="0.275cm"><draw:text-box><text:p><text:span text:style-name="T86">I/U meas</text:span></text:p></draw:text-box></draw:frame></text:p>
      <text:p text:style-name="P31"><draw:frame text:anchor-type="paragraph" draw:z-index="7" draw:style-name="gr5" draw:text-style-name="P77" svg:width="2.435cm" svg:height="1.535cm" svg:x="2.096cm" svg:y="-0.03cm"><draw:text-box><text:p><text:span text:style-name="T85">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77" svg:width="1.641cm" svg:height="0.533cm" svg:x="-0.259cm" svg:y="0.162cm"><draw:text-box><text:p><text:span text:style-name="T85">IHM</text:span></text:p></draw:text-box></draw:frame><draw:frame text:anchor-type="paragraph" draw:z-index="41" draw:style-name="gr4" draw:text-style-name="P77" svg:width="2.435cm" svg:height="1.324cm" svg:x="8.816cm" svg:y="-0.171cm"><draw:text-box><text:p><text:span text:style-name="T85">MyAnalog</text:span></text:p></draw:text-box></draw:frame><draw:frame text:anchor-type="paragraph" draw:z-index="61" draw:style-name="gr10" draw:text-style-name="P78" svg:width="0.662cm" svg:height="0.56cm" svg:x="14.266cm" svg:y="0.286cm"><draw:text-box><text:p><text:span text:style-name="T86">Ui</text:span></text:p></draw:text-box></draw:frame></text:p>
      <text:p text:style-name="P31"><draw:line text:anchor-type="paragraph" draw:z-index="25" draw:style-name="gr1" draw:text-style-name="P76" svg:x1="4.98cm" svg:y1="0cm" svg:x2="4.53cm" svg:y2="0.529cm"><text:p/></draw:line><draw:line text:anchor-type="paragraph" draw:z-index="26" draw:style-name="gr9" draw:text-style-name="P76" svg:x1="5.694cm" svg:y1="-0.026cm" svg:x2="4.265cm" svg:y2="-0.026cm"><text:p/></draw:line><draw:line text:anchor-type="paragraph" draw:z-index="57" draw:style-name="gr9" draw:text-style-name="P76" svg:x1="15.166cm" svg:y1="0.049cm" svg:x2="10.747cm" svg:y2="0.049cm"><text:p/></draw:line></text:p>
      <text:p text:style-name="P31"><draw:frame text:anchor-type="paragraph" draw:z-index="23" draw:style-name="gr10" draw:text-style-name="P79" svg:width="3.255cm" svg:height="0.56cm" svg:x="3.762cm" svg:y="0.062cm"><draw:text-box><text:p><text:span text:style-name="T87">PrintIHM( )</text:span></text:p></draw:text-box></draw:frame><draw:line text:anchor-type="paragraph" draw:z-index="38" draw:style-name="gr9" draw:text-style-name="P76" svg:x1="6.435cm" svg:y1="0.506cm" svg:x2="6.435cm" svg:y2="-0.076cm"><text:p/></draw:line><draw:line text:anchor-type="paragraph" draw:z-index="42" draw:style-name="gr9" draw:text-style-name="P76" svg:x1="9.266cm" svg:y1="0.564cm" svg:x2="9.266cm" svg:y2="-0.018cm"><text:p/></draw:line></text:p>
      <text:p text:style-name="P33"><draw:frame text:anchor-type="paragraph" draw:z-index="39" draw:style-name="gr12" draw:text-style-name="P80" svg:width="2.573cm" svg:height="0.814cm" svg:x="5.708cm" svg:y="0.118cm"><draw:text-box><text:p><text:span text:style-name="T88">T_MenuManag</text:span></text:p></draw:text-box></draw:frame><draw:frame text:anchor-type="paragraph" draw:z-index="43" draw:style-name="gr11" draw:text-style-name="P80" svg:width="2.117cm" svg:height="0.768cm" svg:x="8.975cm" svg:y="0.069cm"><draw:text-box><text:p><text:span text:style-name="T88">T_Meas</text:span></text:p></draw:text-box></draw:frame></text:p>
      <text:p text:style-name="P33"/>
      <text:p text:style-name="P33"/>
      <text:p text:style-name="P33"/>
      <text:p text:style-name="P33"/>
      <text:p text:style-name="P33"/>
      <text:p text:style-name="P33"/>
      <text:p text:style-name="P33"/>
      <text:p text:style-name="P33"/>
      <text:p text:style-name="P33"/>
      <text:p text:style-name="P33"/>
      <text:h text:style-name="P51" text:outline-level="1"><text:soft-page-break/>La gestion des menus</text:h>
      <text:p text:style-name="P33"/>
      <text:h text:style-name="P52" text:outline-level="2">Expression du besoin</text:h>
      <text:p text:style-name="P31">Contraintes </text:p>
      <text:list xml:id="list7208969853515908394" text:style-name="L1">
        <text:list-item>
          <text:p text:style-name="P58">Les voies UART et IHM sont complètement équivalentes, les menus identiques, mais l'interaction un peu différente,</text:p>
        </text:list-item>
        <text:list-item>
          <text:p text:style-name="P60">Pour l'IHM, les entrées possibles sont uniquement les caractères : <text:span text:style-name="T2"></text:span><text:span text:style-name="T5"> , seules touches disponibles,</text:span></text:p>
        </text:list-item>
        <text:list-item>
          <text:p text:style-name="P58">les informations données vers le user sont systématiquement au format du LCD, c'est à dire format écran 4x20 caractères. Pour le LCD (IHM) le menu pourra s'étendre au delà des 4 lignes par un scrolling vertical. Pour l'UART un menu plus grand sera envoyé directement.</text:p>
        </text:list-item>
      </text:list>
      <text:p text:style-name="P33"/>
      <text:p text:style-name="P31">Exemples</text:p>
      <text:p text:style-name="P33"><draw:frame text:anchor-type="paragraph" draw:z-index="65" draw:style-name="gr17" draw:text-style-name="P81" svg:width="3.837cm" svg:height="0.442cm" svg:x="1.642cm" svg:y="0.113cm"><draw:text-box><text:p><text:span text:style-name="T91">Type navigation</text:span></text:p></draw:text-box></draw:frame><draw:frame text:anchor-type="paragraph" draw:z-index="66" draw:style-name="gr17" draw:text-style-name="P81" svg:width="3.837cm" svg:height="0.442cm" svg:x="8.61cm" svg:y="0.049cm"><draw:text-box><text:p><text:span text:style-name="T91">Type information</text:span></text:p></draw:text-box></draw:frame></text:p>
      <text:p text:style-name="P33"><draw:frame text:anchor-type="paragraph" draw:z-index="62" draw:style-name="gr15" svg:width="4.035cm" svg:height="2.061cm" svg:x="1.686cm" svg:y="0.051cm"><draw:text-box><text:p><text:s/>Systeme éteint</text:p><text:p><text:s text:c="2"/>&gt; Démarrer <text:s/></text:p><text:p><text:s text:c="2"/>&gt; Paramètres -&gt;</text:p></draw:text-box></draw:frame><draw:frame text:anchor-type="paragraph" draw:z-index="63" draw:style-name="gr16" svg:width="5.007cm" svg:height="2.049cm" svg:x="8.696cm" svg:y="-0.016cm"><draw:text-box><text:p><text:s/>MPPT actif</text:p><text:p><text:s/>Pwr = 132W </text:p><text:p><text:s/>Vin = 35.51V</text:p><text:p><text:s/>Io=10.47A</text:p></draw:text-box></draw:frame></text:p>
      <text:p text:style-name="P33"/>
      <text:p text:style-name="P33"/>
      <text:p text:style-name="P33"><draw:frame text:anchor-type="paragraph" draw:z-index="68" draw:style-name="gr18" svg:width="2.735cm" svg:height="1.213cm" svg:x="8.83cm" svg:y="0.183cm"><draw:text-box><text:p>Vo= 12.6V</text:p><text:p>← back</text:p></draw:text-box></draw:frame></text:p>
      <text:p text:style-name="P33"><draw:frame text:anchor-type="paragraph" draw:z-index="64" draw:style-name="gr15" svg:width="4.035cm" svg:height="2.061cm" svg:x="1.686cm" svg:y="0.289cm"><draw:text-box><text:p>Ubulk / Abs</text:p><text:p>Saisir valeur :</text:p><text:p><text:s/>&gt; <text:span text:style-name="T89">1</text:span><text:span text:style-name="T90">2.7V</text:span></text:p></draw:text-box></draw:frame><draw:frame text:anchor-type="paragraph" draw:z-index="67" draw:style-name="gr17" draw:text-style-name="P81" svg:width="3.837cm" svg:height="0.442cm" svg:x="1.686cm" svg:y="-0.152cm"><draw:text-box><text:p><text:span text:style-name="T91">Type saisie</text:span></text:p></draw:text-box></draw:frame></text:p>
      <text:p text:style-name="P33"/>
      <text:p text:style-name="P33"/>
      <text:p text:style-name="P33"/>
      <text:p text:style-name="P33"/>
      <text:p text:style-name="P33"/>
      <text:p text:style-name="P36">Type navigation  (contexte IHM):</text:p>
      <text:p text:style-name="P33">On appelle <text:span text:style-name="T25">item </text:span>chaque choix possible d'un menu (repéré par &gt;), exemple <text:span text:style-name="T25">Démarrer </text:span>est un <text:span text:style-name="T25">item</text:span> du menu <text:span text:style-name="T25">SystemeEteint</text:span>.</text:p>
      <text:p text:style-name="P33">Dans ce cas, l'utilisateur n'a qu'à se promener dans les menus avec les flèches <text:span text:style-name="T2"> </text:span><text:span text:style-name="T6">(IHM) <text:s/>ou des nombres repérant chaque item (UART). Une validation </text:span><text:span text:style-name="T2"></text:span><text:span text:style-name="T6"> (IHM) ou &lt;CR&gt; (UART) permet de passer au menu correspondant à l'item.</text:span></text:p>
      <text:p text:style-name="P33"><text:span text:style-name="T6">La commande </text:span><text:span text:style-name="T2"> </text:span><text:span text:style-name="T6">permet de passer au menu père.</text:span></text:p>
      <text:p text:style-name="P29">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33"/>
      <text:p text:style-name="P33"/>
      <text:p text:style-name="P36"><text:soft-page-break/>Type information :</text:p>
      <text:p text:style-name="P33">Dans ce cas, une ou plusieurs informations sont affichée. On utilise les flèches verticales pour découvrir d'autres informations à visualiser. La flèche back pour revenir au menu père.</text:p>
      <text:p text:style-name="P36">Type saisie :</text:p>
      <text:p text:style-name="P33">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33"/>
      <text:h text:style-name="P52" text:outline-level="2">Architecture logicielle</text:h>
      <text:p text:style-name="P43"/>
      <text:p text:style-name="P43"><draw:frame text:anchor-type="paragraph" draw:z-index="98" draw:style-name="gr40" draw:text-style-name="P82" svg:width="3.594cm" svg:height="0.842cm" svg:x="9.135cm" svg:y="0.437cm"><draw:text-box><text:p><text:span text:style-name="T92">Node  item d'un menu</text:span></text:p><text:p><text:span text:style-name="T92">(Struc Menu_Node)</text:span></text:p></draw:text-box></draw:frame><draw:frame text:anchor-type="paragraph" draw:z-index="78" draw:style-name="gr30" draw:text-style-name="P77" svg:width="5.342cm" svg:height="0.435cm" svg:x="4.833cm" svg:y="-0.104cm"><draw:text-box><text:p><text:span text:style-name="T85">Menu_Manager</text:span></text:p></draw:text-box></draw:frame><draw:frame text:anchor-type="paragraph" draw:z-index="111" draw:style-name="gr19" draw:text-style-name="P77" svg:width="2.782cm" svg:height="0.902cm" svg:x="13.813cm" svg:y="0.192cm"><draw:text-box><text:p><text:span text:style-name="T85">SystemManager</text:span></text:p></draw:text-box></draw:frame><draw:custom-shape text:anchor-type="paragraph" draw:z-index="2" draw:style-name="gr2" draw:text-style-name="P76"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line text:anchor-type="paragraph" draw:z-index="79" draw:style-name="gr31" draw:text-style-name="P76" svg:x1="5.678cm" svg:y1="2.561cm" svg:x2="5.678cm" svg:y2="1.988cm"><text:p/></draw:line><draw:line text:anchor-type="paragraph" draw:z-index="80" draw:style-name="gr31" draw:text-style-name="P76" svg:x1="5.699cm" svg:y1="3.737cm" svg:x2="5.699cm" svg:y2="3.164cm"><text:p/></draw:line><draw:line text:anchor-type="paragraph" draw:z-index="81" draw:style-name="gr31" draw:text-style-name="P76" svg:x1="6.736cm" svg:y1="2.545cm" svg:x2="6.736cm" svg:y2="1.972cm"><text:p/></draw:line><draw:line text:anchor-type="paragraph" draw:z-index="82" draw:style-name="gr31" draw:text-style-name="P76" svg:x1="6.713cm" svg:y1="3.722cm" svg:x2="6.713cm" svg:y2="3.149cm"><text:p/></draw:line><draw:line text:anchor-type="paragraph" draw:z-index="83" draw:style-name="gr31" draw:text-style-name="P76" svg:x1="4.487cm" svg:y1="2.552cm" svg:x2="4.487cm" svg:y2="1.979cm"><text:p/></draw:line><draw:line text:anchor-type="paragraph" draw:z-index="84" draw:style-name="gr31" draw:text-style-name="P76" svg:x1="4.487cm" svg:y1="3.729cm" svg:x2="4.487cm" svg:y2="3.156cm"><text:p/></draw:line><draw:line text:anchor-type="paragraph" draw:z-index="85" draw:style-name="gr31" draw:text-style-name="P76" svg:x1="7.927cm" svg:y1="2.582cm" svg:x2="7.927cm" svg:y2="2.009cm"><text:p/></draw:line><draw:line text:anchor-type="paragraph" draw:z-index="86" draw:style-name="gr31" draw:text-style-name="P76" svg:x1="7.927cm" svg:y1="3.759cm" svg:x2="7.927cm" svg:y2="3.186cm"><text:p/></draw:line><draw:g text:anchor-type="paragraph" draw:z-index="87" draw:style-name="gr22"><draw:custom-shape draw:style-name="gr32"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76" svg:x1="5.277cm" svg:y1="1.769cm" svg:x2="4.815cm" svg:y2="1.769cm"><text:p/></draw:line><draw:line draw:style-name="gr34" draw:text-style-name="P76" svg:x1="6.424cm" svg:y1="1.753cm" svg:x2="5.962cm" svg:y2="1.753cm"><text:p/></draw:line><draw:line draw:style-name="gr34" draw:text-style-name="P76" svg:x1="7.57cm" svg:y1="1.776cm" svg:x2="7.108cm" svg:y2="1.776cm"><text:p/></draw:line></draw:g><draw:custom-shape text:anchor-type="paragraph" draw:z-index="88" draw:style-name="gr35"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9" draw:style-name="gr36"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0" draw:style-name="gr37"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1" draw:style-name="gr35"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2" draw:style-name="gr31" draw:text-style-name="P76" svg:x1="5.277cm" svg:y1="2.87cm" svg:x2="4.815cm" svg:y2="2.87cm"><text:p/></draw:line><draw:line text:anchor-type="paragraph" draw:z-index="93" draw:style-name="gr31" draw:text-style-name="P76" svg:x1="6.424cm" svg:y1="2.856cm" svg:x2="5.962cm" svg:y2="2.856cm"><text:p/></draw:line><draw:line text:anchor-type="paragraph" draw:z-index="94" draw:style-name="gr31" draw:text-style-name="P76" svg:x1="7.57cm" svg:y1="2.877cm" svg:x2="7.108cm" svg:y2="2.877cm"><text:p/></draw:line><draw:g text:anchor-type="paragraph" draw:z-index="95" draw:style-name="gr22"><draw:custom-shape draw:style-name="gr32"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76" svg:x1="5.277cm" svg:y1="4.101cm" svg:x2="4.815cm" svg:y2="4.101cm"><text:p/></draw:line><draw:line draw:style-name="gr34" draw:text-style-name="P76" svg:x1="6.424cm" svg:y1="4.085cm" svg:x2="5.962cm" svg:y2="4.085cm"><text:p/></draw:line><draw:line draw:style-name="gr34" draw:text-style-name="P76" svg:x1="7.57cm" svg:y1="4.108cm" svg:x2="7.108cm" svg:y2="4.108cm"><text:p/></draw:line></draw:g><draw:custom-shape text:anchor-type="paragraph" draw:z-index="96" draw:style-name="gr38"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9" draw:style-name="gr41" draw:text-style-name="P76" svg:x1="4.884cm" svg:y1="0.73cm" svg:x2="5.478cm" svg:y2="0.973cm"><text:p/></draw:line><draw:frame text:anchor-type="paragraph" draw:z-index="97" draw:style-name="gr39" draw:text-style-name="P81" svg:width="5.426cm" svg:height="0.787cm" svg:x="1.817cm" svg:y="0.249cm"><draw:text-box><text:p><text:span text:style-name="T92">Menu = items d'un même niveau</text:span></text:p></draw:text-box></draw:frame><draw:custom-shape text:anchor-type="paragraph" draw:z-index="116" draw:style-name="gr42" draw:text-style-name="P76"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3" draw:style-name="gr30" draw:text-style-name="P77" svg:width="2.223cm" svg:height="0.435cm" svg:x="6.752cm" svg:y="-0.056cm"><draw:text-box><text:p><text:span text:style-name="T85">Liste chaînée</text:span></text:p></draw:text-box></draw:frame><draw:line text:anchor-type="paragraph" draw:z-index="134" draw:style-name="gr1" draw:text-style-name="P76" svg:x1="7.942cm" svg:y1="0.377cm" svg:x2="7.519cm" svg:y2="0.792cm"><text:p/></draw:line></text:p>
      <text:p text:style-name="P43"><draw:line text:anchor-type="paragraph" draw:z-index="101" draw:style-name="gr41" draw:text-style-name="P76" svg:x1="9.135cm" svg:y1="-0.118cm" svg:x2="8.015cm" svg:y2="1.087cm"><text:p/></draw:line><draw:custom-shape text:anchor-type="paragraph" draw:z-index="100" draw:style-name="gr42"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8" draw:style-name="gr2" draw:text-style-name="P76"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0" draw:text-style-name="P77" svg:width="2.61cm" svg:height="0.435cm" svg:x="10.534cm" svg:y="0.245cm"><draw:text-box><text:p><text:span text:style-name="T85">DataFromSyst</text:span></text:p></draw:text-box></draw:frame><draw:custom-shape text:anchor-type="paragraph" draw:z-index="125" draw:style-name="gr47" draw:text-style-name="P76"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7" draw:style-name="gr30" draw:text-style-name="P77" svg:width="1.68cm" svg:height="0.435cm" svg:x="1.461cm" svg:y="0.051cm"><draw:text-box><text:p><text:span text:style-name="T85">Affichage</text:span></text:p></draw:text-box></draw:frame></text:p>
      <text:p text:style-name="P43"><draw:g text:anchor-type="paragraph" draw:z-index="121" draw:style-name="gr22"><draw:rect draw:style-name="gr45" draw:text-style-name="P76" svg:width="1.456cm" svg:height="0.221cm" svg:x="10.867cm" svg:y="-0.004cm"><text:p/></draw:rect><draw:rect draw:style-name="gr45" draw:text-style-name="P76" svg:width="1.456cm" svg:height="0.221cm" svg:x="10.867cm" svg:y="0.215cm"><text:p/></draw:rect><draw:rect draw:style-name="gr46" draw:text-style-name="P76" svg:width="1.456cm" svg:height="0.221cm" svg:x="10.867cm" svg:y="0.437cm"><text:p/></draw:rect><draw:rect draw:style-name="gr46" draw:text-style-name="P76" svg:width="1.456cm" svg:height="0.221cm" svg:x="10.867cm" svg:y="0.656cm"><text:p/></draw:rect><draw:rect draw:style-name="gr45" draw:text-style-name="P76" svg:width="1.456cm" svg:height="0.221cm" svg:x="10.867cm" svg:y="1.077cm"><text:p/></draw:rect><draw:rect draw:style-name="gr45" draw:text-style-name="P76" svg:width="1.456cm" svg:height="1.303cm" svg:x="10.867cm" svg:y="-0.004cm"><text:p/></draw:rect></draw:g></text:p>
      <text:p text:style-name="P43"><draw:line text:anchor-type="paragraph" draw:z-index="112" draw:style-name="gr9" draw:text-style-name="P76" svg:x1="13.813cm" svg:y1="-0.034cm" svg:x2="12.323cm" svg:y2="-0.041cm"><text:p/></draw:line></text:p>
      <text:p text:style-name="P43"><draw:line text:anchor-type="paragraph" draw:z-index="120" draw:style-name="gr9" draw:text-style-name="P76" svg:x1="3.538cm" svg:y1="0.014cm" svg:x2="2.942cm" svg:y2="0.014cm"><text:p/></draw:line><draw:line text:anchor-type="paragraph" draw:z-index="119" draw:style-name="gr9" draw:text-style-name="P76" svg:x1="11.647cm" svg:y1="-0.099cm" svg:x2="11.647cm" svg:y2="0.525cm"><text:p/></draw:line><draw:frame text:anchor-type="paragraph" draw:z-index="123" draw:style-name="gr30" draw:text-style-name="P77" svg:width="2.61cm" svg:height="0.435cm" svg:x="9.529cm" svg:y="0.081cm"><draw:text-box><text:p><text:span text:style-name="T85">DataStringIn</text:span></text:p></draw:text-box></draw:frame></text:p>
      <text:p text:style-name="P43"><draw:g text:anchor-type="paragraph" draw:z-index="122" draw:style-name="gr22"><draw:rect draw:style-name="gr45" draw:text-style-name="P76" svg:width="1.456cm" svg:height="0.221cm" svg:x="10.814cm" svg:y="0.037cm"><text:p/></draw:rect><draw:rect draw:style-name="gr45" draw:text-style-name="P76" svg:width="1.456cm" svg:height="0.221cm" svg:x="10.814cm" svg:y="0.257cm"><text:p/></draw:rect><draw:rect draw:style-name="gr46" draw:text-style-name="P76" svg:width="1.456cm" svg:height="0.221cm" svg:x="10.814cm" svg:y="0.478cm"><text:p/></draw:rect><draw:rect draw:style-name="gr46" draw:text-style-name="P76" svg:width="1.456cm" svg:height="0.221cm" svg:x="10.814cm" svg:y="0.698cm"><text:p/></draw:rect><draw:rect draw:style-name="gr45" draw:text-style-name="P76" svg:width="1.456cm" svg:height="0.221cm" svg:x="10.814cm" svg:y="1.118cm"><text:p/></draw:rect><draw:rect draw:style-name="gr45" draw:text-style-name="P76" svg:width="1.456cm" svg:height="1.303cm" svg:x="10.814cm" svg:y="0.037cm"><text:p/></draw:rect></draw:g><draw:line text:anchor-type="paragraph" draw:z-index="124" draw:style-name="gr9" draw:text-style-name="P76" svg:x1="10.814cm" svg:y1="0.478cm" svg:x2="8.544cm" svg:y2="0.474cm"><text:p/></draw:line><draw:custom-shape text:anchor-type="paragraph" draw:z-index="126" draw:style-name="gr47" draw:text-style-name="P76"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
      <text:p text:style-name="P43"><draw:line text:anchor-type="paragraph" draw:z-index="128" draw:style-name="gr9" draw:text-style-name="P76" svg:x1="2.016cm" svg:y1="0.374cm" svg:x2="2.016cm" svg:y2="4.526cm"><text:p/></draw:line><draw:frame text:anchor-type="paragraph" draw:z-index="130" draw:style-name="gr30" draw:text-style-name="P77" svg:width="2.61cm" svg:height="0.435cm" svg:x="10.111cm" svg:y="0.056cm"><draw:text-box><text:p><text:span text:style-name="T85">Menu_Status</text:span></text:p></draw:text-box></draw:frame></text:p>
      <text:p text:style-name="P43"><draw:g text:anchor-type="paragraph" draw:z-index="129" draw:style-name="gr22"><draw:rect draw:style-name="gr45" draw:text-style-name="P76" svg:width="1.456cm" svg:height="0.221cm" svg:x="10.841cm" svg:y="-0.169cm"><text:p/></draw:rect><draw:rect draw:style-name="gr45" draw:text-style-name="P76" svg:width="1.456cm" svg:height="0.221cm" svg:x="10.841cm" svg:y="0.051cm"><text:p/></draw:rect><draw:rect draw:style-name="gr46" draw:text-style-name="P76" svg:width="1.456cm" svg:height="0.221cm" svg:x="10.841cm" svg:y="0.272cm"><text:p/></draw:rect><draw:rect draw:style-name="gr46" draw:text-style-name="P76" svg:width="1.456cm" svg:height="0.221cm" svg:x="10.841cm" svg:y="0.492cm"><text:p/></draw:rect><draw:rect draw:style-name="gr45" draw:text-style-name="P76" svg:width="1.456cm" svg:height="0.221cm" svg:x="10.841cm" svg:y="0.912cm"><text:p/></draw:rect><draw:rect draw:style-name="gr45" draw:text-style-name="P76" svg:width="1.456cm" svg:height="1.303cm" svg:x="10.841cm" svg:y="-0.169cm"><text:p/></draw:rect></draw:g><draw:frame text:anchor-type="paragraph" draw:z-index="102" draw:style-name="gr30" draw:text-style-name="P77" svg:width="3.977cm" svg:height="0.435cm" svg:x="3.406cm" svg:y="-0.173cm"><draw:text-box><text:p><text:span text:style-name="T85">Menu_ItemUpdate( )</text:span></text:p></draw:text-box></draw:frame><draw:custom-shape text:anchor-type="paragraph" draw:z-index="3" draw:style-name="gr2" draw:text-style-name="P76"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frame text:anchor-type="paragraph" draw:z-index="103" draw:style-name="gr12" draw:text-style-name="P85" svg:width="3.977cm" svg:height="0.814cm" svg:x="3.798cm" svg:y="-0.166cm"><draw:text-box><text:p><text:span text:style-name="T100">- Update node </text:span></text:p><text:p><text:span text:style-name="T100">- Affichage </text:span></text:p></draw:text-box></draw:frame><draw:line text:anchor-type="paragraph" draw:z-index="131" draw:style-name="gr9" draw:text-style-name="P76" svg:x1="6.805cm" svg:y1="-0.166cm" svg:x2="10.721cm" svg:y2="-0.166cm"><text:p/></draw:line><draw:line text:anchor-type="paragraph" draw:z-index="132" draw:style-name="gr9" draw:text-style-name="P76" svg:x1="12.296cm" svg:y1="-0.176cm" svg:x2="13.813cm" svg:y2="-0.176cm"><text:p/></draw:line></text:p>
      <text:p text:style-name="P43"><draw:line text:anchor-type="paragraph" draw:z-index="105" draw:style-name="gr9" draw:text-style-name="P76" svg:x1="4.156cm" svg:y1="2.383cm" svg:x2="4.179cm" svg:y2="0.222cm"><text:p/></draw:line><draw:custom-shape text:anchor-type="paragraph" draw:z-index="109" draw:style-name="gr44" draw:text-style-name="P76"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07" draw:style-name="gr43" draw:text-style-name="P85" svg:width="2.828cm" svg:height="0.939cm" svg:x="4.724cm" svg:y="0.476cm"><draw:text-box><text:p><text:span text:style-name="T100">Réception new cmd </text:span></text:p><text:p><text:span text:style-name="T100"><text:s/></text:span></text:p></draw:text-box></draw:frame><draw:line text:anchor-type="paragraph" draw:z-index="114" draw:style-name="gr9" draw:text-style-name="P76" svg:x1="3.785cm" svg:y1="2.431cm" svg:x2="3.808cm" svg:y2="0.27cm"><text:p/></draw:line><draw:line text:anchor-type="paragraph" draw:z-index="106" draw:style-name="gr9" draw:text-style-name="P76" svg:x1="13.813cm" svg:y1="-0.051cm" svg:x2="6.78cm" svg:y2="-0.051cm"><text:p/></draw:line><draw:frame text:anchor-type="paragraph" draw:z-index="110" draw:style-name="gr12" draw:text-style-name="P85" svg:width="2.828cm" svg:height="0.814cm" svg:x="8.731cm" svg:y="-0.051cm"><draw:text-box><text:p><text:span text:style-name="T100">Réception new data </text:span></text:p><text:p><text:span text:style-name="T100"><text:s/></text:span></text:p></draw:text-box></draw:frame><draw:custom-shape text:anchor-type="paragraph" draw:z-index="108" draw:style-name="gr44" draw:text-style-name="P76"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P43"><draw:frame text:anchor-type="paragraph" draw:z-index="115" draw:style-name="gr43" draw:text-style-name="P85" svg:width="2.828cm" svg:height="0.939cm" svg:x="2.581cm" svg:y="-0.145cm"><draw:text-box><text:p><text:span text:style-name="T100"><text:s/></text:span><text:span text:style-name="T101"></text:span></text:p><text:p><text:span text:style-name="T100"><text:s/></text:span></text:p></draw:text-box></draw:frame></text:p>
      <text:p text:style-name="P43"/>
      <text:p text:style-name="P43"><draw:frame text:anchor-type="paragraph" draw:z-index="113" draw:style-name="gr12" draw:text-style-name="P77" svg:width="4.926cm" svg:height="0.814cm" svg:x="5.664cm" svg:y="-0.125cm"><draw:text-box><text:p><text:span text:style-name="T85">Com_UART et COM_IHM</text:span></text:p></draw:text-box></draw:frame><draw:custom-shape text:anchor-type="paragraph" draw:z-index="117" draw:style-name="gr42" draw:text-style-name="P76"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
      <text:p text:style-name="P43"/>
      <text:p text:style-name="P43"/>
      <text:p text:style-name="P43">L'évolution dans les menus, et d'un menu à l'autre se fait en utilisant une liste chaînée de noeuds, que l'on appelle <text:span text:style-name="T26">Menu_Node</text:span>. Un noeud correspond à un <text:span text:style-name="T26">item</text:span> au sein d'un menu (nb, la notion de menu n'existe pas en tant que variable). Tout est <text:span text:style-name="T25">item</text:span>., peu importe le menu auquel il appartient au final.</text:p>
      <text:p text:style-name="P43">La fonction <text:span text:style-name="T26">Menu_NodeUpdate( ) </text:span>est la fonction centrale. C'est elle qui fait évoluer les items dans les deux sens (au sein d'un menu, ou vers un menu père ou fils). Elle est déclenchée par interruption ou polling (pas encore décidé), sur réception d'une nouvelle commande ( <text:span text:style-name="T3"></text:span>) depuis l'UART ou <text:soft-page-break/>l'IHM, ou bien sur réception d'une nouvelle donnée à afficher (provenance du <text:span text:style-name="T25">SystemManager</text:span>). Lorsque l'évolution est faite, l'affichage est demandé.</text:p>
      <text:p text:style-name="P43">Le <text:span text:style-name="T25">systemManager</text:span> met à jour des données pour affichage. Ces données sont accompagnées par une IT ou un flag qui indique une nouvelle donnée. Cette action ne se fera que dans certaines conditions qui dépendront des items en cours (via <text:span text:style-name="T25">MenuStatus</text:span>).</text:p>
      <text:p text:style-name="P43">Les données seront utilisées dans des chaînes dynamiques <text:span text:style-name="T25">DataStringIn</text:span> pour un affichage ultérieur. </text:p>
      <text:p text:style-name="P43"/>
      <text:p text:style-name="P35"><draw:frame text:anchor-type="paragraph" draw:z-index="75" draw:style-name="gr19" draw:text-style-name="P82" svg:width="1.985cm" svg:height="0.902cm" svg:x="7.221cm" svg:y="0.37cm"><draw:text-box><text:p><text:span text:style-name="T92">Title</text:span></text:p></draw:text-box></draw:frame>Vocabulaire :</text:p>
      <text:p text:style-name="P35"/>
      <text:p text:style-name="P32"><draw:g text:anchor-type="paragraph" draw:z-index="74" draw:style-name="gr22"><draw:frame draw:style-name="gr23"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line draw:style-name="gr24" draw:text-style-name="P76" svg:x1="6.383cm" svg:y1="2.505cm" svg:x2="5.279cm" svg:y2="2.348cm"><text:p/></draw:line><draw:line draw:style-name="gr24" draw:text-style-name="P76" svg:x1="7.022cm" svg:y1="0.284cm" svg:x2="5.08cm" svg:y2="0.591cm"><text:p/></draw:line><draw:line draw:style-name="gr24" draw:text-style-name="P76" svg:x1="7.024cm" svg:y1="0.284cm" svg:x2="4.861cm" svg:y2="1.076cm"><text:p/></draw:line><draw:line draw:style-name="gr24" draw:text-style-name="P76" svg:x1="7.024cm" svg:y1="0.284cm" svg:x2="4.443cm" svg:y2="1.517cm"><text:p/></draw:line><draw:rect draw:style-name="gr25" draw:text-style-name="P76" svg:width="4.035cm" svg:height="1.922cm" svg:x="1.247cm" svg:y="-0.21cm"><text:p/></draw:rect><draw:line draw:style-name="gr24" draw:text-style-name="P76" svg:x1="6.868cm" svg:y1="1.36cm" svg:x2="5.279cm" svg:y2="1.515cm"><text:p/></draw:line><draw:line draw:style-name="gr24" draw:text-style-name="P76" svg:x1="6.996cm" svg:y1="-0.454cm" svg:x2="3.907cm" svg:y2="0.003cm"><text:p/></draw:line></draw:g><draw:frame text:anchor-type="paragraph" draw:z-index="70" draw:style-name="gr19" draw:text-style-name="P82" svg:width="1.985cm" svg:height="0.902cm" svg:x="7.221cm" svg:y="-0.044cm"><draw:text-box><text:p><text:span text:style-name="T92">Item</text:span></text:p></draw:text-box></draw:frame></text:p>
      <text:p text:style-name="P32"/>
      <text:p text:style-name="P32"><draw:frame text:anchor-type="paragraph" draw:z-index="71" draw:style-name="gr19" draw:text-style-name="P82" svg:width="2.162cm" svg:height="0.902cm" svg:x="7.133cm" svg:y="-0.034cm"><draw:text-box><text:p><text:span text:style-name="T92">Screen</text:span></text:p></draw:text-box></draw:frame></text:p>
      <text:p text:style-name="P32"><draw:frame text:anchor-type="paragraph" draw:z-index="69" draw:style-name="gr19" draw:text-style-name="P82" svg:width="0.992cm" svg:height="0.902cm" svg:x="6.759cm" svg:y="0.411cm"><draw:text-box><text:p><text:span text:style-name="T92">Menu</text:span></text:p></draw:text-box></draw:frame></text:p>
      <text:p text:style-name="P32"/>
      <text:p text:style-name="P33">Un <text:span text:style-name="T25">Item </text:span>est une ligne de menu que l'on peut sélectionner. Un <text:span text:style-name="T25">Menu </text:span>est l'ensemble des items. Un <text:span text:style-name="T25">Screen</text:span> est la partie du menu qui est effectivement affichée.</text:p>
      <text:p text:style-name="P33"><text:span text:style-name="T25">Title </text:span>est le titre du menu inscrit en première ligne.</text:p>
      <text:p text:style-name="P33"/>
      <text:p text:style-name="P33">Chaque <text:span text:style-name="T25">Item</text:span> est relié à des « frères », à un « père », à un « fils ». Liés à des flèches <text:span text:style-name="T2"></text:span><text:span text:style-name="T5"> , on trouvera plus précisément :</text:span></text:p>
      <text:list xml:id="list8668381756243536357" text:style-name="L2">
        <text:list-item>
          <text:p text:style-name="P61"><text:span text:style-name="T5">un </text:span><text:span text:style-name="T7">NextItem</text:span><text:span text:style-name="T5"> : </text:span><text:span text:style-name="T2"></text:span> ,</text:p>
        </text:list-item>
        <text:list-item>
          <text:p text:style-name="P61">un <text:span text:style-name="T25">PreviousItem </text:span>: <text:span text:style-name="T2"> </text:span>,</text:p>
        </text:list-item>
        <text:list-item>
          <text:p text:style-name="P61">un <text:span text:style-name="T25">UpItem :</text:span><text:span text:style-name="T2"></text:span> ,</text:p>
        </text:list-item>
        <text:list-item>
          <text:p text:style-name="P61">un <text:span text:style-name="T25">DownItem</text:span> : <text:span text:style-name="T2"></text:span>,</text:p>
        </text:list-item>
      </text:list>
      <text:p text:style-name="P33">Exemple :</text:p>
      <text:p text:style-name="P33"><draw:frame text:anchor-type="paragraph" draw:z-index="73" draw:style-name="gr21" svg:width="4.035cm" svg:height="2.437cm" svg:x="6.625cm" svg:y="0.404cm"><draw:text-box><text:p>Paramètres</text:p><text:p><text:span text:style-name="T95"><text:s text:c="2"/></text:span><text:span text:style-name="T95">&gt; Tension a</text:span></text:p><text:p><text:s text:c="2"/>&gt; Courant b <text:s/></text:p><text:p><text:s text:c="2"/>&gt; Puissance </text:p><text:p/></draw:text-box></draw:frame></text:p>
      <text:p text:style-name="P32"><draw:frame text:anchor-type="paragraph" draw:z-index="72" draw:style-name="gr20" svg:width="4.035cm" svg:height="2.924cm" svg:x="1.245cm" svg:y="-0.21cm"><draw:text-box><text:p><text:span text:style-name="T93"><text:s/></text:span><text:span text:style-name="T93">Systeme éteint</text:span></text:p><text:p><text:s text:c="2"/>&gt; Démarrer Bat Chg</text:p><text:p><text:span text:style-name="T94"><text:s/></text:span><text:span text:style-name="T95"><text:s/></text:span><text:span text:style-name="T95">&gt; Démarrer MPPT</text:span><text:span text:style-name="T94"> <text:s/></text:span></text:p><text:p><text:span text:style-name="T96"><text:s text:c="2"/></text:span><text:span text:style-name="T96">&gt; Paramètres →</text:span></text:p><text:p><text:span text:style-name="T95"><text:s text:c="2"/></text:span><text:span text:style-name="T95">&gt; Gestion Buck</text:span></text:p><text:p><text:s text:c="2"/>&gt; Gestion Boost</text:p></draw:text-box></draw:frame></text:p>
      <text:p text:style-name="P32"/>
      <text:p text:style-name="P32"/>
      <text:p text:style-name="P32"/>
      <text:p text:style-name="P32"/>
      <text:p text:style-name="P32">Dans cet exemple, l'item <text:span text:style-name="T26">Paramètre </text:span>est tel que :</text:p>
      <text:p text:style-name="P32">son <text:span text:style-name="T25">title</text:span> est <text:span text:style-name="T25">« Système éteint » </text:span>type string</text:p>
      <text:p text:style-name="P32">son <text:span text:style-name="T25">PreviousItem <text:s/></text:span>(père) est <text:span text:style-name="T25">« Paramètre » </text:span>. En effet, cet item n'a pas de père, c'est lui même,</text:p>
      <text:p text:style-name="P32">son <text:span text:style-name="T25">UpItem </text:span>(frère) est <text:span text:style-name="T25">« Démarrer MPPT »,</text:span></text:p>
      <text:p text:style-name="P32">son <text:span text:style-name="T25">DownItem </text:span>(frère) est <text:span text:style-name="T25">« Gestion Buck »,</text:span></text:p>
      <text:p text:style-name="P32">son <text:span text:style-name="T7">NextItem</text:span> (fils) est « t<text:span text:style-name="T25">ension a</text:span> », (et non pas Paramètres)</text:p>
      <text:h text:style-name="P52" text:outline-level="2"><text:soft-page-break/>Le type structuré <text:span text:style-name="T25">Menu_Node</text:span></text:h>
      <text:p text:style-name="P32"/>
      <text:p text:style-name="P32">Ce type va nous permettre « d'instancier » les maillons d'une liste chaînée à deux dimensions (verticale et horizontale). Chaque maillon est associé à un item unique (pas un menu) qui doit donc comporter <text:span text:style-name="T30">4</text:span> pointeurs vers les maillons connexes (<text:span text:style-name="T2"></text:span> ). Donc un <text:span text:style-name="T25">item </text:span><text:s/><text:span text:style-name="T29"></text:span> un maillon (<text:span text:style-name="T25">node</text:span>). </text:p>
      <text:p text:style-name="P32">Le maillon doit donc comporter :</text:p>
      <text:list xml:id="list639734962446044432" text:style-name="L3">
        <text:list-item>
          <text:p text:style-name="P64"><draw:rect text:anchor-type="paragraph" draw:z-index="136" draw:style-name="gr48" draw:text-style-name="P76" svg:width="14.394cm" svg:height="2.091cm" svg:x="0.376cm" svg:y="0.028cm"><text:p/></draw:rect>les 4 champs de navigation dont nous venons de parler,</text:p>
        </text:list-item>
        <text:list-item>
          <text:p text:style-name="P64">les informations nécessaires à l'affichage du screen (quel qu'il soit),</text:p>
        </text:list-item>
        <text:list-item>
          <text:p text:style-name="P64">les informations nécessaires à l'exécution particulière liée à un item.</text:p>
        </text:list-item>
      </text:list>
      <text:p text:style-name="P32"/>
      <text:h text:style-name="P54" text:outline-level="3">les informations nécessaires à l'affichage</text:h>
      <text:p text:style-name="P32">Pour mieux comprendre, prenons l'exemple d'un menu générique à 4 lignes :</text:p>
      <text:p text:style-name="P32"/>
      <text:p text:style-name="P30"/>
      <text:p text:style-name="P32"/>
      <text:p text:style-name="P32"><draw:g text:anchor-type="paragraph" draw:z-index="76" draw:style-name="gr22"><draw:g draw:style-name="gr26"><draw:frame draw:style-name="gr23" svg:width="2.25cm" svg:height="2.924cm" svg:x="0.141cm" svg:y="-0.15cm"><draw:text-box><text:p>Titre</text:p><text:p><text:s/><text:span text:style-name="T30"><text:s/></text:span><text:span text:style-name="T30">&gt; Item a</text:span></text:p><text:p><text:s text:c="2"/>&gt; Item b <text:s/></text:p><text:p><text:s text:c="2"/>&gt; Item c</text:p><text:p><text:s/>&gt; Item d</text:p><text:p><text:s/>&gt; Item e</text:p></draw:text-box></draw:frame><draw:rect draw:style-name="gr25" draw:text-style-name="P76" svg:width="2.248cm" svg:height="1.922cm" svg:x="0.143cm" svg:y="-0.15cm"><text:p/></draw:rect></draw:g><draw:frame draw:style-name="gr27" draw:text-style-name="P83" svg:width="2.029cm" svg:height="1.22cm" svg:x="0.451cm" svg:y="-1.603cm"><draw:text-box><text:p><text:span text:style-name="T97">Affichage à</text:span></text:p><text:p><text:span text:style-name="T97"><text:s/></text:span><text:span text:style-name="T97">l'entrée sur </text:span></text:p><text:p><text:span text:style-name="T97">Item a  </text:span><text:span text:style-name="T98">:</text:span></text:p></draw:text-box></draw:frame><draw:line draw:style-name="gr28" draw:text-style-name="P76" svg:x1="2.699cm" svg:y1="0.425cm" svg:x2="2.699cm" svg:y2="0.899cm"><text:p/></draw:line><draw:g draw:style-name="gr26"><draw:frame draw:style-name="gr23" svg:width="2.25cm" svg:height="2.924cm" svg:x="3.074cm" svg:y="-0.22cm"><draw:text-box><text:p>Titre</text:p><text:p><text:s/><text:span text:style-name="T30"><text:s/></text:span><text:span text:style-name="T30">&gt;</text:span><text:span text:style-name="T99"> Item a</text:span></text:p><text:p><text:s text:c="2"/>&gt;<text:span text:style-name="T30"> Item b</text:span> <text:s/></text:p><text:p><text:s text:c="2"/>&gt; Item c</text:p><text:p><text:s/>&gt; Item d</text:p><text:p><text:s/>&gt; Item e</text:p></draw:text-box></draw:frame><draw:rect draw:style-name="gr25" draw:text-style-name="P76" svg:width="2.248cm" svg:height="1.922cm" svg:x="3.076cm" svg:y="-0.22cm"><text:p/></draw:rect></draw:g><draw:line draw:style-name="gr28" draw:text-style-name="P76" svg:x1="5.634cm" svg:y1="0.381cm" svg:x2="5.634cm" svg:y2="0.855cm"><text:p/></draw:line><draw:g draw:style-name="gr26"><draw:frame draw:style-name="gr23" svg:width="2.25cm" svg:height="2.924cm" svg:x="5.941cm" svg:y="-0.268cm"><draw:text-box><text:p>Titre</text:p><text:p><text:s/><text:span text:style-name="T30"><text:s/></text:span><text:span text:style-name="T30">&gt;</text:span><text:span text:style-name="T99"> Item b</text:span></text:p><text:p><text:s text:c="2"/>&gt;<text:span text:style-name="T30"> Item c</text:span> <text:s/></text:p><text:p><text:s text:c="2"/>&gt; Item d</text:p><text:p><text:s/>&gt; Item e</text:p><text:p/></draw:text-box></draw:frame><draw:rect draw:style-name="gr25" draw:text-style-name="P76" svg:width="2.248cm" svg:height="1.922cm" svg:x="5.942cm" svg:y="-0.268cm"><text:p/></draw:rect></draw:g><draw:line draw:style-name="gr28" draw:text-style-name="P76" svg:x1="8.588cm" svg:y1="0.455cm" svg:x2="8.588cm" svg:y2="0.929cm"><text:p/></draw:line><draw:g draw:style-name="gr26"><draw:frame draw:style-name="gr23" svg:width="2.25cm" svg:height="2.924cm" svg:x="8.96cm" svg:y="-0.241cm"><draw:text-box><text:p>Titre</text:p><text:p><text:s/><text:span text:style-name="T30"><text:s/></text:span><text:span text:style-name="T30">&gt;</text:span><text:span text:style-name="T99"> Item c</text:span></text:p><text:p><text:s text:c="2"/>&gt;<text:span text:style-name="T30"> Item d</text:span> <text:s/></text:p><text:p><text:s text:c="2"/>&gt; Item e</text:p><text:p/><text:p/></draw:text-box></draw:frame><draw:rect draw:style-name="gr25" draw:text-style-name="P76" svg:width="2.248cm" svg:height="1.922cm" svg:x="8.962cm" svg:y="-0.241cm"><text:p/></draw:rect></draw:g><draw:g draw:style-name="gr26"><draw:frame draw:style-name="gr23" svg:width="2.25cm" svg:height="2.924cm" svg:x="11.98cm" svg:y="-0.282cm"><draw:text-box><text:p>Titre</text:p><text:p><text:s/><text:span text:style-name="T30"><text:s/></text:span><text:span text:style-name="T30">&gt;</text:span><text:span text:style-name="T99"> Item c</text:span></text:p><text:p><text:s/><text:span text:style-name="T99"><text:s/></text:span><text:span text:style-name="T99">&gt; Item d</text:span> <text:s/></text:p><text:p><text:span text:style-name="T30"><text:s text:c="2"/></text:span><text:span text:style-name="T30">&gt; Item e</text:span></text:p><text:p/><text:p/></draw:text-box></draw:frame><draw:rect draw:style-name="gr25" draw:text-style-name="P76" svg:width="2.248cm" svg:height="1.922cm" svg:x="11.982cm" svg:y="-0.282cm"><text:p/></draw:rect></draw:g><draw:line draw:style-name="gr28" draw:text-style-name="P76" svg:x1="11.631cm" svg:y1="0.702cm" svg:x2="11.631cm" svg:y2="1.176cm"><text:p/></draw:line><draw:line draw:style-name="gr28" draw:text-style-name="P76" svg:x1="14.517cm" svg:y1="0.665cm" svg:x2="14.517cm" svg:y2="1.139cm"><text:p/></draw:line><draw:g draw:style-name="gr26"><draw:frame draw:style-name="gr23" svg:width="2.25cm" svg:height="2.924cm" svg:x="14.802cm" svg:y="-0.296cm"><draw:text-box><text:p>Titre</text:p><text:p><text:s/><text:span text:style-name="T30"><text:s/></text:span><text:span text:style-name="T30">&gt;</text:span><text:span text:style-name="T99"> Item c</text:span></text:p><text:p><text:s/><text:span text:style-name="T99"><text:s/></text:span><text:span text:style-name="T99">&gt; Item d</text:span> <text:s/></text:p><text:p><text:span text:style-name="T30"><text:s text:c="2"/></text:span><text:span text:style-name="T30">&gt; Item e</text:span></text:p><text:p/><text:p/></draw:text-box></draw:frame><draw:rect draw:style-name="gr25" draw:text-style-name="P76" svg:width="2.248cm" svg:height="1.922cm" svg:x="14.804cm" svg:y="-0.296cm"><text:p/></draw:rect></draw:g><draw:custom-shape draw:style-name="gr29" draw:text-style-name="P76" svg:width="0.507cm" svg:height="8.4cm" draw:transform="rotate (1.5707963267946) translate (3.07622222222222cm 3.337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84" svg:width="4.213cm" svg:height="1.22cm" svg:x="5.346cm" svg:y="3.481cm"><draw:text-box><text:p><text:span text:style-name="T1">Facile car l'item actif est au milieu et les frères sont au-dessus, au dessous</text:span></text:p></draw:text-box></draw:frame></draw:g></text:p>
      <text:p text:style-name="P32"/>
      <text:p text:style-name="P32"/>
      <text:p text:style-name="P32"/>
      <text:p text:style-name="P32"/>
      <text:p text:style-name="P32"/>
      <text:p text:style-name="P32"/>
      <text:p text:style-name="P32"/>
      <text:p text:style-name="P33"/>
      <text:p text:style-name="P33"/>
      <text:p text:style-name="P33">Sur le scrolling, on voit bien qu'il faudra savoir si l'item est en première ligne, en dernière ou entre les deux. Par ailleurs, il faut prévoir aussi le titre.</text:p>
      <text:p text:style-name="P33">Parmi les informations d'affichage, le maillon doit donc contenir :</text:p>
      <text:list xml:id="list3908333012305322600" text:style-name="L4">
        <text:list-item>
          <text:p text:style-name="P62"><draw:rect text:anchor-type="paragraph" draw:z-index="135" draw:style-name="gr48" draw:text-style-name="P76" svg:width="14.394cm" svg:height="2.091cm" svg:x="0.455cm" svg:y="-0.088cm"><text:p/></draw:rect>le titre du menu</text:p>
        </text:list-item>
        <text:list-item>
          <text:p text:style-name="P62">la position dans le menu {First, Middle, Last}</text:p>
        </text:list-item>
        <text:list-item>
          <text:p text:style-name="P62">le texte à afficher correspondant à l'item (un pointeur sur une chaîne de caractères).</text:p>
        </text:list-item>
      </text:list>
      <text:p text:style-name="P33"/>
      <text:p text:style-name="P33"/>
      <text:p text:style-name="P33"/>
      <text:p text:style-name="P33"/>
      <text:h text:style-name="P54" text:outline-level="3"><text:soft-page-break/>les informations nécessaires à l'exécution particulière liée à un item</text:h>
      <text:p text:style-name="P33"/>
      <text:p text:style-name="P33">→ Lors de l'affichage, il se peut que la chaîne de caractère soit dynamique. Dans ce cas, le pointeur de chaîne <text:s/>pointe une chaîne réservée en mémoire dont la variable à afficher sera mise à jour par un autre processus. Ce sont les menus <text:span text:style-name="T25">type information </text:span>qui sont concernés :</text:p>
      <text:p text:style-name="P33"/>
      <text:p text:style-name="P33"><draw:g text:anchor-type="paragraph" draw:z-index="77" draw:style-name="gr22"><draw:g draw:style-name="gr26"><draw:frame draw:style-name="gr23" svg:width="2.25cm" svg:height="2.924cm" svg:x="3.383cm" svg:y="0.932cm"><draw:text-box><text:p>Titre</text:p><text:p><text:s/><text:span text:style-name="T30"><text:s/></text:span><text:span text:style-name="T30">&gt; 1.3V</text:span></text:p><text:p><text:s text:c="2"/>&gt; 3A <text:s/></text:p><text:p><text:s text:c="2"/>&gt; 5W</text:p><text:p><text:s/>&gt; 10V</text:p><text:p><text:s/>&gt; 1A</text:p></draw:text-box></draw:frame><draw:rect draw:style-name="gr25" draw:text-style-name="P76" svg:width="2.248cm" svg:height="1.922cm" svg:x="3.385cm" svg:y="0.932cm"><text:p/></draw:rect></draw:g><draw:g draw:style-name="gr26"><draw:frame draw:style-name="gr23" svg:width="2.25cm" svg:height="2.924cm" svg:x="10.019cm" svg:y="0.928cm"><draw:text-box><text:p>Titre</text:p><text:p><text:s/><text:span text:style-name="T30">&gt; </text:span><text:span text:style-name="T99">1.5V</text:span></text:p><text:p><text:s text:c="2"/>&gt;<text:span text:style-name="T30"> 3.1A</text:span> <text:s/></text:p><text:p><text:s text:c="2"/>&gt; 5W</text:p><text:p><text:s/>&gt; 10V</text:p><text:p><text:s/>&gt; 2A</text:p></draw:text-box></draw:frame><draw:rect draw:style-name="gr25" draw:text-style-name="P76" svg:width="2.248cm" svg:height="1.858cm" svg:x="10.021cm" svg:y="0.928cm"><text:p/></draw:rect></draw:g><draw:g draw:style-name="gr26"><draw:frame draw:style-name="gr23" svg:width="2.25cm" svg:height="2.924cm" svg:x="6.47cm" svg:y="0.935cm"><draw:text-box><text:p>Titre</text:p><text:p><text:s/><text:span text:style-name="T30"><text:s/></text:span><text:span text:style-name="T30">&gt; 1.5V</text:span></text:p><text:p><text:s text:c="2"/>&gt; 3.1A <text:s/></text:p><text:p><text:s text:c="2"/>&gt; 5W</text:p><text:p><text:s/>&gt; 10V</text:p><text:p><text:s/>&gt; 2A</text:p></draw:text-box></draw:frame><draw:rect draw:style-name="gr25" draw:text-style-name="P76" svg:width="2.248cm" svg:height="1.922cm" svg:x="6.472cm" svg:y="0.935cm"><text:p/></draw:rect></draw:g><draw:g draw:style-name="gr26"><draw:frame draw:style-name="gr23" svg:width="2.25cm" svg:height="2.924cm" svg:x="13.349cm" svg:y="0.884cm"><draw:text-box><text:p>Titre</text:p><text:p><text:s text:c="2"/><text:span text:style-name="T30">&gt; 2</text:span><text:span text:style-name="T99">V</text:span></text:p><text:p><text:s text:c="2"/>&gt;<text:span text:style-name="T30"> 3.5A</text:span> <text:s/></text:p><text:p><text:s text:c="2"/>&gt; 8W</text:p><text:p><text:s/>&gt; 10V</text:p><text:p><text:s/>&gt; 2A</text:p></draw:text-box></draw:frame><draw:rect draw:style-name="gr25" draw:text-style-name="P76" svg:width="2.248cm" svg:height="1.858cm" svg:x="13.351cm" svg:y="0.884cm"><text:p/></draw:rect></draw:g><draw:frame draw:style-name="gr27" draw:text-style-name="P83" svg:width="2.029cm" svg:height="1.22cm" svg:x="1.995cm" svg:y="-0.134cm"><draw:text-box><text:p><text:span text:style-name="T97">New data</text:span></text:p></draw:text-box></draw:frame><draw:frame draw:style-name="gr27" draw:text-style-name="P83" svg:width="2.029cm" svg:height="1.22cm" svg:x="5.237cm" svg:y="-0.151cm"><draw:text-box><text:p><text:span text:style-name="T97">New data</text:span></text:p></draw:text-box></draw:frame><draw:frame draw:style-name="gr27" draw:text-style-name="P83" svg:width="2.029cm" svg:height="1.22cm" svg:x="8.611cm" svg:y="-0.151cm"><draw:text-box><text:p><text:span text:style-name="T97"><text:s/></text:span><text:span text:style-name="T97">User action</text:span></text:p></draw:text-box></draw:frame><draw:frame draw:style-name="gr27" draw:text-style-name="P83" svg:width="2.029cm" svg:height="1.22cm" svg:x="12.139cm" svg:y="-0.192cm"><draw:text-box><text:p><text:span text:style-name="T97">New data</text:span></text:p></draw:text-box></draw:frame><draw:line draw:style-name="gr28" draw:text-style-name="P76" svg:x1="9.252cm" svg:y1="1.582cm" svg:x2="9.252cm" svg:y2="2.056cm"><text:p/></draw:line></draw:g></text:p>
      <text:p text:style-name="P33"/>
      <text:p text:style-name="P33"/>
      <text:p text:style-name="P33"/>
      <text:p text:style-name="P33"/>
      <text:p text:style-name="P33"/>
      <text:list xml:id="list2768252568256255544" text:style-name="L5">
        <text:list-header>
          <text:p text:style-name="P63"/>
        </text:list-header>
      </text:list>
      <text:p text:style-name="P33"/>
      <text:list xml:id="list33359273" text:continue-numbering="true" text:style-name="L5">
        <text:list-header>
          <text:p text:style-name="P63">L'arrivée d'une nouvelle donnée par un autre processus doit déclencher l'évolution du menu (qui va « rester sur place ») et qui provoquera une mise à jour de l'affichage.</text:p>
          <text:p text:style-name="P63">L'affichage devra lancer une fonction particulière puisque la chaîne devra être construite. On insère donc un champ type pointeur de fonction :</text:p>
        </text:list-header>
      </text:list>
      <text:p text:style-name="P33"/>
      <text:p text:style-name="P33">→ Lors de la saisie de caractères, l'affichage </text:p>
      <text:p text:style-name="P5"/>
      <text:list xml:id="list33351619" text:continue-numbering="true" text:style-name="L5">
        <text:list-header>
          <text:p text:style-name="P63">Ici aussi, il faudra prévoir une fonction particulière. L'idée sera d'inviter le user à modifier une valeur déjà programmée, dans un intervalle donné.</text:p>
        </text:list-header>
      </text:list>
      <text:p text:style-name="P33"/>
      <text:p text:style-name="P33">Ainsi, il faudra un champs supplémentaire de type pointeur de fonction.</text:p>
      <text:p text:style-name="P5"/>
      <text:p text:style-name="P5"><draw:rect text:anchor-type="paragraph" draw:z-index="137" draw:style-name="gr48" draw:text-style-name="P76" svg:width="14.235cm" svg:height="0.69cm" svg:x="0.455cm" svg:y="0.358cm"><text:p/></draw:rect></text:p>
      <text:list xml:id="list33352545" text:continue-list="list3908333012305322600" text:style-name="L4">
        <text:list-item>
          <text:p text:style-name="P62">Pointeur de fonction</text:p>
        </text:list-item>
      </text:list>
      <text:h text:style-name="P54" text:outline-level="3">Détail du maillon <text:span text:style-name="T25">Menu_Node</text:span> de la liste chaînée </text:h>
      <text:p text:style-name="P45"><text:span text:style-name="T31">enum</text:span><text:span text:style-name="T33"> {</text:span><text:span text:style-name="T50">First</text:span><text:span text:style-name="T33">, </text:span><text:span text:style-name="T50">Middle</text:span><text:span text:style-name="T33">, </text:span><text:span text:style-name="T51">Last</text:span><text:span text:style-name="T33">};</text:span></text:p>
      <text:p text:style-name="P7"><text:span text:style-name="T31">typedef</text:span> <text:span text:style-name="T31">struct</text:span> <text:span text:style-name="T45">Menu_Node</text:span> <text:span text:style-name="T45">Menu_Node</text:span>;</text:p>
      <text:p text:style-name="P14"><text:span text:style-name="T31">struct</text:span><text:span text:style-name="T33"> </text:span><text:span text:style-name="T45">Menu_Node</text:span><text:span text:style-name="T33"> {</text:span></text:p>
      <text:p text:style-name="P14"><text:span text:style-name="T33"><text:tab/></text:span><text:span text:style-name="T45">Menu_Node</text:span><text:span text:style-name="T33"> * <text:s/></text:span><text:span text:style-name="T49">NextNode</text:span><text:span text:style-name="T33">;</text:span></text:p>
      <text:p text:style-name="P14"><text:span text:style-name="T33"><text:tab/></text:span><text:span text:style-name="T45">Menu_Node</text:span><text:span text:style-name="T33"> * <text:s/></text:span><text:span text:style-name="T49">PreviousNode</text:span><text:span text:style-name="T33">;</text:span></text:p>
      <text:p text:style-name="P14"><text:span text:style-name="T33"><text:tab/></text:span><text:span text:style-name="T45">Menu_Node</text:span><text:span text:style-name="T33"> * <text:s/></text:span><text:span text:style-name="T49">UpNode</text:span><text:span text:style-name="T33">;</text:span></text:p>
      <text:p text:style-name="P14"><text:span text:style-name="T33"><text:tab/></text:span><text:span text:style-name="T45">Menu_Node</text:span><text:span text:style-name="T33"> * <text:s/></text:span><text:span text:style-name="T49">DownNode</text:span><text:span text:style-name="T33">;</text:span></text:p>
      <text:p text:style-name="P14"><text:span text:style-name="T33"><text:tab/></text:span><text:span text:style-name="T31">char</text:span><text:span text:style-name="T33"> * </text:span><text:span text:style-name="T49">Title</text:span><text:span text:style-name="T33">;</text:span></text:p>
      <text:p text:style-name="P14"><text:span text:style-name="T33"><text:tab/></text:span><text:span text:style-name="T31">char</text:span><text:span text:style-name="T33"> </text:span><text:span text:style-name="T49">MenuPosition</text:span><text:span text:style-name="T33">;</text:span></text:p>
      <text:p text:style-name="P14"><text:span text:style-name="T33"><text:tab/></text:span><text:span text:style-name="T31">char</text:span><text:span text:style-name="T33"> * </text:span><text:span text:style-name="T49">ItemToPrint</text:span><text:span text:style-name="T33">;</text:span></text:p>
      <text:p text:style-name="P14"><text:span text:style-name="T33"><text:tab/></text:span><text:span text:style-name="T31">void</text:span><text:span text:style-name="T33"> (*</text:span><text:span text:style-name="T49">NodeExecFct</text:span><text:span text:style-name="T33">)(</text:span><text:span text:style-name="T31">void</text:span><text:span text:style-name="T33">);</text:span></text:p>
      <text:p text:style-name="P14"><text:span text:style-name="T33"><text:tab/></text:span><text:span text:style-name="T45">Menu_ParamValTypedef</text:span><text:span text:style-name="T33"> * </text:span><text:span text:style-name="T49">Param</text:span><text:span text:style-name="T33">;</text:span></text:p>
      <text:p text:style-name="P16">};</text:p>
      <text:h text:style-name="P52" text:outline-level="2"><text:soft-page-break/><text:span text:style-name="T34">L'attribut </text:span><text:span text:style-name="T35">Menu_Status </text:span></text:h>
      <text:p text:style-name="P21"><text:span text:style-name="T15">Cette variable structurée contient l'état du module </text:span><text:span text:style-name="T13">Menu</text:span><text:span text:style-name="T15">. Voici les champs constitutifs (*) :</text:span></text:p>
      <text:list xml:id="list33361272" text:continue-numbering="true" text:style-name="L4">
        <text:list-item>
          <text:p text:style-name="P62"><text:span text:style-name="T36">ActualNode</text:span><text:span text:style-name="T37"> : qui donne le nœud (donc l'item) actif AVANT l'arrivée d'une nouvelle commande. Lors de l'arrivée d'une commande, le nœud change en fonction des pointeurs H (horizontaux) et V (verticaux),</text:span></text:p>
        </text:list-item>
        <text:list-item>
          <text:p text:style-name="P62"><text:span text:style-name="T36">Cmde </text:span><text:span text:style-name="T37">: c'est la dernière commande (filtrée) reçue,</text:span></text:p>
        </text:list-item>
        <text:list-item>
          <text:p text:style-name="P62"><text:span text:style-name="T36">State</text:span><text:span text:style-name="T37"> : (pour item input) état de la machine à états utilisée,</text:span></text:p>
        </text:list-item>
        <text:list-item>
          <text:p text:style-name="P62"><text:span text:style-name="T36">LinkPreviousNode</text:span><text:span text:style-name="T37"> : (pour item input) permettre de stocker l'item back,</text:span></text:p>
        </text:list-item>
        <text:list-item>
          <text:p text:style-name="P62"><text:span text:style-name="T36">StringInputValue[8] </text:span><text:span text:style-name="T37">: (pour item input) une chaîne de caractères dynamique qui évolue au cours de la saisie du user. Elle comprend un point, jusqu'à 6 digits, le caractère null.</text:span></text:p>
        </text:list-item>
        <text:list-item>
          <text:p text:style-name="P62"><text:span text:style-name="T36">CursorPos :</text:span><text:span text:style-name="T37"> (pour item input) indique le curseur actif pour la modification du digit correspondant.</text:span></text:p>
        </text:list-item>
      </text:list>
      <text:p text:style-name="P33"/>
      <text:p text:style-name="P8"><text:span text:style-name="T31">typedef</text:span> <text:span text:style-name="T31">enum</text:span> <text:s/>{<text:span text:style-name="T50">Menu_Up</text:span>, <text:span text:style-name="T50">Menu_Down</text:span>, <text:span text:style-name="T50">Menu_Left</text:span>, <text:span text:style-name="T50">Menu_Right</text:span> } <text:span text:style-name="T45">Menu_Cmd</text:span>;</text:p>
      <text:p text:style-name="P14"><text:span text:style-name="T31">typedef</text:span><text:span text:style-name="T33"> </text:span><text:span text:style-name="T31">enum</text:span><text:span text:style-name="T33"> <text:s/>{</text:span><text:span text:style-name="T50">Entry</text:span><text:span text:style-name="T33">, </text:span><text:span text:style-name="T50">SetValue</text:span><text:span text:style-name="T33">, </text:span><text:span text:style-name="T50">Discard</text:span><text:span text:style-name="T33">, </text:span><text:span text:style-name="T50">Confirm</text:span><text:span text:style-name="T33">} </text:span><text:span text:style-name="T45">InputNodeSt</text:span><text:span text:style-name="T33">;</text:span></text:p>
      <text:p text:style-name="P14"><text:span text:style-name="T31">struct</text:span><text:span text:style-name="T33"> {</text:span></text:p>
      <text:p text:style-name="P14"><text:span text:style-name="T33"><text:tab/></text:span><text:span text:style-name="T45">Menu_Node</text:span><text:span text:style-name="T33"> * <text:s/></text:span><text:span text:style-name="T49">ActualNode</text:span><text:span text:style-name="T33">;</text:span></text:p>
      <text:p text:style-name="P14"><text:span text:style-name="T33"><text:tab/></text:span><text:span text:style-name="T45">Menu_Cmd</text:span><text:span text:style-name="T33"> </text:span><text:span text:style-name="T49">Cmde</text:span><text:span text:style-name="T33">;</text:span></text:p>
      <text:p text:style-name="P14"/>
      <text:p text:style-name="P14"><text:span text:style-name="T33"><text:tab/></text:span><text:span text:style-name="T45">InputNodeSt</text:span><text:span text:style-name="T33"> </text:span><text:span text:style-name="T49">State</text:span><text:span text:style-name="T33">;</text:span></text:p>
      <text:p text:style-name="P14"><text:span text:style-name="T33"><text:tab/></text:span><text:span text:style-name="T45">Menu_Node</text:span><text:span text:style-name="T33"> * </text:span><text:span text:style-name="T49">LinkPreviousNode</text:span><text:span text:style-name="T33">;</text:span></text:p>
      <text:p text:style-name="P14"><text:span text:style-name="T33"><text:tab/></text:span><text:span text:style-name="T31">char</text:span><text:span text:style-name="T33"> </text:span><text:span text:style-name="T49">StringInputValue</text:span><text:span text:style-name="T33">[8]; </text:span><text:span text:style-name="T72">// max 6 digit + '.' + Null</text:span></text:p>
      <text:p text:style-name="P15"><text:span text:style-name="T33"><text:tab/></text:span><text:span text:style-name="T31">int</text:span><text:span text:style-name="T33"> </text:span><text:span text:style-name="T60">CursorPos</text:span><text:span text:style-name="T33">; </text:span><text:span text:style-name="T72">// 0 </text:span><text:span text:style-name="T73">sur</text:span><text:span text:style-name="T72"> </text:span><text:span text:style-name="T73">le</text:span><text:span text:style-name="T72"> premier digit , 6 </text:span><text:span text:style-name="T73">maxi</text:span><text:span text:style-name="T72">.</text:span></text:p>
      <text:p text:style-name="P16">} Menu_Status;</text:p>
      <text:p text:style-name="P16"/>
      <text:h text:style-name="P52" text:outline-level="2">L'évolution des items, l'exécution de la fonction spécifique</text:h>
      <text:p text:style-name="P39">La fonction <text:span text:style-name="T26">Menu_NodeUpdate( ) </text:span><text:span text:style-name="T62">qui sera appelée sur une commande, ou bien sur une demande du module de gestion système, lancera automatiquement la fonction qui lui est associée (via le champ pointeur de fonction </text:span><text:span text:style-name="T52">NodeExecFct </text:span><text:span text:style-name="T62">du</text:span><text:span text:style-name="T27"> Menu_Node</text:span><text:span text:style-name="T62"> <text:s/>actif) :</text:span></text:p>
      <text:p text:style-name="P33"/>
      <text:p text:style-name="P36"><draw:line text:anchor-type="paragraph" draw:z-index="191" draw:style-name="gr9" draw:text-style-name="P76" svg:x1="8.048cm" svg:y1="0.33cm" svg:x2="8.048cm" svg:y2="1.044cm"><text:p/></draw:line><draw:frame text:anchor-type="paragraph" draw:z-index="141" draw:style-name="gr49" draw:text-style-name="P84" svg:width="6.457cm" svg:height="0.689cm" svg:x="6.779cm" svg:y="-0.146cm"><draw:text-box><text:p><text:span text:style-name="T1">ou scrutatif sur ComUART / ComIHM</text:span></text:p></draw:text-box></draw:frame><draw:custom-shape text:anchor-type="paragraph" draw:z-index="140" draw:style-name="gr44" draw:text-style-name="P76" svg:width="0.583cm" svg:height="0.618cm" svg:x="6.011cm" svg:y="-0.191cm"><text:p/><draw:enhanced-geometry svg:viewBox="0 0 640 861" draw:text-areas="257 295 414 566" draw:type="non-primitive" draw:enhanced-path="M 640 233 L 221 293 506 12 367 0 29 406 431 347 145 645 99 520 0 861 326 765 209 711 640 233 640 233 Z N"/></draw:custom-shape>Menu_NodeUpdate( ) :</text:p>
      <text:p text:style-name="P33"><draw:rect text:anchor-type="paragraph" draw:z-index="138" draw:style-name="gr1" draw:text-style-name="P76" svg:width="7.462cm" svg:height="1.244cm" svg:x="4.636cm" svg:y="0.386cm"><text:p/></draw:rect></text:p>
      <text:p text:style-name="P33"><draw:frame text:anchor-type="paragraph" draw:z-index="139" draw:style-name="gr8" draw:text-style-name="P87" svg:width="6.404cm" svg:height="1.191cm" svg:x="5.191cm" svg:y="-0.086cm"><draw:text-box><text:p text:style-name="P86"><text:span text:style-name="T102">Mémorisation </text:span><text:span text:style-name="T103">Menu_Status</text:span><text:span text:style-name="T104">.</text:span><text:span text:style-name="T105">Cmde</text:span></text:p><text:p text:style-name="P86"><text:span text:style-name="T105">(filtrage touche saisie)</text:span></text:p></draw:text-box></draw:frame></text:p>
      <text:p text:style-name="P38"><draw:line text:anchor-type="paragraph" draw:z-index="142" draw:style-name="gr9" draw:text-style-name="P76" svg:x1="8.022cm" svg:y1="0.314cm" svg:x2="8.022cm" svg:y2="1.028cm"><text:p/></draw:line></text:p>
      <text:p text:style-name="P38"><draw:rect text:anchor-type="paragraph" draw:z-index="1" draw:style-name="gr1" draw:text-style-name="P76" svg:width="7.462cm" svg:height="1.244cm" svg:x="4.636cm" svg:y="0.314cm"><text:p/></draw:rect></text:p>
      <text:p text:style-name="P38"><draw:frame text:anchor-type="paragraph" draw:z-index="143" draw:style-name="gr50" draw:text-style-name="P87" svg:width="6.139cm" svg:height="0.692cm" svg:x="5.35cm" svg:y="0.026cm"><draw:text-box><text:p text:style-name="P86"><text:span text:style-name="T102">Mise à jour </text:span><text:span text:style-name="T104">Menu_Status.</text:span><text:span text:style-name="T105">ActualNode</text:span></text:p></draw:text-box></draw:frame></text:p>
      <text:p text:style-name="P38"><draw:line text:anchor-type="paragraph" draw:z-index="144" draw:style-name="gr9" draw:text-style-name="P76" svg:x1="8.075cm" svg:y1="0.241cm" svg:x2="8.075cm" svg:y2="0.955cm"><text:p/></draw:line></text:p>
      <text:p text:style-name="P38"><draw:rect text:anchor-type="paragraph" draw:z-index="0" draw:style-name="gr1" draw:text-style-name="P76" svg:width="6.06cm" svg:height="0.825cm" svg:x="4.794cm" svg:y="0.272cm"><text:p/></draw:rect><draw:frame text:anchor-type="paragraph" draw:z-index="145" draw:style-name="gr50" draw:text-style-name="P87" svg:width="6.139cm" svg:height="0.692cm" svg:x="5.456cm" svg:y="0.404cm"><draw:text-box><text:p><text:span text:style-name="T102">Exécution <text:s/></text:span><text:span text:style-name="T106">NodeExecFct </text:span><text:span text:style-name="T107">( )</text:span></text:p></draw:text-box></draw:frame></text:p>
      <text:p text:style-name="P38"><text:s/></text:p>
      <text:p text:style-name="P38"/>
      <text:p text:style-name="P43"><text:span text:style-name="T68">Le pointeur de fonction </text:span><text:s/><text:span text:style-name="T53">NodeExecFct </text:span><text:span text:style-name="T12">( ),</text:span><text:span text:style-name="T16"> propre à chaque</text:span><text:span text:style-name="T14"> MenuNode</text:span><text:span text:style-name="T16">, peut lancer trois fonctions </text:span><text:span text:style-name="T16">de traitement différentes selon le type du </text:span><text:span text:style-name="T14">MenuNode</text:span><text:span text:style-name="T16"> :</text:span></text:p>
      <table:table table:name="Tableau1" table:style-name="Tableau1">
        <table:table-column table:style-name="Tableau1.A"/>
        <table:table-column table:style-name="Tableau1.B"/>
        <text:soft-page-break/>
        <table:table-row>
          <table:table-cell table:style-name="Tableau1.A1" office:value-type="string">
            <text:p text:style-name="P22">“Type” de MenuNode </text:p>
          </table:table-cell>
          <table:table-cell table:style-name="Tableau1.B1" office:value-type="string">
            <text:p text:style-name="P22">Fonction associée au pointeur :</text:p>
          </table:table-cell>
        </table:table-row>
        <table:table-row>
          <table:table-cell table:style-name="Tableau1.A2" office:value-type="string">
            <text:p text:style-name="P24">Item “passif”</text:p>
          </table:table-cell>
          <table:table-cell table:style-name="Tableau1.B2" office:value-type="string">
            <text:p text:style-name="P23">Menu_PassivePrint( )</text:p>
          </table:table-cell>
        </table:table-row>
        <table:table-row>
          <table:table-cell table:style-name="Tableau1.A2" office:value-type="string">
            <text:p text:style-name="P24">Item “input”</text:p>
          </table:table-cell>
          <table:table-cell table:style-name="Tableau1.B2" office:value-type="string">
            <text:p text:style-name="P23">Menu_InputSateMachine( )</text:p>
          </table:table-cell>
        </table:table-row>
        <table:table-row>
          <table:table-cell table:style-name="Tableau1.A2" office:value-type="string">
            <text:p text:style-name="P24">Item “output”</text:p>
          </table:table-cell>
          <table:table-cell table:style-name="Tableau1.B2" office:value-type="string">
            <text:p text:style-name="P23">Menu_OutputSateMachine( )</text:p>
          </table:table-cell>
        </table:table-row>
      </table:table>
      <text:h text:style-name="P52" text:outline-level="2">Fonction <text:span text:style-name="T25">Menu_PassivePrint( )</text:span></text:h>
      <text:p text:style-name="P43"><draw:g text:anchor-type="paragraph" draw:z-index="146" draw:style-name="gr22"><draw:g draw:style-name="gr26"><draw:frame draw:style-name="gr23" svg:width="2.25cm" svg:height="2.924cm" svg:x="0.328cm" svg:y="1.755cm"><draw:text-box><text:p>Titre</text:p><text:p><text:s/><text:span text:style-name="T30"><text:s/></text:span><text:span text:style-name="T30">&gt; Item a</text:span></text:p><text:p><text:s text:c="2"/>&gt; Item b <text:s/></text:p><text:p><text:s text:c="2"/>&gt; Item c</text:p><text:p><text:s/>&gt; Item d</text:p><text:p><text:s/>&gt; Item e</text:p></draw:text-box></draw:frame><draw:rect draw:style-name="gr25" draw:text-style-name="P76" svg:width="2.248cm" svg:height="1.922cm" svg:x="0.33cm" svg:y="1.755cm"><text:p/></draw:rect></draw:g><draw:frame draw:style-name="gr27" draw:text-style-name="P83" svg:width="2.029cm" svg:height="1.22cm" svg:x="0.638cm" svg:y="0.302cm"><draw:text-box><text:p><text:span text:style-name="T97">Affichage à</text:span></text:p><text:p><text:span text:style-name="T97"><text:s/></text:span><text:span text:style-name="T97">l'entrée sur </text:span></text:p><text:p><text:span text:style-name="T97">Item a  </text:span><text:span text:style-name="T98">:</text:span></text:p></draw:text-box></draw:frame><draw:line draw:style-name="gr28" draw:text-style-name="P76" svg:x1="2.889cm" svg:y1="2.33cm" svg:x2="2.889cm" svg:y2="2.804cm"><text:p/></draw:line><draw:g draw:style-name="gr26"><draw:frame draw:style-name="gr23" svg:width="2.25cm" svg:height="2.924cm" svg:x="3.261cm" svg:y="1.685cm"><draw:text-box><text:p>Titre</text:p><text:p><text:s/><text:span text:style-name="T30"><text:s/></text:span><text:span text:style-name="T30">&gt;</text:span><text:span text:style-name="T99"> Item a</text:span></text:p><text:p><text:s text:c="2"/>&gt;<text:span text:style-name="T30"> Item b</text:span> <text:s/></text:p><text:p><text:s text:c="2"/>&gt; Item c</text:p><text:p><text:s/>&gt; Item d</text:p><text:p><text:s/>&gt; Item e</text:p></draw:text-box></draw:frame><draw:rect draw:style-name="gr25" draw:text-style-name="P76" svg:width="2.248cm" svg:height="1.922cm" svg:x="3.263cm" svg:y="1.685cm"><text:p/></draw:rect></draw:g><draw:line draw:style-name="gr28" draw:text-style-name="P76" svg:x1="5.824cm" svg:y1="2.287cm" svg:x2="5.824cm" svg:y2="2.761cm"><text:p/></draw:line><draw:g draw:style-name="gr26"><draw:frame draw:style-name="gr23" svg:width="2.25cm" svg:height="2.924cm" svg:x="6.128cm" svg:y="1.637cm"><draw:text-box><text:p>Titre</text:p><text:p><text:s/><text:span text:style-name="T30"><text:s/></text:span><text:span text:style-name="T30">&gt;</text:span><text:span text:style-name="T99"> Item b</text:span></text:p><text:p><text:s text:c="2"/>&gt;<text:span text:style-name="T30"> Item c</text:span> <text:s/></text:p><text:p><text:s text:c="2"/>&gt; Item d</text:p><text:p><text:s/>&gt; Item e</text:p><text:p/></draw:text-box></draw:frame><draw:rect draw:style-name="gr25" draw:text-style-name="P76" svg:width="2.248cm" svg:height="1.922cm" svg:x="6.129cm" svg:y="1.637cm"><text:p/></draw:rect></draw:g><draw:line draw:style-name="gr28" draw:text-style-name="P76" svg:x1="8.776cm" svg:y1="2.36cm" svg:x2="8.776cm" svg:y2="2.834cm"><text:p/></draw:line><draw:g draw:style-name="gr26"><draw:frame draw:style-name="gr23" svg:width="2.25cm" svg:height="2.924cm" svg:x="9.147cm" svg:y="1.664cm"><draw:text-box><text:p>Titre</text:p><text:p><text:s/><text:span text:style-name="T30"><text:s/></text:span><text:span text:style-name="T30">&gt;</text:span><text:span text:style-name="T99"> Item c</text:span></text:p><text:p><text:s text:c="2"/>&gt;<text:span text:style-name="T30"> Item d</text:span> <text:s/></text:p><text:p><text:s text:c="2"/>&gt; Item e</text:p><text:p/><text:p/></draw:text-box></draw:frame><draw:rect draw:style-name="gr25" draw:text-style-name="P76" svg:width="2.248cm" svg:height="1.922cm" svg:x="9.149cm" svg:y="1.664cm"><text:p/></draw:rect></draw:g><draw:g draw:style-name="gr26"><draw:frame draw:style-name="gr23" svg:width="2.25cm" svg:height="2.924cm" svg:x="12.167cm" svg:y="1.623cm"><draw:text-box><text:p>Titre</text:p><text:p><text:s/><text:span text:style-name="T30"><text:s/></text:span><text:span text:style-name="T30">&gt;</text:span><text:span text:style-name="T99"> Item c</text:span></text:p><text:p><text:s/><text:span text:style-name="T99"><text:s/></text:span><text:span text:style-name="T99">&gt; Item d</text:span> <text:s/></text:p><text:p><text:span text:style-name="T30"><text:s text:c="2"/></text:span><text:span text:style-name="T30">&gt; Item e</text:span></text:p><text:p/><text:p/></draw:text-box></draw:frame><draw:rect draw:style-name="gr25" draw:text-style-name="P76" svg:width="2.248cm" svg:height="1.922cm" svg:x="12.169cm" svg:y="1.623cm"><text:p/></draw:rect></draw:g><draw:line draw:style-name="gr28" draw:text-style-name="P76" svg:x1="11.819cm" svg:y1="2.608cm" svg:x2="11.819cm" svg:y2="3.082cm"><text:p/></draw:line><draw:line draw:style-name="gr28" draw:text-style-name="P76" svg:x1="14.707cm" svg:y1="2.571cm" svg:x2="14.707cm" svg:y2="3.045cm"><text:p/></draw:line><draw:g draw:style-name="gr26"><draw:frame draw:style-name="gr23" svg:width="2.25cm" svg:height="2.924cm" svg:x="14.989cm" svg:y="1.609cm"><draw:text-box><text:p>Titre</text:p><text:p><text:s/><text:span text:style-name="T30"><text:s/></text:span><text:span text:style-name="T30">&gt;</text:span><text:span text:style-name="T99"> Item c</text:span></text:p><text:p><text:s/><text:span text:style-name="T99"><text:s/></text:span><text:span text:style-name="T99">&gt; Item d</text:span> <text:s/></text:p><text:p><text:span text:style-name="T30"><text:s text:c="2"/></text:span><text:span text:style-name="T30">&gt; Item e</text:span></text:p><text:p/><text:p/></draw:text-box></draw:frame><draw:rect draw:style-name="gr25" draw:text-style-name="P76" svg:width="2.248cm" svg:height="1.922cm" svg:x="14.991cm" svg:y="1.609cm"><text:p/></draw:rect></draw:g><draw:custom-shape draw:style-name="gr29" draw:text-style-name="P76" svg:width="0.507cm" svg:height="8.4cm" draw:transform="rotate (1.5707963267946) translate (3.26319444444444cm 5.242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84" svg:width="4.213cm" svg:height="1.22cm" svg:x="5.533cm" svg:y="5.387cm"><draw:text-box><text:p><text:span text:style-name="T1">Facile car l'item actif est au milieu et les frères sont au-dessus, au dessous</text:span></text:p></draw:text-box></draw:frame></draw:g></text:p>
      <text:p text:style-name="P43"/>
      <text:p text:style-name="P43"/>
      <text:p text:style-name="P43"/>
      <text:p text:style-name="P43"/>
      <text:p text:style-name="P43"/>
      <text:p text:style-name="P43"/>
      <text:p text:style-name="P43"/>
      <text:p text:style-name="P44"/>
      <text:p text:style-name="P44"/>
      <text:p text:style-name="P44">L'algorithme</text:p>
      <text:p text:style-name="P46">Line1 = Titre</text:p>
      <text:p text:style-name="P46">Si la position dans le menu est <text:span text:style-name="T25">First</text:span> : </text:p>
      <text:p text:style-name="P46"><text:tab/>Affichage du texte de l'Item actuel (n)</text:p>
      <text:p text:style-name="P46"><text:tab/>S'il existe un menu en dessous, on l'affiche en ligne 3 l'item (n+1)</text:p>
      <text:p text:style-name="P46"><text:tab/>S'il existe un menu encore en dessous, on l'affiche en ligne 4 l'item (n+2)</text:p>
      <text:p text:style-name="P46">Si la position dans le menu est <text:span text:style-name="T25">Middle</text:span> :</text:p>
      <text:p text:style-name="P46"><text:tab/>Affichage en ligne 2 Item actuel (n-1)</text:p>
      <text:p text:style-name="P46"><text:tab/>Affichage en ligne 3 <text:s/>Item actuel (n)</text:p>
      <text:p text:style-name="P46"><text:tab/>Affichage en ligne 4 <text:s/>Item actuel (n+1)</text:p>
      <text:p text:style-name="P46">Si la position dans le menu est <text:span text:style-name="T25">Last</text:span>:</text:p>
      <text:p text:style-name="P46"><text:tab/>S'il existe un menu encore en dessus,</text:p>
      <text:p text:style-name="P46"><text:tab/><text:tab/>Affichage en ligne 2 l'item (n-2)</text:p>
      <text:p text:style-name="P46"><text:tab/><text:tab/>Affichage en ligne 3 l'item (n-1)</text:p>
      <text:p text:style-name="P46"><text:tab/><text:tab/>Affichage en ligne 4 l'item actuel (n)</text:p>
      <text:p text:style-name="P46"><text:tab/>Sinon (il n'existe pas d'item n-2)</text:p>
      <text:p text:style-name="P46"><text:tab/><text:tab/>Affichage en ligne 2 l'item (n-1)</text:p>
      <text:p text:style-name="P46"><text:tab/><text:tab/>Affichage en ligne 3 l'item actuel (n)</text:p>
      <text:p text:style-name="P46"><text:tab/><text:tab/>Clr ligne 4 </text:p>
      <text:p text:style-name="P46"><text:tab/>Fin Si</text:p>
      <text:h text:style-name="P52" text:outline-level="2"><text:soft-page-break/>Fonction Menu_InputStateMachine( )</text:h>
      <text:h text:style-name="P54" text:outline-level="3">Variable supplémentaire</text:h>
      <text:p text:style-name="P38">Le user (module supérieur) connaît les divers <text:span text:style-name="T25">Menu_Node</text:span>. (il sont déclarés dans <text:span text:style-name="T25">Menu.h</text:span> et c'est lui qui les a créés dans <text:span text:style-name="T25">Menu.c</text:span>).</text:p>
      <text:p text:style-name="P38">Chaque <text:span text:style-name="T25">Menu_Node</text:span> possède un champ spécifique pour les <text:span text:style-name="T26">paramètres</text:span> (input à saisir, plus précisément, valeur à modifier puisqu'une valeur en cours est systématiquement fournie):</text:p>
      <text:p text:style-name="P14"><text:span text:style-name="T33"><text:tab/></text:span><text:span text:style-name="T45">Menu_ParamValTypedef</text:span><text:span text:style-name="T33"> * </text:span><text:span text:style-name="T49">Param</text:span><text:span text:style-name="T33">;</text:span></text:p>
      <text:p text:style-name="P38"/>
      <text:p text:style-name="P49">Pour la grande majorité des<text:span text:style-name="T25"> Menu_Node</text:span>, ce champ sera inutile (menu passif). Dans ce cas, on initialisera systématiquement le champs<text:span text:style-name="T71"> </text:span><text:span text:style-name="T70">&amp;ParamNull</text:span><text:span text:style-name="T69">.</text:span></text:p>
      <text:p text:style-name="P38"/>
      <text:p text:style-name="P38">Structure param :</text:p>
      <text:p text:style-name="P10"><text:span text:style-name="T31">typedef</text:span><text:span text:style-name="T33"> </text:span><text:span text:style-name="T31">struct</text:span></text:p>
      <text:p text:style-name="P16">{</text:p>
      <text:p text:style-name="P14"><text:span text:style-name="T33"><text:tab/></text:span><text:span text:style-name="T31">float</text:span><text:span text:style-name="T33"> </text:span><text:span text:style-name="T49">Val</text:span><text:span text:style-name="T33">; <text:s/>la valeur en question</text:span></text:p>
      <text:p text:style-name="P14"><text:span text:style-name="T33"><text:tab/></text:span><text:span text:style-name="T31">float</text:span><text:span text:style-name="T33"> </text:span><text:span text:style-name="T49">MinVal</text:span><text:span text:style-name="T33">; </text:span></text:p>
      <text:p text:style-name="P14"><text:span text:style-name="T33"><text:tab/></text:span><text:span text:style-name="T31">float</text:span><text:span text:style-name="T33"> </text:span><text:span text:style-name="T49">MaxVal</text:span><text:span text:style-name="T33">;</text:span></text:p>
      <text:p text:style-name="P14"><text:span text:style-name="T33"><text:tab/></text:span><text:span text:style-name="T32">char</text:span><text:span text:style-name="T42"> </text:span><text:span text:style-name="T59">DigitNb</text:span><text:span text:style-name="T33">; le nbre de digit qui forme le nombre (point non compris)</text:span></text:p>
      <text:p text:style-name="P15"><text:span text:style-name="T33"><text:tab/></text:span><text:span text:style-name="T31">char</text:span><text:span text:style-name="T33"> </text:span><text:span text:style-name="T49">DecimalNb</text:span><text:span text:style-name="T33">; le nbre de décimales derrière le point</text:span></text:p>
      <text:p text:style-name="P14"><text:span text:style-name="T33"><text:tab/></text:span><text:span text:style-name="T31">char</text:span><text:span text:style-name="T33"> </text:span><text:span text:style-name="T49">NewUserInputFlag</text:span><text:span text:style-name="T33">; indique que Val vient d'être modifiée par le user via <text:tab/><text:tab/><text:tab/>le menu saisi correspondant</text:span></text:p>
      <text:p text:style-name="P17"><text:span text:style-name="T40">} </text:span><text:span text:style-name="T46">Menu_ParamValTypedef</text:span><text:span text:style-name="T40">;</text:span></text:p>
      <text:p text:style-name="P38"/>
      <text:h text:style-name="P54" text:outline-level="3">Scénario de saisie </text:h>
      <text:p text:style-name="P38">exemple avec <text:span text:style-name="T25">MenuNodeInput_VoltParam</text:span><text:span text:style-name="T63"> </text:span></text:p>
      <text:p text:style-name="P38"><draw:frame text:anchor-type="paragraph" draw:z-index="150" draw:style-name="gr52" svg:width="1.879cm" svg:height="0.489cm" svg:x="2.413cm" svg:y="0.418cm"><draw:text-box><text:p>Menu.c</text:p></draw:text-box></draw:frame><draw:frame text:anchor-type="paragraph" draw:z-index="151" draw:style-name="gr52" svg:width="1.879cm" svg:height="0.489cm" svg:x="7.863cm" svg:y="0.441cm"><draw:text-box><text:p>Menu.h</text:p></draw:text-box></draw:frame><draw:frame text:anchor-type="paragraph" draw:z-index="152" draw:style-name="gr53" svg:width="2.991cm" svg:height="0.976cm" svg:x="12.705cm" svg:y="-0.187cm"><draw:text-box><text:p>ModuleSup.c</text:p><text:p>(SystManag.c)</text:p></draw:text-box></draw:frame></text:p>
      <text:p text:style-name="P38"><draw:custom-shape text:anchor-type="paragraph" draw:z-index="147" draw:style-name="gr2" draw:text-style-name="P76" svg:width="5.345cm" svg:height="6.095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8" draw:style-name="gr2" draw:text-style-name="P76" svg:width="6.688cm" svg:height="6.153cm" svg:x="9.894cm" svg:y="0.40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custom-shape text:anchor-type="paragraph" draw:z-index="149" draw:style-name="gr51" draw:text-style-name="P76" svg:width="1.687cm" svg:height="5.966cm" svg:x="7.149cm" svg:y="-0.13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4" draw:style-name="gr54" draw:text-style-name="P88" svg:width="4.208cm" svg:height="0.733cm" svg:x="1.672cm" svg:y="0.058cm"><draw:text-box><text:p><text:span text:style-name="T108">MenuNodeInput_VoltParam</text:span></text:p></draw:text-box></draw:frame></text:p>
      <text:p text:style-name="P38"><draw:g text:anchor-type="paragraph" draw:z-index="153" draw:style-name="gr22"><draw:rect draw:style-name="gr45" draw:text-style-name="P76" svg:width="1.456cm" svg:height="0.221cm" svg:x="2.136cm" svg:y="-0.176cm"><text:p/></draw:rect><draw:rect draw:style-name="gr45" draw:text-style-name="P76" svg:width="1.456cm" svg:height="0.221cm" svg:x="2.136cm" svg:y="0.043cm"><text:p/></draw:rect><draw:rect draw:style-name="gr46" draw:text-style-name="P76" svg:width="1.456cm" svg:height="0.221cm" svg:x="2.136cm" svg:y="0.265cm"><text:p/></draw:rect><draw:rect draw:style-name="gr46" draw:text-style-name="P76" svg:width="1.456cm" svg:height="0.221cm" svg:x="2.136cm" svg:y="0.484cm"><text:p/></draw:rect><draw:rect draw:style-name="gr45" draw:text-style-name="P76" svg:width="1.456cm" svg:height="0.221cm" svg:x="2.136cm" svg:y="0.905cm"><text:p/></draw:rect><draw:rect draw:style-name="gr45" draw:text-style-name="P76" svg:width="1.456cm" svg:height="1.303cm" svg:x="2.136cm" svg:y="-0.176cm"><text:p/></draw:rect></draw:g><draw:path text:anchor-type="paragraph" draw:z-index="158" draw:style-name="gr9" draw:text-style-name="P76" svg:width="9.452cm" svg:height="0.749cm" svg:x="3.182cm" svg:y="0.326cm" svg:viewBox="0 0 9453 750" svg:d="M9453 750c-4930-1516-9453-265-9453-265"><text:p/></draw:path></text:p>
      <text:p text:style-name="P38"><draw:line text:anchor-type="paragraph" draw:z-index="157" draw:style-name="gr9" draw:text-style-name="P90" svg:x1="2.757cm" svg:y1="0.353cm" svg:x2="2.757cm" svg:y2="1.141cm"><text:p/></draw:line><draw:path text:anchor-type="paragraph" draw:z-index="160" draw:style-name="gr9" draw:text-style-name="P76" svg:width="7.577cm" svg:height="1.916cm" svg:x="3.182cm" svg:y="0.129cm" svg:viewBox="0 0 7578 1917" svg:d="M0 0c5088 3262 7578 1374 7578 1374"><text:p/></draw:path><draw:path text:anchor-type="paragraph" draw:z-index="163" draw:style-name="gr9" draw:text-style-name="P76" svg:width="7.247cm" svg:height="2.449cm" svg:x="2.889cm" svg:y="0.129cm" svg:viewBox="0 0 7248 2450" svg:d="M7248 2231c-2961 1088-7248-2231-7248-2231"><text:p/></draw:path></text:p>
      <text:p text:style-name="P38"><draw:frame text:anchor-type="paragraph" draw:z-index="159" draw:style-name="gr55" draw:text-style-name="P89" svg:width="6.587cm" svg:height="0.424cm" svg:x="10.137cm" svg:y="-0.044cm"><draw:text-box><text:p><text:span text:style-name="T75">Menu_IsNewParamValue(Menu_ItemVoltParam)</text:span></text:p></draw:text-box></draw:frame></text:p>
      <text:p text:style-name="P38"><draw:g text:anchor-type="paragraph" draw:z-index="155" draw:style-name="gr22"><draw:rect draw:style-name="gr45" draw:text-style-name="P76" svg:width="1.456cm" svg:height="0.221cm" svg:x="2.11cm" svg:y="-0.175cm"><text:p/></draw:rect><draw:rect draw:style-name="gr45" draw:text-style-name="P76" svg:width="1.456cm" svg:height="0.221cm" svg:x="2.11cm" svg:y="0.044cm"><text:p/></draw:rect><draw:rect draw:style-name="gr46" draw:text-style-name="P76" svg:width="1.456cm" svg:height="0.221cm" svg:x="2.11cm" svg:y="0.266cm"><text:p/></draw:rect><draw:rect draw:style-name="gr46" draw:text-style-name="P76" svg:width="1.456cm" svg:height="0.221cm" svg:x="2.11cm" svg:y="0.485cm"><text:p/></draw:rect><draw:rect draw:style-name="gr45" draw:text-style-name="P76" svg:width="1.456cm" svg:height="0.221cm" svg:x="2.11cm" svg:y="0.906cm"><text:p/></draw:rect><draw:rect draw:style-name="gr45" draw:text-style-name="P76" svg:width="1.456cm" svg:height="1.303cm" svg:x="2.11cm" svg:y="-0.175cm"><text:p/></draw:rect></draw:g><draw:frame text:anchor-type="paragraph" draw:z-index="161" draw:style-name="gr55" draw:text-style-name="P89" svg:width="6.587cm" svg:height="0.424cm" svg:x="10.906cm" svg:y="0.037cm"><draw:text-box><text:p><text:span text:style-name="T75">1 (donc oui, une nvelle valeur présente)</text:span></text:p></draw:text-box></draw:frame></text:p>
      <text:p text:style-name="P38"><draw:frame text:anchor-type="paragraph" draw:z-index="162" draw:style-name="gr55" draw:text-style-name="P89" svg:width="6.587cm" svg:height="0.424cm" svg:x="10.402cm" svg:y="0.072cm"><draw:text-box><text:p><text:span text:style-name="T75">Menu_ClearNewParamFlag()</text:span></text:p></draw:text-box></draw:frame><draw:line text:anchor-type="paragraph" draw:z-index="165" draw:style-name="gr9" draw:text-style-name="P76" svg:x1="10.062cm" svg:y1="1.062cm" svg:x2="3.327cm" svg:y2="-0.116cm"><text:p/></draw:line><draw:line text:anchor-type="paragraph" draw:z-index="166" draw:style-name="gr9" draw:text-style-name="P76" svg:x1="2.99cm" svg:y1="-0.062cm" svg:x2="10.591cm" svg:y2="1.598cm"><text:p/></draw:line><draw:frame text:anchor-type="paragraph" draw:z-index="168" draw:style-name="gr55" draw:text-style-name="P92" svg:width="1.969cm" svg:height="0.424cm" svg:x="2.277cm" svg:y="-0.175cm"><draw:text-box><text:p><text:span text:style-name="T110">NewVal</text:span></text:p></draw:text-box></draw:frame></text:p>
      <text:p text:style-name="P38"><draw:frame text:anchor-type="paragraph" draw:z-index="156" draw:style-name="gr55" draw:text-style-name="P89" svg:width="3.599cm" svg:height="0.424cm" svg:x="1.91cm" svg:y="-0.019cm"><draw:text-box><text:p><text:span text:style-name="T75">Param</text:span></text:p></draw:text-box></draw:frame><draw:frame text:anchor-type="paragraph" draw:z-index="164" draw:style-name="gr55" draw:text-style-name="P89" svg:width="6.587cm" svg:height="0.424cm" svg:x="10.352cm" svg:y="0.228cm"><draw:text-box><text:p><text:span text:style-name="T75">Menu_GetParamValue(Menu_ItemVoltParam)</text:span></text:p></draw:text-box></draw:frame></text:p>
      <text:p text:style-name="P38"><draw:frame text:anchor-type="paragraph" draw:z-index="167" draw:style-name="gr55" draw:text-style-name="P91" svg:width="6.587cm" svg:height="0.424cm" svg:x="10.737cm" svg:y="0.293cm"><draw:text-box><text:p><text:span text:style-name="T109">Valeur récupérée</text:span></text:p></draw:text-box></draw:frame></text:p>
      <text:p text:style-name="P38"/>
      <text:p text:style-name="P38"/>
      <text:p text:style-name="P47"/>
      <text:p text:style-name="P38"/>
      <text:h text:style-name="P54" text:outline-level="3"><text:soft-page-break/>Evolution des écrans dans la procédure de saisie</text:h>
      <text:p text:style-name="P38"/>
      <text:p text:style-name="P38">Voici l'enchaînement typique des écrans que devrait voir le user quand il entre dans un tel <text:span text:style-name="T25">item</text:span> : </text:p>
      <text:p text:style-name="P38">(<text:span text:style-name="T26">exemple :</text:span> le <text:span text:style-name="T25">MenuNode</text:span> « passif » <text:span text:style-name="T25">MenuNodePassive_3_1</text:span> permet d'accéder au <text:s/><text:span text:style-name="T25">MenuNode </text:span><text:span text:style-name="T63">« input » </text:span><text:span text:style-name="T25">MenuNodeInput_VoltParam</text:span><text:span text:style-name="T63">)</text:span></text:p>
      <text:p text:style-name="P34"/>
      <text:p text:style-name="P38"><text:span text:style-name="T64">NB </text:span><text:span text:style-name="T63">: en bleu, les infos user (soit fixées lors de la définition des </text:span><text:span text:style-name="T25">MenuNodes</text:span><text:span text:style-name="T63">, soit données dynamiques).</text:span></text:p>
      <text:p text:style-name="P34"/>
      <text:p text:style-name="P34">La figure ci-dessus montre la complexité vis à vis d'une simple navigation dans des menus passifs :</text:p>
      <text:p text:style-name="P34"/>
      <text:p text:style-name="P34"><draw:frame text:anchor-type="paragraph" draw:z-index="169" draw:style-name="gr56" draw:text-style-name="P93" svg:width="2.513cm" svg:height="1.408cm" svg:x="0.912cm" svg:y="2.145cm"><draw:text-box><text:p><text:span text:style-name="T111">Param setting</text:span></text:p><text:p><text:span text:style-name="T111"><text:s/></text:span><text:span text:style-name="T111">&gt;</text:span><text:span text:style-name="T112">Voltage Level</text:span></text:p><text:p><text:span text:style-name="T111"><text:s text:c="3"/></text:span><text:span text:style-name="T111">Menu b <text:s/></text:span></text:p><text:p><text:span text:style-name="T111"><text:s text:c="3"/></text:span><text:span text:style-name="T111">Menu c</text:span></text:p></draw:text-box></draw:frame><draw:line text:anchor-type="paragraph" draw:z-index="170" draw:style-name="gr41" draw:text-style-name="P76" svg:x1="3.424cm" svg:y1="2.877cm" svg:x2="7.031cm" svg:y2="2.877cm"><text:p/></draw:line><draw:frame text:anchor-type="paragraph" draw:z-index="171" draw:style-name="gr56" draw:text-style-name="P78" svg:width="2.513cm" svg:height="1.408cm" svg:x="7.094cm" svg:y="2.025cm"><draw:text-box><text:p><text:span text:style-name="T113">Volt Param [V] …:</text:span><text:span text:style-name="T86"> </text:span></text:p><text:p><text:span text:style-name="T86"><text:s/></text:span><text:span text:style-name="T86">Min : </text:span><text:span text:style-name="T113">12.00</text:span></text:p><text:p><text:span text:style-name="T86"><text:s/></text:span><text:span text:style-name="T86">Max: </text:span><text:span text:style-name="T113">13.00</text:span><text:span text:style-name="T86"> <text:s/></text:span></text:p><text:p><text:span text:style-name="T86"><text:s/></text:span><text:span text:style-name="T86">Actual : </text:span><text:span text:style-name="T114">1</text:span><text:span text:style-name="T113">2.50</text:span></text:p></draw:text-box></draw:frame><draw:ellipse text:anchor-type="paragraph" draw:z-index="172" draw:style-name="gr57" draw:text-style-name="P76" svg:width="0.779cm" svg:height="0.733cm" svg:x="9.188cm" svg:y="3.067cm" draw:kind="arc" draw:start-angle="187.11" draw:end-angle="82.78"><text:p/></draw:ellipse><draw:frame text:anchor-type="paragraph" draw:z-index="173" draw:style-name="gr58" draw:text-style-name="P94" svg:width="4.622cm" svg:height="1.828cm" svg:x="10.033cm" svg:y="2.357cm"><draw:text-box><text:p><text:span text:style-name="T75"><text:s/></text:span><text:span text:style-name="T75">&lt;Right&gt; &amp; (curseur!= maxpos)</text:span></text:p><text:p><text:span text:style-name="T75"><text:s/></text:span><text:span text:style-name="T75">&lt;Left&gt; &amp; (curseur!= 0)</text:span></text:p><text:p><text:span text:style-name="T75"><text:s/></text:span><text:span text:style-name="T75">&lt;Up&gt;</text:span></text:p><text:p><text:span text:style-name="T75"><text:s/></text:span><text:span text:style-name="T75">&lt;Down&gt;</text:span></text:p></draw:text-box></draw:frame><draw:line text:anchor-type="paragraph" draw:z-index="174" draw:style-name="gr59" draw:text-style-name="P76" svg:x1="10.954cm" svg:y1="1.494cm" svg:x2="9.294cm" svg:y2="2.593cm"><text:p/></draw:line><draw:frame text:anchor-type="paragraph" draw:z-index="175" draw:style-name="gr58" draw:text-style-name="P94" svg:width="4.622cm" svg:height="1.828cm" svg:x="11.068cm" svg:y="1.002cm"><draw:text-box><text:p><text:span text:style-name="T75">Réglage de chaque digit avec les flèches</text:span></text:p></draw:text-box></draw:frame><draw:line text:anchor-type="paragraph" draw:z-index="176" draw:style-name="gr41" draw:text-style-name="P76" svg:x1="8.042cm" svg:y1="3.429cm" svg:x2="6.599cm" svg:y2="5.025cm"><text:p/></draw:line><draw:frame text:anchor-type="paragraph" draw:z-index="177" draw:style-name="gr56" draw:text-style-name="P78" svg:width="2.513cm" svg:height="1.408cm" svg:x="5.001cm" svg:y="5.029cm"><draw:text-box><text:p><text:span text:style-name="T86">Discard changes ? </text:span></text:p><text:p><text:span text:style-name="T86"><text:s/></text:span><text:span text:style-name="T86">Yes : click Left</text:span></text:p><text:p><text:span text:style-name="T86"><text:s/></text:span><text:span text:style-name="T86">No : click Right</text:span></text:p><text:p><text:span text:style-name="T86">Waiting ...</text:span></text:p></draw:text-box></draw:frame><draw:line text:anchor-type="paragraph" draw:z-index="178" draw:style-name="gr41" draw:text-style-name="P76" svg:x1="4.87cm" svg:y1="5.591cm" svg:x2="2.152cm" svg:y2="3.552cm"><text:p/></draw:line><draw:line text:anchor-type="paragraph" draw:z-index="180" draw:style-name="gr41" draw:text-style-name="P76" svg:x1="8.838cm" svg:y1="3.429cm" svg:x2="10.882cm" svg:y2="4.932cm"><text:p/></draw:line><draw:frame text:anchor-type="paragraph" draw:z-index="181" draw:style-name="gr56" draw:text-style-name="P78" svg:width="2.513cm" svg:height="1.408cm" svg:x="9.112cm" svg:y="4.935cm"><draw:text-box><text:p><text:span text:style-name="T86">Confirm changes ? </text:span></text:p><text:p><text:span text:style-name="T86"><text:s/></text:span><text:span text:style-name="T86">Yes : click Right</text:span></text:p><text:p><text:span text:style-name="T86"><text:s/></text:span><text:span text:style-name="T86">No : click Left</text:span></text:p><text:p><text:span text:style-name="T86">Waiting ...</text:span></text:p></draw:text-box></draw:frame><draw:line text:anchor-type="paragraph" draw:z-index="182" draw:style-name="gr41" draw:text-style-name="P76" svg:x1="7.248cm" svg:y1="5.025cm" svg:x2="8.306cm" svg:y2="3.429cm"><text:p/></draw:line><draw:line text:anchor-type="paragraph" draw:z-index="183" draw:style-name="gr41" draw:text-style-name="P76" svg:x1="9.677cm" svg:y1="4.812cm" svg:x2="8.594cm" svg:y2="3.429cm"><text:p/></draw:line><draw:ellipse text:anchor-type="paragraph" draw:z-index="185" draw:style-name="gr62" draw:text-style-name="P76" svg:width="4.306cm" svg:height="3.292cm" svg:x="-0.377cm" svg:y="1.441cm"><text:p/></draw:ellipse><draw:ellipse text:anchor-type="paragraph" draw:z-index="186" draw:style-name="gr62" draw:text-style-name="P76" svg:width="12.399cm" svg:height="9.175cm" svg:x="4.143cm" svg:y="0.139cm"><text:p/></draw:ellipse><draw:frame text:anchor-type="paragraph" draw:z-index="187" draw:style-name="gr63" draw:text-style-name="P95" svg:width="3.562cm" svg:height="0.814cm" svg:x="1.088cm" svg:y="0.593cm"><draw:text-box><text:p><text:span text:style-name="T115">MenuNodePassive_3_1</text:span></text:p></draw:text-box></draw:frame><draw:line text:anchor-type="paragraph" draw:z-index="189" draw:style-name="gr65" draw:text-style-name="P76" svg:x1="2.486cm" svg:y1="1.099cm" svg:x2="1.909cm" svg:y2="1.404cm"><text:p/></draw:line></text:p>
      <text:p text:style-name="P34"/>
      <text:p text:style-name="P34"/>
      <text:p text:style-name="P34"><draw:path text:anchor-type="paragraph" draw:z-index="251" draw:style-name="gr9" draw:text-style-name="P76" svg:width="4.554cm" svg:height="5.622cm" svg:x="9.606cm" svg:y="0.649cm" svg:viewBox="0 0 4555 5623" svg:d="M3473 5623c3755-3242-3473-5623-3473-5623"><text:p/></draw:path></text:p>
      <text:p text:style-name="P34"><draw:frame text:anchor-type="paragraph" draw:z-index="248" draw:style-name="gr80" draw:text-style-name="P94" svg:width="1.31cm" svg:height="0.385cm" svg:x="3.685cm" svg:y="0.079cm"><draw:text-box><text:p><text:span text:style-name="T75"><text:s/></text:span><text:span text:style-name="T75">&lt;Right&gt;</text:span></text:p></draw:text-box></draw:frame></text:p>
      <text:p text:style-name="P34"><draw:path text:anchor-type="paragraph" draw:z-index="244" draw:style-name="gr9" draw:text-style-name="P76" svg:width="7.981cm" svg:height="4.027cm" svg:x="1.577cm" svg:y="0.263cm" svg:viewBox="0 0 7982 4028" svg:d="M7982 2790c-4521 3941-7982-2790-7982-2790"><text:p/></draw:path></text:p>
      <text:p text:style-name="P34"><draw:frame text:anchor-type="paragraph" draw:z-index="245" draw:style-name="gr77" draw:text-style-name="P94" svg:width="3.179cm" svg:height="0.444cm" svg:x="4.417cm" svg:y="-0.06cm"><draw:text-box><text:p><text:span text:style-name="T75"><text:s/></text:span><text:span text:style-name="T75">&lt;Left&gt; &amp; <text:s/>(curseur =0)</text:span></text:p></draw:text-box></draw:frame><draw:frame text:anchor-type="paragraph" draw:z-index="246" draw:style-name="gr78" draw:text-style-name="P94" svg:width="1.377cm" svg:height="0.424cm" svg:x="7.459cm" svg:y="0.441cm"><draw:text-box><text:p><text:span text:style-name="T75"><text:s/></text:span><text:span text:style-name="T75">&lt;Right&gt; </text:span></text:p></draw:text-box></draw:frame><draw:frame text:anchor-type="paragraph" draw:z-index="184" draw:style-name="gr61" draw:text-style-name="P94" svg:width="1.086cm" svg:height="0.368cm" svg:x="8.715cm" svg:y="0.236cm"><draw:text-box><text:p><text:span text:style-name="T75"><text:s/></text:span><text:span text:style-name="T75">&lt;Left&gt;</text:span></text:p></draw:text-box></draw:frame><draw:frame text:anchor-type="paragraph" draw:z-index="247" draw:style-name="gr79" draw:text-style-name="P94" svg:width="4.795cm" svg:height="0.436cm" svg:x="10.033cm" svg:y="0.256cm"><draw:text-box><text:p><text:span text:style-name="T75"><text:s/></text:span><text:span text:style-name="T75">&lt;Right&gt; &amp; <text:s/>(curseur =maxpos)</text:span></text:p></draw:text-box></draw:frame></text:p>
      <text:p text:style-name="P34"><draw:frame text:anchor-type="paragraph" draw:z-index="179" draw:style-name="gr60" draw:text-style-name="P94" svg:width="1.176cm" svg:height="0.419cm" svg:x="2.969cm" svg:y="-0.185cm"><draw:text-box><text:p><text:span text:style-name="T75"><text:s/></text:span><text:span text:style-name="T75">&lt;Left&gt;</text:span></text:p></draw:text-box></draw:frame></text:p>
      <text:p text:style-name="P34"><draw:frame text:anchor-type="paragraph" draw:z-index="252" draw:style-name="gr81" draw:text-style-name="P94" svg:width="1.435cm" svg:height="0.44cm" svg:x="13.813cm" svg:y="0.171cm"><draw:text-box><text:p><text:span text:style-name="T75">Any key</text:span></text:p></draw:text-box></draw:frame></text:p>
      <text:p text:style-name="P34"><draw:line text:anchor-type="paragraph" draw:z-index="249" draw:style-name="gr41" draw:text-style-name="P76" svg:x1="10.947cm" svg:y1="0.422cm" svg:x2="11.279cm" svg:y2="1.561cm"><text:p/></draw:line><draw:ellipse text:anchor-type="paragraph" draw:z-index="275" draw:style-name="gr57" draw:text-style-name="P76" svg:width="0.779cm" svg:height="0.733cm" svg:x="11.275cm" svg:y="0.079cm" draw:kind="arc" draw:start-angle="187.11" draw:end-angle="82.78"><text:p/></draw:ellipse><draw:frame text:anchor-type="paragraph" draw:z-index="276" draw:style-name="gr66" draw:text-style-name="P94" svg:width="2.738cm" svg:height="0.733cm" svg:x="12.053cm" svg:y="-0.175cm"><draw:text-box><text:p><text:span text:style-name="T75"><text:s/></text:span><text:span text:style-name="T75">&lt;Up&gt;</text:span></text:p><text:p><text:span text:style-name="T75">| &lt;Down&gt;</text:span></text:p></draw:text-box></draw:frame></text:p>
      <text:p text:style-name="P34"><draw:frame text:anchor-type="paragraph" draw:z-index="250" draw:style-name="gr61" draw:text-style-name="P94" svg:width="3.37cm" svg:height="0.368cm" svg:x="9.559cm" svg:y="0.153cm"><draw:text-box><text:p><text:span text:style-name="T75"><text:s/></text:span><text:span text:style-name="T75">&lt;Right&gt; &amp;&amp; Valeur KO</text:span></text:p></draw:text-box></draw:frame></text:p>
      <text:p text:style-name="P34"><draw:frame text:anchor-type="paragraph" draw:z-index="243" draw:style-name="gr76" draw:text-style-name="P78" svg:width="2.513cm" svg:height="0.897cm" svg:x="10.567cm" svg:y="0.363cm"><draw:text-box><text:p><text:span text:style-name="T86">Value out of Range</text:span></text:p><text:p><text:span text:style-name="T86">Enter new Value...</text:span></text:p></draw:text-box></draw:frame><draw:frame text:anchor-type="paragraph" draw:z-index="274" draw:style-name="gr61" draw:text-style-name="P94" svg:width="3.37cm" svg:height="0.368cm" svg:x="6.41cm" svg:y="0.104cm"><draw:text-box><text:p><text:span text:style-name="T75"><text:s/></text:span><text:span text:style-name="T75">&lt;Rightt&gt; &amp;&amp; Valeur OK</text:span></text:p></draw:text-box></draw:frame></text:p>
      <text:p text:style-name="P34"><draw:line text:anchor-type="paragraph" draw:z-index="190" draw:style-name="gr65" draw:text-style-name="P76" svg:x1="6.273cm" svg:y1="0.316cm" svg:x2="5.038cm" svg:y2="0.866cm"><text:p/></draw:line></text:p>
      <text:p text:style-name="P34"><draw:frame text:anchor-type="paragraph" draw:z-index="188" draw:style-name="gr64" draw:text-style-name="P97" svg:width="4.714cm" svg:height="0.482cm" svg:x="0.826cm" svg:y="0.053cm"><draw:text-box><text:p text:style-name="P96"><text:span text:style-name="T116">MenuNodeInput_VoltParam</text:span></text:p></draw:text-box></draw:frame></text:p>
      <text:p text:style-name="P34"/>
      <text:list xml:id="list5621705762692861493" text:style-name="L6">
        <text:list-item>
          <text:p text:style-name="P65"><text:span text:style-name="T63">le passage d'un </text:span><text:span text:style-name="T25">MenuNode </text:span><text:span text:style-name="T63">à un autre ne se fait pas sur la même commande, il faut donc modifier dynamiquement les pointeurs horizontaux et verticaux,</text:span></text:p>
        </text:list-item>
        <text:list-item>
          <text:p text:style-name="P65"><text:span text:style-name="T63">Au sein de </text:span><text:span text:style-name="T25">MenuNodeInput_VoltParam</text:span><text:span text:style-name="T63">, on voit clairement des états différents, il faut donc construire une machine à états. </text:span></text:p>
        </text:list-item>
      </text:list>
      <text:p text:style-name="P37"><text:s text:c="18"/></text:p>
      <text:p text:style-name="P38">Trois fonctions d'affichage seront utilisées :</text:p>
      <text:list xml:id="list1246344403295316327" text:style-name="L7">
        <text:list-item>
          <text:p text:style-name="P66"><text:span text:style-name="T65">MenuInput_PrintParam ( )</text:span>: affiche les 4 lignes dynamique à partir :</text:p>
          <text:list>
            <text:list-item>
              <text:p text:style-name="P66"><text:span text:style-name="T63">des champs </text:span><text:span text:style-name="T25">MinVal </text:span><text:span text:style-name="T63">et</text:span><text:span text:style-name="T25"> MaxVal </text:span><text:span text:style-name="T63">de</text:span><text:span text:style-name="T25"> Param (MenuNodeInput </text:span><text:span text:style-name="T63">en cours),</text:span></text:p>
            </text:list-item>
            <text:list-item>
              <text:p text:style-name="P66"><text:span text:style-name="T63">du champ </text:span><text:span text:style-name="T54">StringInputValue</text:span><text:span text:style-name="T39">[8] de la variable d'état</text:span></text:p>
            </text:list-item>
          </text:list>
        </text:list-item>
        <text:list-item>
          <text:p text:style-name="P66"><text:span text:style-name="T65">MenuInput_PrintDiscard ( )</text:span>: screen statique,</text:p>
        </text:list-item>
        <text:list-item>
          <text:p text:style-name="P66"><text:span text:style-name="T65">MenuInput_PrintConfirm ( )</text:span>: screen statique.</text:p>
        </text:list-item>
      </text:list>
      <text:h text:style-name="P54" text:outline-level="3"><text:soft-page-break/>Graphe d'états associé à la fonction Menu_ImputStateMachine ()</text:h>
      <text:p text:style-name="P38"/>
      <text:p text:style-name="P38"><draw:frame text:anchor-type="paragraph" draw:z-index="197" draw:style-name="gr66" draw:text-style-name="P94" svg:width="5.118cm" svg:height="0.733cm" svg:x="12.853cm" svg:y="-0.099cm"><draw:text-box><text:p><text:span text:style-name="T75">= Key just stroken </text:span></text:p></draw:text-box></draw:frame><draw:frame text:anchor-type="paragraph" draw:z-index="198" draw:style-name="gr68" svg:width="4.657cm" svg:height="1.138cm" svg:x="0.296cm" svg:y="0.053cm"><draw:text-box><text:p><text:span text:style-name="T108"><text:s/></text:span><text:span text:style-name="T117">Menu_Status.ActualNode</text:span></text:p><text:p><text:span text:style-name="T117"><text:s text:c="2"/></text:span><text:span text:style-name="T117">=</text:span></text:p><text:p><text:span text:style-name="T117"><text:s/></text:span><text:span text:style-name="T115">MenuNodePassive x</text:span></text:p></draw:text-box></draw:frame><draw:custom-shape text:anchor-type="paragraph" draw:z-index="235" draw:style-name="gr74" draw:text-style-name="P76" svg:width="3.467cm" svg:height="1.306cm" svg:x="4.159cm" svg:y="-0.19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8" draw:style-name="gr12" svg:width="3.398cm" svg:height="0.814cm" svg:x="4.387cm" svg:y="0.053cm"><draw:text-box><text:p><text:span text:style-name="T117"><text:s/></text:span><text:span text:style-name="T115">MenuNodePassive x</text:span></text:p></draw:text-box></draw:frame><draw:custom-shape text:anchor-type="paragraph" draw:z-index="256" draw:style-name="gr44" draw:text-style-name="P76" svg:width="0.583cm" svg:height="0.618cm" svg:x="12.007cm" svg:y="-0.185cm"><text:p/><draw:enhanced-geometry svg:viewBox="0 0 640 861" draw:text-areas="257 295 414 566" draw:type="non-primitive" draw:enhanced-path="M 640 233 L 221 293 506 12 367 0 29 406 431 347 145 645 99 520 0 861 326 765 209 711 640 233 640 233 Z N"/></draw:custom-shape></text:p>
      <text:p text:style-name="P38"><draw:line text:anchor-type="paragraph" draw:z-index="193" draw:style-name="gr9" draw:text-style-name="P76" svg:x1="5.8cm" svg:y1="0.381cm" svg:x2="5.8cm" svg:y2="2.679cm"><text:p/></draw:line></text:p>
      <text:p text:style-name="P38"><draw:frame text:anchor-type="paragraph" draw:z-index="194" draw:style-name="gr66" draw:text-style-name="P94" svg:width="4.271cm" svg:height="0.733cm" svg:x="7.138cm" svg:y="-0.011cm"><draw:text-box><text:p><text:span text:style-name="T75">Cmde <text:s/>= &lt;Right&gt; </text:span></text:p><text:p><text:span text:style-name="T75">&amp;&amp; State=Entry</text:span></text:p></draw:text-box></draw:frame><draw:custom-shape text:anchor-type="paragraph" draw:z-index="196" draw:style-name="gr44" draw:text-style-name="P76" svg:width="0.583cm" svg:height="0.618cm" svg:x="6.345cm" svg:y="0.139cm"><text:p/><draw:enhanced-geometry svg:viewBox="0 0 640 861" draw:text-areas="257 295 414 566" draw:type="non-primitive" draw:enhanced-path="M 640 233 L 221 293 506 12 367 0 29 406 431 347 145 645 99 520 0 861 326 765 209 711 640 233 640 233 Z N"/></draw:custom-shape></text:p>
      <text:p text:style-name="P38"><draw:line text:anchor-type="paragraph" draw:z-index="195" draw:style-name="gr67" draw:text-style-name="P76" svg:x1="2.556cm" svg:y1="0.287cm" svg:x2="13.845cm" svg:y2="0.287cm"><text:p/></draw:line><draw:line text:anchor-type="paragraph" draw:z-index="202" draw:style-name="gr13" draw:text-style-name="P76" svg:x1="5.614cm" svg:y1="-0.178cm" svg:x2="5.984cm" svg:y2="-0.178cm"><text:p/></draw:line></text:p>
      <text:p text:style-name="P38"><draw:frame text:anchor-type="paragraph" draw:z-index="199" draw:style-name="gr69" draw:text-style-name="P98" svg:width="5.292cm" svg:height="0.698cm" svg:x="-0.286cm" svg:y="-0.206cm"><draw:text-box><text:p><text:span text:style-name="T118"><text:s/></text:span><text:span text:style-name="T119">Menu_InputStateMachine()</text:span></text:p></draw:text-box></draw:frame></text:p>
      <text:p text:style-name="P38"><draw:frame text:anchor-type="paragraph" draw:z-index="200" draw:style-name="gr66" draw:text-style-name="P81" svg:width="1.784cm" svg:height="0.733cm" svg:x="5.313cm" svg:y="0.27cm"><draw:text-box><text:p><text:span text:style-name="T91">Entry</text:span></text:p></draw:text-box></draw:frame><draw:custom-shape text:anchor-type="paragraph" draw:z-index="192" draw:style-name="gr2" draw:text-style-name="P76" svg:width="4.499cm" svg:height="1.227cm" svg:x="3.683cm" svg:y="0.13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0" draw:style-name="gr75" draw:text-style-name="P76" svg:x1="5.006cm" svg:y1="-0.168cm" svg:x2="-1.132cm" svg:y2="-0.168cm"><text:p/></draw:line><draw:line text:anchor-type="paragraph" draw:z-index="241" draw:style-name="gr75" draw:text-style-name="P76" svg:x1="-1.08cm" svg:y1="-0.168cm" svg:x2="-1.079cm" svg:y2="15.259cm"><text:p/></draw:line></text:p>
      <text:p text:style-name="P38"><draw:frame text:anchor-type="paragraph" draw:z-index="259" draw:style-name="gr66" draw:text-style-name="P94" svg:width="3.447cm" svg:height="0.733cm" svg:x="4.159cm" svg:y="0.18cm"><draw:text-box><text:p><text:span text:style-name="T75">Algo : State ← SetValue </text:span></text:p></draw:text-box></draw:frame></text:p>
      <text:p text:style-name="P38"><draw:frame text:anchor-type="paragraph" draw:z-index="204" draw:style-name="gr70" draw:text-style-name="P94" svg:width="4.007cm" svg:height="1.098cm" svg:x="6.847cm" svg:y="0.254cm"><draw:text-box><text:p><text:span text:style-name="T75">Cmde <text:s/>= any </text:span></text:p><text:p><text:span text:style-name="T75">&amp;&amp;</text:span></text:p><text:p><text:span text:style-name="T75"><text:s/></text:span><text:span text:style-name="T75">State=SetValue</text:span></text:p></draw:text-box></draw:frame><draw:line text:anchor-type="paragraph" draw:z-index="201" draw:style-name="gr9" draw:text-style-name="P76" svg:x1="5.689cm" svg:y1="0.051cm" svg:x2="5.689cm" svg:y2="1.635cm"><text:p/></draw:line></text:p>
      <text:p text:style-name="P38"><draw:line text:anchor-type="paragraph" draw:z-index="203" draw:style-name="gr13" draw:text-style-name="P76" svg:x1="5.535cm" svg:y1="0.062cm" svg:x2="5.905cm" svg:y2="0.062cm"><text:p/></draw:line><draw:custom-shape text:anchor-type="paragraph" draw:z-index="207" draw:style-name="gr44" draw:text-style-name="P76" svg:width="0.583cm" svg:height="0.618cm" svg:x="5.985cm" svg:y="-0.192cm"><text:p/><draw:enhanced-geometry svg:viewBox="0 0 640 861" draw:text-areas="257 295 414 566" draw:type="non-primitive" draw:enhanced-path="M 640 233 L 221 293 506 12 367 0 29 406 431 347 145 645 99 520 0 861 326 765 209 711 640 233 640 233 Z N"/></draw:custom-shape></text:p>
      <text:p text:style-name="P38"><draw:custom-shape text:anchor-type="paragraph" draw:z-index="205" draw:style-name="gr2" draw:text-style-name="P76" svg:width="14.05cm" svg:height="1.509cm" svg:x="2.228cm" svg:y="0.28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frame text:anchor-type="paragraph" draw:z-index="206" draw:style-name="gr66" draw:text-style-name="P81" svg:width="1.784cm" svg:height="0.733cm" svg:x="6.239cm" svg:y="-0.18cm"><draw:text-box><text:p><text:span text:style-name="T91">SetValue</text:span></text:p></draw:text-box></draw:frame><draw:frame text:anchor-type="paragraph" draw:z-index="257" draw:style-name="gr66" draw:text-style-name="P94" svg:width="10.081cm" svg:height="0.733cm" svg:x="2.757cm" svg:y="0.407cm"><draw:text-box><text:p><text:span text:style-name="T75">Algo : State ← SetValue / State ← Discad / State ← Confirm</text:span></text:p></draw:text-box></draw:frame></text:p>
      <text:p text:style-name="P38"><draw:ellipse text:anchor-type="paragraph" draw:z-index="208" draw:style-name="gr71" draw:text-style-name="P76" svg:width="1.01cm" svg:height="0.918cm" svg:x="1.752cm" svg:y="-0.005cm" draw:kind="arc" draw:start-angle="97.22" draw:end-angle="352.89"><text:p/></draw:ellipse><draw:frame text:anchor-type="paragraph" draw:z-index="219" draw:style-name="gr70" draw:text-style-name="P94" svg:width="2.207cm" svg:height="1.098cm" svg:x="-0.085cm" svg:y="0.131cm"><draw:text-box><text:p><text:span text:style-name="T75">Cmde <text:s/>= any</text:span></text:p><text:p><text:span text:style-name="T75">&amp;&amp; </text:span></text:p><text:p><text:span text:style-name="T75">State = SetValue</text:span></text:p></draw:text-box></draw:frame><draw:custom-shape text:anchor-type="paragraph" draw:z-index="218" draw:style-name="gr44" draw:text-style-name="P76" svg:width="0.583cm" svg:height="0.618cm" svg:x="-0.667cm" svg:y="0.277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21" draw:style-name="gr72" draw:text-style-name="P94" svg:width="2.737cm" svg:height="0.733cm" svg:x="8.687cm" svg:y="0.436cm"><draw:text-box><text:p><text:span text:style-name="T75">Cmde <text:s/>= any</text:span></text:p><text:p><text:span text:style-name="T75">&amp;&amp; State=Confirm</text:span></text:p></draw:text-box></draw:frame><draw:path text:anchor-type="paragraph" draw:z-index="210" draw:style-name="gr9" draw:text-style-name="P76" svg:width="0cm" svg:height="3.415cm" svg:x="3.498cm" svg:y="-0.152cm" svg:viewBox="0 0 0 3416" svg:d="M0 0c0 2213 0 3416 0 3416"><text:p/></draw:path><draw:line text:anchor-type="paragraph" draw:z-index="215" draw:style-name="gr9" draw:text-style-name="P76" svg:x1="4.133cm" svg:y1="3.249cm" svg:x2="4.159cm" svg:y2="-0.176cm"><text:p/></draw:line><draw:path text:anchor-type="paragraph" draw:z-index="260" draw:style-name="gr9" draw:text-style-name="P76" svg:width="0cm" svg:height="3.415cm" svg:x="7.864cm" svg:y="-0.176cm" svg:viewBox="0 0 0 3416" svg:d="M0 0c0 2213 0 3416 0 3416"><text:p/></draw:path><draw:line text:anchor-type="paragraph" draw:z-index="261" draw:style-name="gr9" draw:text-style-name="P76" svg:x1="12.017cm" svg:y1="3.282cm" svg:x2="12.043cm" svg:y2="-0.143cm"><text:p/></draw:line><draw:line text:anchor-type="paragraph" draw:z-index="264" draw:style-name="gr9" draw:text-style-name="P76" svg:x1="13.936cm" svg:y1="4.012cm" svg:x2="13.936cm" svg:y2="-0.176cm"><text:p/></draw:line></text:p>
      <text:p text:style-name="P38"><draw:line text:anchor-type="paragraph" draw:z-index="226" draw:style-name="gr13" draw:text-style-name="P76" svg:x1="7.678cm" svg:y1="0.178cm" svg:x2="8.048cm" svg:y2="0.178cm"><text:p/></draw:line><draw:custom-shape text:anchor-type="paragraph" draw:z-index="228" draw:style-name="gr44" draw:text-style-name="P76" svg:width="0.583cm" svg:height="0.618cm" svg:x="8.105cm" svg:y="-0.108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14" draw:style-name="gr70" draw:text-style-name="P94" svg:width="2.393cm" svg:height="1.098cm" svg:x="1.344cm" svg:y="-0.067cm"><draw:text-box><text:p><text:span text:style-name="T75">Cmde <text:s/>= any</text:span></text:p><text:p><text:span text:style-name="T75">&amp;&amp; </text:span></text:p><text:p><text:span text:style-name="T75">State = Discard</text:span></text:p></draw:text-box></draw:frame><draw:frame text:anchor-type="paragraph" draw:z-index="225" draw:style-name="gr73" draw:text-style-name="P94" svg:width="2.832cm" svg:height="1.463cm" svg:x="5.006cm" svg:y="-0.109cm"><draw:text-box><text:p><text:span text:style-name="T75">.Cmde <text:s/>= any</text:span></text:p><text:p><text:span text:style-name="T75">&amp;&amp;</text:span></text:p><text:p><text:span text:style-name="T75">State= SetValue</text:span></text:p></draw:text-box></draw:frame><draw:line text:anchor-type="paragraph" draw:z-index="209" draw:style-name="gr13" draw:text-style-name="P76" svg:x1="3.312cm" svg:y1="0.4cm" svg:x2="3.682cm" svg:y2="0.4cm"><text:p/></draw:line><draw:custom-shape text:anchor-type="paragraph" draw:z-index="213" draw:style-name="gr44" draw:text-style-name="P90" svg:width="0.583cm" svg:height="0.62cm" svg:x="0.762cm" svg:y="0.14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raw:custom-shape text:anchor-type="paragraph" draw:z-index="217" draw:style-name="gr44" draw:text-style-name="P76" svg:width="0.583cm" svg:height="0.618cm" svg:x="4.45cm" svg:y="0.138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27" draw:style-name="gr66" draw:text-style-name="P100" svg:width="3.654cm" svg:height="0.733cm" svg:x="7.28cm" svg:y="0.093cm"><draw:text-box><text:p text:style-name="P99"><text:span text:style-name="T75">Cmde <text:s/>=&lt;Left&gt;</text:span></text:p><text:p text:style-name="P99"><text:span text:style-name="T75">&amp;&amp; State=SetValue</text:span></text:p></draw:text-box></draw:frame><draw:frame text:anchor-type="paragraph" draw:z-index="253" draw:style-name="gr82" draw:text-style-name="P94" svg:width="2.416cm" svg:height="1.098cm" svg:x="14.908cm" svg:y="0.085cm"><draw:text-box><text:p><text:span text:style-name="T75">.Cmde <text:s/>=any</text:span></text:p><text:p><text:span text:style-name="T75">&amp;&amp; Val KO</text:span></text:p><text:p><text:span text:style-name="T75">&amp;&amp; SetValue</text:span></text:p></draw:text-box></draw:frame><draw:line text:anchor-type="paragraph" draw:z-index="216" draw:style-name="gr13" draw:text-style-name="P76" svg:x1="4cm" svg:y1="-0.204cm" svg:x2="4.37cm" svg:y2="-0.204cm"><text:p/></draw:line><draw:custom-shape text:anchor-type="paragraph" draw:z-index="222" draw:style-name="gr44" draw:text-style-name="P76" svg:width="0.583cm" svg:height="0.618cm" svg:x="11.144cm" svg:y="0.155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254" draw:style-name="gr44" draw:text-style-name="P76" svg:width="0.583cm" svg:height="0.618cm" svg:x="14.247cm" svg:y="0.33cm"><text:p/><draw:enhanced-geometry svg:viewBox="0 0 640 861" draw:text-areas="257 295 414 566" draw:type="non-primitive" draw:enhanced-path="M 640 233 L 221 293 506 12 367 0 29 406 431 347 145 645 99 520 0 861 326 765 209 711 640 233 640 233 Z N"/></draw:custom-shape></text:p>
      <text:p text:style-name="P38"><draw:line text:anchor-type="paragraph" draw:z-index="220" draw:style-name="gr13" draw:text-style-name="P76" svg:x1="11.859cm" svg:y1="-0.178cm" svg:x2="12.229cm" svg:y2="-0.178cm"><text:p/></draw:line><draw:line text:anchor-type="paragraph" draw:z-index="263" draw:style-name="gr13" draw:text-style-name="P76" svg:x1="13.761cm" svg:y1="-0.038cm" svg:x2="14.158cm" svg:y2="-0.038cm"><text:p/></draw:line></text:p>
      <text:p text:style-name="P38"><draw:frame text:anchor-type="paragraph" draw:z-index="224" draw:style-name="gr66" draw:text-style-name="P81" svg:width="1.784cm" svg:height="0.733cm" svg:x="9.14cm" svg:y="0.198cm"><draw:text-box><text:p><text:span text:style-name="T91">Confirm</text:span></text:p></draw:text-box></draw:frame><draw:frame text:anchor-type="paragraph" draw:z-index="212" draw:style-name="gr66" draw:text-style-name="P81" svg:width="1.784cm" svg:height="0.733cm" svg:x="3.117cm" svg:y="0.22cm"><draw:text-box><text:p><text:span text:style-name="T91">Discard</text:span></text:p></draw:text-box></draw:frame><draw:custom-shape text:anchor-type="paragraph" draw:z-index="211" draw:style-name="gr2" draw:text-style-name="P76" svg:width="5.398cm" svg:height="2.317cm" svg:x="0.878cm" svg:y="-0.041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3" draw:style-name="gr2" draw:text-style-name="P76" svg:width="5.769cm" svg:height="2.31cm" svg:x="7.043cm" svg:y="-0.007cm"><text:p/><draw:enhanced-geometry svg:viewBox="0 0 21600 21600" draw:mirror-horizontal="false" draw:mirror-vertical="false"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frame text:anchor-type="paragraph" draw:z-index="258" draw:style-name="gr66" draw:text-style-name="P94" svg:width="4.525cm" svg:height="0.733cm" svg:x="1.381cm" svg:y="0.436cm"><draw:text-box><text:p><text:span text:style-name="T75">Algo : Forçage ActualMenuNode <text:s text:c="13"/>/ State ← SetValue</text:span></text:p></draw:text-box></draw:frame><draw:frame text:anchor-type="paragraph" draw:z-index="262" draw:style-name="gr70" draw:text-style-name="P94" svg:width="4.525cm" svg:height="1.098cm" svg:x="7.599cm" svg:y="0.24cm"><draw:text-box><text:p><text:span text:style-name="T75">Algo : Forçage ActualMenuNode <text:s text:c="13"/>/ State ← SetValue</text:span></text:p><text:p><text:span text:style-name="T75"><text:s text:c="9"/></text:span></text:p></draw:text-box></draw:frame><draw:line text:anchor-type="paragraph" draw:z-index="265" draw:style-name="gr13" draw:text-style-name="P76" svg:x1="13.935cm" svg:y1="0.064cm" svg:x2="12.811cm" svg:y2="0.064cm"><text:p/></draw:line></text:p>
      <text:p text:style-name="P38"><draw:ellipse text:anchor-type="paragraph" draw:z-index="266" draw:style-name="gr57" draw:text-style-name="P76" svg:width="0.957cm" svg:height="1.086cm" svg:x="12.278cm" svg:y="0.411cm" draw:kind="arc" draw:start-angle="187.11" draw:end-angle="82.78"><text:p/></draw:ellipse><draw:ellipse text:anchor-type="paragraph" draw:z-index="270" draw:style-name="gr57" draw:text-style-name="P76" svg:width="0.957cm" svg:height="1.086cm" svg:x="5.69cm" svg:y="0.321cm" draw:kind="arc" draw:start-angle="187.11" draw:end-angle="82.78"><text:p/></draw:ellipse></text:p>
      <text:p text:style-name="P38"><draw:frame text:anchor-type="paragraph" draw:z-index="269" draw:style-name="gr82" draw:text-style-name="P94" svg:width="2.416cm" svg:height="1.098cm" svg:x="14.273cm" svg:y="-0.018cm"><draw:text-box><text:p><text:span text:style-name="T75">.Cmde <text:s/>= &lt;Up&gt; || &lt;Down&gt;</text:span></text:p></draw:text-box></draw:frame><draw:path text:anchor-type="paragraph" draw:z-index="229" draw:style-name="gr9" draw:text-style-name="P76" svg:width="0cm" svg:height="6.11cm" svg:x="3.392cm" svg:y="0.302cm" svg:viewBox="0 0 0 6111" svg:d="M0 0c0 3960 0 6111 0 6111"><text:p/></draw:path><draw:path text:anchor-type="paragraph" draw:z-index="230" draw:style-name="gr9" draw:text-style-name="P76" svg:width="0cm" svg:height="6.138cm" svg:x="9.76cm" svg:y="0.328cm" svg:viewBox="0 0 0 6139" svg:d="M0 0c0 3978 0 6139 0 6139"><text:p/></draw:path><draw:line text:anchor-type="paragraph" draw:z-index="267" draw:style-name="gr13" draw:text-style-name="P76" svg:x1="13.076cm" svg:y1="0.374cm" svg:x2="13.446cm" svg:y2="0.374cm"><text:p/></draw:line><draw:custom-shape text:anchor-type="paragraph" draw:z-index="268" draw:style-name="gr44" draw:text-style-name="P76" svg:width="0.583cm" svg:height="0.618cm" svg:x="13.48cm" svg:y="0.039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73" draw:style-name="gr84" draw:text-style-name="P94" svg:width="2.416cm" svg:height="0.789cm" svg:x="7.16cm" svg:y="-0.026cm"><draw:text-box><text:p><text:span text:style-name="T75">.Cmde <text:s/>= &lt;Up&gt; || &lt;Down&gt;</text:span></text:p></draw:text-box></draw:frame><draw:line text:anchor-type="paragraph" draw:z-index="271" draw:style-name="gr13" draw:text-style-name="P76" svg:x1="6.276cm" svg:y1="-0.056cm" svg:x2="6.646cm" svg:y2="-0.056cm"><text:p/></draw:line><draw:custom-shape text:anchor-type="paragraph" draw:z-index="272" draw:style-name="gr44" draw:text-style-name="P76" svg:width="0.583cm" svg:height="0.618cm" svg:x="6.521cm" svg:y="0.09cm"><text:p/><draw:enhanced-geometry svg:viewBox="0 0 640 861" draw:text-areas="257 295 414 566" draw:type="non-primitive" draw:enhanced-path="M 640 233 L 221 293 506 12 367 0 29 406 431 347 145 645 99 520 0 861 326 765 209 711 640 233 640 233 Z N"/></draw:custom-shape></text:p>
      <text:p text:style-name="P38"><draw:frame text:anchor-type="paragraph" draw:z-index="231" draw:style-name="gr66" draw:text-style-name="P94" svg:width="4.393cm" svg:height="0.733cm" svg:x="-1cm" svg:y="-0.139cm"><draw:text-box><text:p><text:span text:style-name="T75"><text:s/></text:span><text:span text:style-name="T75">Menu_Status.Cmde <text:s/>=&lt;Left&gt;</text:span></text:p></draw:text-box></draw:frame><draw:line text:anchor-type="paragraph" draw:z-index="232" draw:style-name="gr13" draw:text-style-name="P76" svg:x1="3.181cm" svg:y1="0.104cm" svg:x2="3.578cm" svg:y2="0.104cm"><text:p/></draw:line></text:p>
      <text:p text:style-name="P38"><draw:frame text:anchor-type="paragraph" draw:z-index="234" draw:style-name="gr66" draw:text-style-name="P94" svg:width="2.781cm" svg:height="0.733cm" svg:x="10.216cm" svg:y="0.072cm"><draw:text-box><text:p><text:span text:style-name="T75">.Cmde <text:s/>=&lt;Right&gt;</text:span></text:p><text:p><text:span text:style-name="T75">&amp;&amp; Val OK</text:span></text:p></draw:text-box></draw:frame><draw:line text:anchor-type="paragraph" draw:z-index="233" draw:style-name="gr13" draw:text-style-name="P76" svg:x1="9.541cm" svg:y1="0.259cm" svg:x2="9.938cm" svg:y2="0.259cm"><text:p/></draw:line></text:p>
      <text:p text:style-name="P38"/>
      <text:p text:style-name="P38"/>
      <text:p text:style-name="P38"/>
      <text:p text:style-name="P38"/>
      <text:p text:style-name="P38"><draw:line text:anchor-type="paragraph" draw:z-index="242" draw:style-name="gr75" draw:text-style-name="P76" svg:x1="14.583cm" svg:y1="0.125cm" svg:x2="-1.08cm" svg:y2="0.125cm"><text:p/></draw:line></text:p>
      <text:p text:style-name="P40"/>
      <text:p text:style-name="P40"><draw:custom-shape text:anchor-type="paragraph" draw:z-index="236" draw:style-name="gr74" draw:text-style-name="P90" svg:width="8.229cm" svg:height="1.235cm" svg:x="2.889cm" svg:y="0.01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7" draw:style-name="gr68" svg:width="4.657cm" svg:height="1.138cm" svg:x="-0.603cm" svg:y="0.014cm"><draw:text-box><text:p><text:span text:style-name="T108"><text:s/></text:span><text:span text:style-name="T117">Menu_Status.ActualNode</text:span></text:p><text:p><text:span text:style-name="T117"><text:s text:c="2"/></text:span><text:span text:style-name="T117">= </text:span></text:p><text:p><text:span text:style-name="T115">MenuNodePassive x</text:span></text:p></draw:text-box></draw:frame><draw:frame text:anchor-type="paragraph" draw:z-index="239" draw:style-name="gr12" svg:width="3.398cm" svg:height="0.814cm" svg:x="5.26cm" svg:y="0.436cm"><draw:text-box><text:p><text:span text:style-name="T117"><text:s/></text:span><text:span text:style-name="T115">MenuNodePassive x</text:span></text:p></draw:text-box></draw:frame></text:p>
      <text:p text:style-name="P40"/>
      <text:p text:style-name="P40"/>
      <text:p text:style-name="P38"><text:span text:style-name="T30">NB</text:span> : les états <text:span text:style-name="T25">Discard</text:span> <text:s/>et <text:span text:style-name="T25">Confirm</text:span> font évoluer un <text:span text:style-name="T25">MenuNode</text:span> sans action sur une touche.</text:p>
      <text:p text:style-name="P6"><text:soft-page-break/><text:s/><text:span text:style-name="T10">State = Entry, Algo :</text:span></text:p>
      <text:p text:style-name="P11"><text:s/></text:p>
      <text:p text:style-name="P11"><text:s/><text:span text:style-name="T23">Blocage de MenuNodeInput avec linkNode</text:span></text:p>
      <text:p text:style-name="P11"><text:s/><text:span text:style-name="T23">Affectation de la valeur param : <text:s text:c="2"/></text:span><text:span text:style-name="T55">StringInputValue</text:span><text:span text:style-name="T76">[8]</text:span><text:span text:style-name="T75"> ← Param.Val , <text:s/>via float2Str ()</text:span></text:p>
      <text:p text:style-name="P11"><text:s/><text:span text:style-name="T23">Affichage : <text:s/></text:span><text:span text:style-name="T66">MenuInput_PrintParam  ( )</text:span></text:p>
      <text:p text:style-name="P12"><text:s text:c="2"/>State = SetValue</text:p>
      <text:p text:style-name="P12"/>
      <text:p text:style-name="P6"><text:s/><text:span text:style-name="T10">State = SetValue, Algo </text:span></text:p>
      <text:p text:style-name="P13"/>
      <text:p text:style-name="P13">Si Menu_Status.Cmde <text:s/>= &lt;Up&gt; ou &lt;Down&gt; <text:s/>(défilement digit)</text:p>
      <text:p text:style-name="P13"><text:s text:c="10"/>digit + ou – <text:s/>%10 sur le CurorPos actuel</text:p>
      <text:p text:style-name="P11"><text:s text:c="7"/><text:span text:style-name="T67">MenuInput_PrintParam  ( )</text:span></text:p>
      <text:p text:style-name="P13">Fin Si</text:p>
      <text:p text:style-name="P13"/>
      <text:p text:style-name="P13">Si Menu_Status.Cmde <text:s/>= &lt;Left&gt; ou &lt;Right&gt; (déplacement curseur dans les limites des digits)</text:p>
      <text:p text:style-name="P11"><text:s text:c="7"/><text:span text:style-name="T23">CursorPos + ou -</text:span></text:p>
      <text:p text:style-name="P11"><text:s/><text:span text:style-name="T23"><text:s text:c="8"/></text:span><text:span text:style-name="T67">MenuInput_PrintParam  ( )</text:span></text:p>
      <text:p text:style-name="P13">Fin Si</text:p>
      <text:p text:style-name="P13"/>
      <text:p text:style-name="P13">Si Menu_Status.Cmde <text:s/>= &lt;Left&gt; &amp;&amp; CursorPos=0 (Demande Discard)</text:p>
      <text:p text:style-name="P12"><text:s text:c="9"/>MenuInput_PrintDiscard  ( )</text:p>
      <text:p text:style-name="P12"><text:s text:c="9"/>State = Discard</text:p>
      <text:p text:style-name="P13">Fin Si</text:p>
      <text:p text:style-name="P13"/>
      <text:p text:style-name="P13">Si Menu_Status.Cmde <text:s/>= &lt;Right&gt; &amp;&amp; CursorPos=PosMax (Demande Confirm)</text:p>
      <text:p text:style-name="P12"><text:s text:c="8"/>MenuInput_PrintConfirm  ( )</text:p>
      <text:p text:style-name="P12"><text:s text:c="8"/>State = Confirm</text:p>
      <text:p text:style-name="P13">Fin Si</text:p>
      <text:p text:style-name="P38"/>
      <text:p text:style-name="P6"><draw:frame text:anchor-type="paragraph" draw:z-index="255" draw:style-name="gr83" draw:text-style-name="P94" svg:width="5.716cm" svg:height="5.109cm" svg:x="8.154cm" svg:y="-0.055cm"><draw:text-box><text:p><text:span text:style-name="T120">State = Discard, Algo :</text:span></text:p><text:p><text:span text:style-name="T75"><text:s/></text:span></text:p><text:p><text:span text:style-name="T75">Si Menu_Status.Cmde <text:s/>= &lt;Left&gt;</text:span></text:p><text:p><text:span text:style-name="T75"><text:s text:c="4"/></text:span><text:span text:style-name="T75">libérer l'item input actuel (comme il était)</text:span></text:p><text:p><text:span text:style-name="T75"><text:s text:c="4"/></text:span><text:span text:style-name="T75">Remettre State Entry</text:span></text:p><text:p><text:span text:style-name="T75"><text:s text:c="4"/></text:span><text:span text:style-name="T75">ActualNode=père</text:span></text:p><text:p><text:span text:style-name="T117"><text:s text:c="3"/></text:span><text:span text:style-name="T117">Menu_PassivePrint  ( )</text:span></text:p><text:p><text:span text:style-name="T75">Sinon si <text:s/>Menu_Status.Cmde <text:s/>= &lt;Right&gt;</text:span></text:p><text:p><text:span text:style-name="T75"><text:s text:c="4"/></text:span><text:span text:style-name="T117">MenuInput_PrintParam  ( )</text:span><text:span text:style-name="T75"> </text:span></text:p><text:p><text:span text:style-name="T75"><text:s text:c="4"/></text:span><text:span text:style-name="T75">State = SetValue</text:span></text:p><text:p><text:span text:style-name="T75">FinSi</text:span></text:p></draw:text-box></draw:frame><text:span text:style-name="T10">State = Confirm, Algo : </text:span><text:span text:style-name="T75"><text:s/></text:span></text:p>
      <text:p text:style-name="P11"><text:s/></text:p>
      <text:p text:style-name="P13">Si Menu_Status.Cmde <text:s/>= &lt;Right&gt;</text:p>
      <text:p text:style-name="P11"><text:s/><text:span text:style-name="T23"><text:s text:c="5"/></text:span><text:span text:style-name="T56">StringInputValue</text:span><text:span text:style-name="T76">[8]</text:span><text:span text:style-name="T75"> → valeur float</text:span></text:p>
      <text:p text:style-name="P11"><text:s/><text:span text:style-name="T23"><text:s text:c="5"/>Si Valeur dans l'intervalle</text:span></text:p>
      <text:p text:style-name="P11"><text:s/><text:span text:style-name="T57"><text:s text:c="5"/></text:span><text:span text:style-name="T56">StringInputValue</text:span><text:span text:style-name="T76">[8]</text:span><text:span text:style-name="T75"> → Param.Val</text:span></text:p>
      <text:p text:style-name="P11"><text:s/><text:span text:style-name="T23"><text:s text:c="11"/>libérer l'item input actuel (comme il était)</text:span></text:p>
      <text:p text:style-name="P11"><text:s/><text:span text:style-name="T23"><text:s text:c="11"/>Remettre State Entry</text:span></text:p>
      <text:p text:style-name="P11"><text:s/><text:span text:style-name="T23"><text:s text:c="11"/>ActualNode=père</text:span></text:p>
      <text:p text:style-name="P11"><text:s/><text:span text:style-name="T23"><text:s text:c="2"/></text:span><text:span text:style-name="T66"><text:s text:c="8"/></text:span><text:span text:style-name="T67">Menu_PassivePrint  ( )</text:span></text:p>
      <text:p text:style-name="P11"><text:s/><text:span text:style-name="T23"><text:s text:c="5"/>Sinon</text:span></text:p>
      <text:p text:style-name="P11"><text:s/><text:span text:style-name="T23"><text:s text:c="11"/></text:span><text:span text:style-name="T67">MenuInput_PrintRetry ( )</text:span></text:p>
      <text:p text:style-name="P11"><text:span text:style-name="T67"><text:s text:c="13"/></text:span><text:span text:style-name="T38">State = Retry</text:span><text:span text:style-name="T67"><text:tab/></text:span></text:p>
      <text:p text:style-name="P11"><text:span text:style-name="T67"><text:s text:c="6"/></text:span><text:span text:style-name="T38">Fin Si</text:span></text:p>
      <text:p text:style-name="P9"/>
      <text:p text:style-name="P13">Sinon, si Menu_Status.Cmde <text:s/>= &lt;Left&gt;</text:p>
      <text:p text:style-name="P11"><text:s/><text:span text:style-name="T23"><text:s text:c="4"/></text:span><text:span text:style-name="T67">MenuInput_PrintParam  ( )</text:span><text:span text:style-name="T75"> </text:span></text:p>
      <text:p text:style-name="P11"><text:s/><text:span text:style-name="T23"><text:s text:c="4"/>State = SetValue</text:span></text:p>
      <text:p text:style-name="P9">Fin Si</text:p>
      <text:p text:style-name="P38"/>
      <text:p text:style-name="P6"><text:span text:style-name="T10">State = Retry, Algo : </text:span><text:span text:style-name="T75"><text:s/></text:span></text:p>
      <text:p text:style-name="P13"><text:s/>Curseur Pos = 0</text:p>
      <text:p text:style-name="P12"><text:s/>State = SetValue</text:p>
      <text:p text:style-name="P11"><text:span text:style-name="T23"><text:s text:c="2"/></text:span><text:span text:style-name="T68">A</text:span><text:span text:style-name="T23">ffichage : <text:s/></text:span><text:span text:style-name="T66">MenuInput_PrintParam  ( )</text:span></text:p>
      <text:p text:style-name="P38"/>
      <text:h text:style-name="P51" text:outline-level="1"><text:soft-page-break/>Comment utiliser le module Menu ?</text:h>
      <text:p text:style-name="P38"/>
      <text:h text:style-name="P52" text:outline-level="2">Rappels </text:h>
      <text:p text:style-name="P38">Le module est fait pour être utilisé dans n'importe quel projet avec 3 fonctionnalités principales :</text:p>
      <text:list xml:id="list7876243281019407485" text:style-name="L8">
        <text:list-item>
          <text:p text:style-name="P67">création d'autant d'tem que l'on veut pour ses menus, </text:p>
        </text:list-item>
        <text:list-item>
          <text:p text:style-name="P67">gestion des menus passifs (navigation dans les menus),</text:p>
        </text:list-item>
        <text:list-item>
          <text:p text:style-name="P67">menu pouvant permettre la saisie d'une donnée décimale, digit par digit,</text:p>
        </text:list-item>
        <text:list-item>
          <text:p text:style-name="P67">menu avec items dynamiques pouvant afficher des données à la volée.</text:p>
        </text:list-item>
      </text:list>
      <text:p text:style-name="P38"/>
      <text:p text:style-name="P38">Les entrées sont limitées à : <text:span text:style-name="T4"></text:span><text:span text:style-name="T17"> , les sorties sont sur 4 lignes / 20 caractères. Les menus sont en fait gérés </text:span><text:span text:style-name="T17">par une liste chaînée d'items. Autrement dit, il y a autant d'éléments dans la chaîne (</text:span><text:span text:style-name="T8">Menu_Node)</text:span><text:span text:style-name="T17">, que d'item dans l'ensemble des menus.</text:span></text:p>
      <text:p text:style-name="P28"/>
      <text:h text:style-name="P53" text:outline-level="2">Etapes de programmation</text:h>
      <text:h text:style-name="P55" text:outline-level="3">Procédure systématique :</text:h>
      <text:p text:style-name="P28"/>
      <text:list xml:id="list5049502172563734371" text:style-name="L9">
        <text:list-item>
          <text:p text:style-name="P68"><text:span text:style-name="T18">Le user construit son organisation de menu, et donc, définit tous les </text:span><text:span text:style-name="T7">items </text:span><text:span text:style-name="T18">des divers menus. A chaque item, il crée un </text:span><text:span text:style-name="T7">Menu_Node </text:span><text:span text:style-name="T18">:</text:span></text:p>
          <text:list>
            <text:list-item>
              <text:p text:style-name="P68"><text:span text:style-name="T20">déclaration</text:span><text:span text:style-name="T21"> </text:span><text:span text:style-name="T20">dans le .h </text:span><text:span text:style-name="T22">: </text:span><text:span text:style-name="T18">dans le .h des variables </text:span><text:span text:style-name="T7">Menu_Nodes</text:span><text:span text:style-name="T18"> pour que le module supérieur puisse agir dessus :</text:span></text:p>
              <text:list>
                <text:list-item>
                  <text:p text:style-name="P59">pour savoir où en est le menu pour interagir avec le système, </text:p>
                </text:list-item>
                <text:list-item>
                  <text:p text:style-name="P68"><text:span text:style-name="T20"><text:s/>pour passer des paramètres à modifier lors de menu type saisi (le paramètre fait partie des champs d'un </text:span><text:span text:style-name="T11">Menu_Node</text:span><text:span text:style-name="T20">.</text:span></text:p>
                  <text:p text:style-name="P71"><text:span text:style-name="T24">Exemple (définition à faire en tête de la zone : </text:span><text:span text:style-name="T74">USER ZONE BEGIN</text:span><text:span text:style-name="T78"> ) :</text:span></text:p>
                  <text:p text:style-name="P72"><text:span text:style-name="T7">extern Menu_Node</text:span><text:span text:style-name="T5"> MenuNodeInput_30;</text:span></text:p>
                </text:list-item>
              </text:list>
            </text:list-item>
            <text:list-item>
              <text:p text:style-name="P68"><text:span text:style-name="T20">Définitions</text:span><text:span text:style-name="T21"> </text:span><text:span text:style-name="T20">dans le .c</text:span><text:span text:style-name="T18"> (balise </text:span><text:span text:style-name="T7">User Zone</text:span><text:span text:style-name="T18"> au début du fichier) des diverses variables </text:span><text:span text:style-name="T7">Menu_Node</text:span><text:span text:style-name="T18">,</text:span></text:p>
              <text:list>
                <text:list-header>
                  <text:p text:style-name="P68"><text:span text:style-name="T9">NB</text:span><text:span text:style-name="T18"> : Bien que non obligatoire, il convient de convenir d'une notation pour ces variables :</text:span></text:p>
                </text:list-header>
                <text:list-item>
                  <text:p text:style-name="P68"><text:span text:style-name="T18">Item type « passif » : </text:span><text:span text:style-name="T7">MenuNodePassive</text:span><text:span text:style-name="T18">_...</text:span></text:p>
                </text:list-item>
                <text:list-item>
                  <text:p text:style-name="P68"><text:span text:style-name="T18">Item type « saisie » : </text:span><text:span text:style-name="T7">MenuNodeInput</text:span><text:span text:style-name="T18">_...</text:span></text:p>
                </text:list-item>
                <text:list-item>
                  <text:p text:style-name="P68"><text:span text:style-name="T18">Item type « affichage valeurs » : </text:span><text:span text:style-name="T7">MenuNodeOutput</text:span><text:span text:style-name="T18">_...</text:span></text:p>
                  <text:p text:style-name="P73">Exemple :</text:p>
                  <text:p text:style-name="P72"><text:span text:style-name="T7">Menu_Node</text:span><text:span text:style-name="T5"> MenuNodeInput_30;</text:span></text:p>
                </text:list-item>
              </text:list>
            </text:list-item>
          </text:list>
        </text:list-item>
      </text:list>
      <text:p text:style-name="P48"/>
      <text:p text:style-name="P48"/>
      <text:list xml:id="list33349747" text:continue-numbering="true" text:style-name="L9">
        <text:list-item>
          <text:list>
            <text:list-item>
              <text:p text:style-name="P68"><text:soft-page-break/><text:span text:style-name="T20">remplissage dans le .c</text:span><text:span text:style-name="T22"> <text:s/></text:span><text:span text:style-name="T18">des champs de la structure de chaque <text:s/></text:span><text:span text:style-name="T7">Menu_Node </text:span><text:span text:style-name="T18">définis de manière à réaliser l'architecture de menu dans sa globalité, </text:span></text:p>
              <text:list>
                <text:list-header>
                  <text:p text:style-name="P73">Exemple :</text:p>
                  <text:p text:style-name="P56"><text:span text:style-name="T33">MenuNodeInput_30.</text:span><text:span text:style-name="T49">UpNode</text:span><text:span text:style-name="T33">=&amp;MenuNodeInput_30;</text:span></text:p>
                </text:list-header>
              </text:list>
            </text:list-item>
          </text:list>
        </text:list-item>
      </text:list>
      <text:p text:style-name="P19"><text:span text:style-name="T33"><text:tab/> <text:s text:c="2"/>MenuNodeInput_30.</text:span><text:span text:style-name="T49">NextNode</text:span><text:span text:style-name="T33">=&amp;MenuNodeInput_30;</text:span></text:p>
      <text:p text:style-name="P19"><text:span text:style-name="T33"><text:tab/> <text:s text:c="2"/>MenuNodeInput_30.</text:span><text:span text:style-name="T49">DownNode</text:span><text:span text:style-name="T33">=&amp;MenuNodeInput_30;</text:span></text:p>
      <text:p text:style-name="P19"><text:span text:style-name="T33"><text:tab/> <text:s text:c="2"/>MenuNodeInput_30.</text:span><text:span text:style-name="T49">PreviousNode</text:span><text:span text:style-name="T33">=&amp;</text:span><text:span text:style-name="T43">MenuNodePassive_3_5</text:span><text:span text:style-name="T33">;</text:span></text:p>
      <text:p text:style-name="P19"><text:span text:style-name="T33"><text:tab/> <text:s text:c="2"/>MenuNodeInput_30.</text:span><text:span text:style-name="T49">MenuPosition</text:span><text:span text:style-name="T33">=</text:span><text:span text:style-name="T50">Last</text:span><text:span text:style-name="T33">;</text:span></text:p>
      <text:p text:style-name="P19"><text:span text:style-name="T33"><text:tab/> <text:s text:c="2"/>MenuNodeInput_30.</text:span><text:span text:style-name="T49">Title</text:span><text:span text:style-name="T33">=</text:span><text:span text:style-name="T83">"Volt </text:span><text:span text:style-name="T84">Param</text:span><text:span text:style-name="T83"> 30... <text:s text:c="3"/>"</text:span><text:span text:style-name="T33">;</text:span></text:p>
      <text:p text:style-name="P19"><text:span text:style-name="T33"><text:tab/> <text:s text:c="2"/>MenuNodeInput_30.</text:span><text:span text:style-name="T49">ItemToPrint</text:span><text:span text:style-name="T33"> =</text:span><text:span text:style-name="T83">" Actual : <text:s text:c="10"/>"</text:span><text:span text:style-name="T33">;</text:span></text:p>
      <text:p text:style-name="P19"><text:span text:style-name="T33"><text:tab/> <text:s text:c="2"/>MenuNodeInput_30.</text:span><text:span text:style-name="T49">NodeExecFct</text:span><text:span text:style-name="T33">=Menu_InputStateMachine;</text:span></text:p>
      <text:p text:style-name="P20"><text:span text:style-name="T40"><text:tab/> <text:s text:c="2"/>MenuNodeInput_30.</text:span><text:span text:style-name="T58">Param</text:span><text:span text:style-name="T40">=&amp;Param_21;</text:span></text:p>
      <text:list xml:id="list33340576" text:continue-numbering="true" text:style-name="L9">
        <text:list-item>
          <text:list>
            <text:list-header>
              <text:p text:style-name="P68"/>
            </text:list-header>
          </text:list>
        </text:list-item>
      </text:list>
      <text:p text:style-name="P28"/>
      <text:h text:style-name="P55" text:outline-level="3">Procédure liée au menu type saisie :</text:h>
      <text:p text:style-name="P28"/>
      <text:p text:style-name="P28">Un paramètre est une valeur au départ fournie par le user, accompagnée d'un min et d'un max :</text:p>
      <text:list xml:id="list6400437472529818439" text:style-name="L10">
        <text:list-item>
          <text:p text:style-name="P69"><text:span text:style-name="T18">de manière statique (comme expliqué §3.2.1) : lors du remplissage des </text:span><text:span text:style-name="T7">Menu_Node</text:span><text:span text:style-name="T18">, on indique en dur le paramètre (balise </text:span><text:span text:style-name="T7">User Zone</text:span><text:span text:style-name="T18"> au début du fichier).</text:span></text:p>
        </text:list-item>
        <text:list-item>
          <text:p text:style-name="P69"><text:span text:style-name="T18">De manière dynamique par appel à une fonction d'écriture spécifique du paramètre dans les </text:span><text:span text:style-name="T7">Menu_Node</text:span><text:span text:style-name="T18">.</text:span></text:p>
        </text:list-item>
      </text:list>
      <text:p text:style-name="P28"/>
      <text:p text:style-name="P41"><text:span text:style-name="T18">L'utilisateur doit définir le mode d'affichage du </text:span><text:span text:style-name="T7">float</text:span><text:span text:style-name="T18">, via les champs (verts) : </text:span></text:p>
      <text:p text:style-name="P28"/>
      <text:p text:style-name="P10"><text:span text:style-name="T31">typedef</text:span><text:span text:style-name="T33"> </text:span><text:span text:style-name="T31">struct</text:span></text:p>
      <text:p text:style-name="P16">{</text:p>
      <text:p text:style-name="P14"><text:span text:style-name="T33"><text:tab/></text:span><text:span text:style-name="T31">float</text:span><text:span text:style-name="T33"> </text:span><text:span text:style-name="T80">Val</text:span><text:span text:style-name="T33">; <text:s/>la valeur en question</text:span></text:p>
      <text:p text:style-name="P14"><text:span text:style-name="T33"><text:tab/></text:span><text:span text:style-name="T31">float</text:span><text:span text:style-name="T33"> </text:span><text:span text:style-name="T80">MinVal</text:span><text:span text:style-name="T33">; </text:span></text:p>
      <text:p text:style-name="P14"><text:span text:style-name="T33"><text:tab/></text:span><text:span text:style-name="T31">float</text:span><text:span text:style-name="T33"> </text:span><text:span text:style-name="T80">MaxVal</text:span><text:span text:style-name="T33">;</text:span></text:p>
      <text:p text:style-name="P14"><text:span text:style-name="T33"><text:tab/></text:span><text:span text:style-name="T32">char</text:span><text:span text:style-name="T42"> </text:span><text:span text:style-name="T81">DigitNb</text:span><text:span text:style-name="T33">; le nbre de digit qui forme le nombre (point non compris)</text:span></text:p>
      <text:p text:style-name="P15"><text:span text:style-name="T33"><text:tab/></text:span><text:span text:style-name="T31">char</text:span><text:span text:style-name="T33"> </text:span><text:span text:style-name="T79">DecimalNb</text:span><text:span text:style-name="T33">; le nbre de décimales derrière le point</text:span></text:p>
      <text:p text:style-name="P14"><text:span text:style-name="T33"><text:tab/></text:span><text:span text:style-name="T31">char</text:span><text:span text:style-name="T33"> </text:span><text:span text:style-name="T49">NewUserInputFlag</text:span><text:span text:style-name="T33">; indique que Val vient d'être modifiée par le user via <text:tab/><text:tab/><text:tab/>le menu saisi correspondant</text:span></text:p>
      <text:p text:style-name="P18"><text:span text:style-name="T41">} </text:span><text:span text:style-name="T47">Menu_ParamValTypedef</text:span><text:span text:style-name="T41">;</text:span></text:p>
      <text:p text:style-name="P28"/>
      <text:p text:style-name="P28"/>
      <text:p text:style-name="P41"><text:span text:style-name="T7">Val, MinVal, MaxVal</text:span><text:span text:style-name="T18"> peuvent être saisie n'importe comment. </text:span></text:p>
      <text:p text:style-name="P28">Le format d'affichage est défini par :</text:p>
      <text:list xml:id="list4065280772328375353" text:style-name="L11">
        <text:list-item>
          <text:p text:style-name="P70"><text:span text:style-name="T82">DigitNb</text:span><text:span text:style-name="T18"> : de 1 à 6,</text:span></text:p>
        </text:list-item>
        <text:list-item>
          <text:p text:style-name="P70"><text:span text:style-name="T82">DecimalNb</text:span><text:span text:style-name="T18">: de 0 à 3</text:span></text:p>
        </text:list-item>
        <text:list-item>
          <text:p text:style-name="P70"><text:span text:style-name="T18">on doit toujours respecter </text:span><text:span text:style-name="T82">DecimalNb &gt; DigitNb</text:span></text:p>
        </text:list-item>
      </text:list>
      <text:p text:style-name="P28"/>
      <text:p text:style-name="P41"><text:span text:style-name="T19">NB :</text:span><text:span text:style-name="T18"> Si ces consignes ne sont pas respectées, à l'exécution, dès qu'une conversion </text:span><text:span text:style-name="T7">float / string</text:span><text:span text:style-name="T18"> ou l'inverse </text:span><text:soft-page-break/><text:span text:style-name="T18">est demandée, un message d'erreur indique un plantage à cause de cela, avec un while(1) à la clé....</text:span></text:p>
      <text:p text:style-name="P28">→ à la charge de l'utilisateur de faire attention</text:p>
      <text:p text:style-name="P28"/>
      <text:p text:style-name="P28">A titre d'information voici les formats possibles  :</text:p>
      <table:table table:name="Tableau2" table:style-name="Tableau2">
        <table:table-column table:style-name="Tableau2.A"/>
        <table:table-column table:style-name="Tableau2.B" table:number-columns-repeated="5"/>
        <table:table-column table:style-name="Tableau2.G"/>
        <table:table-row>
          <table:table-cell table:style-name="Tableau2.A1" office:value-type="string">
            <text:p text:style-name="P25">formats</text:p>
          </table:table-cell>
          <table:table-cell table:style-name="Tableau2.B1" office:value-type="float" office:value="1">
            <text:p text:style-name="P26">1</text:p>
          </table:table-cell>
          <table:table-cell table:style-name="Tableau2.B1" office:value-type="float" office:value="2">
            <text:p text:style-name="P26">2</text:p>
          </table:table-cell>
          <table:table-cell table:style-name="Tableau2.B1" office:value-type="float" office:value="3">
            <text:p text:style-name="P26">3</text:p>
          </table:table-cell>
          <table:table-cell table:style-name="Tableau2.B1" office:value-type="float" office:value="4">
            <text:p text:style-name="P26">4</text:p>
          </table:table-cell>
          <table:table-cell table:style-name="Tableau2.B1" office:value-type="float" office:value="5">
            <text:p text:style-name="P26">5</text:p>
          </table:table-cell>
          <table:table-cell table:style-name="Tableau2.G1" office:value-type="float" office:value="6">
            <text:p text:style-name="P26">6</text:p>
          </table:table-cell>
        </table:table-row>
        <table:table-row>
          <table:table-cell table:style-name="Tableau2.A2" office:value-type="float" office:value="0">
            <text:p text:style-name="P26">0</text:p>
          </table:table-cell>
          <table:table-cell table:style-name="Tableau2.B2" office:value-type="string">
            <text:p text:style-name="P27">x.</text:p>
          </table:table-cell>
          <table:table-cell table:style-name="Tableau2.B2" office:value-type="string">
            <text:p text:style-name="P27">xx.</text:p>
          </table:table-cell>
          <table:table-cell table:style-name="Tableau2.B2" office:value-type="string">
            <text:p text:style-name="P27">xxx.</text:p>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row>
          <table:table-cell table:style-name="Tableau2.A2" office:value-type="float" office:value="1">
            <text:p text:style-name="P26">1</text:p>
          </table:table-cell>
          <table:table-cell table:style-name="Tableau2.B3" office:value-type="string">
            <text:p text:style-name="P27"/>
          </table:table-cell>
          <table:table-cell table:style-name="Tableau2.B2" office:value-type="string">
            <text:p text:style-name="P27">x.x</text:p>
          </table:table-cell>
          <table:table-cell table:style-name="Tableau2.B2" office:value-type="string">
            <text:p text:style-name="P27">xx.x</text:p>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row>
          <table:table-cell table:style-name="Tableau2.A2" office:value-type="float" office:value="2">
            <text:p text:style-name="P26">2</text:p>
          </table:table-cell>
          <table:table-cell table:style-name="Tableau2.B3" office:value-type="string">
            <text:p text:style-name="P27"/>
          </table:table-cell>
          <table:table-cell table:style-name="Tableau2.B3" office:value-type="string">
            <text:p text:style-name="P27"/>
          </table:table-cell>
          <table:table-cell table:style-name="Tableau2.B2" office:value-type="string">
            <text:p text:style-name="P27">x.xx</text:p>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row>
          <table:table-cell table:style-name="Tableau2.A2" office:value-type="float" office:value="3">
            <text:p text:style-name="P26">3</text:p>
          </table:table-cell>
          <table:table-cell table:style-name="Tableau2.B3" office:value-type="string">
            <text:p text:style-name="P27"/>
          </table:table-cell>
          <table:table-cell table:style-name="Tableau2.B3" office:value-type="string">
            <text:p text:style-name="P27"/>
          </table:table-cell>
          <table:table-cell table:style-name="Tableau2.B3" office:value-type="string">
            <text:p text:style-name="P27"/>
          </table:table-cell>
          <table:table-cell table:style-name="Tableau2.B2" office:value-type="string">
            <text:p text:style-name="P27">x.xxx</text:p>
          </table:table-cell>
          <table:table-cell table:style-name="Tableau2.B2" office:value-type="string">
            <text:p text:style-name="P27">xx.xxx</text:p>
          </table:table-cell>
          <table:table-cell table:style-name="Tableau2.G2" office:value-type="string">
            <text:p text:style-name="P27">xxx.xxx</text:p>
          </table:table-cell>
        </table:table-row>
      </table:table>
      <text:p text:style-name="P28"/>
      <text:p text:style-name="P28"/>
      <text:list xml:id="list33351987" text:continue-list="list33340576" text:style-name="L9">
        <text:list-item>
          <text:list>
            <text:list-item>
              <text:list>
                <text:list-header>
                  <text:p text:style-name="P74"><text:span text:style-name="T28">Exemple  (définition à faire en tête de la zone : </text:span><text:span text:style-name="T74">USER ZONE BEGIN</text:span><text:span text:style-name="T77"> )</text:span></text:p>
                  <text:p text:style-name="P75"><text:span text:style-name="T48">Menu_ParamValTypedef</text:span><text:span text:style-name="T44"> Param_30;</text:span></text:p>
                </text:list-header>
              </text:list>
            </text:list-item>
          </text:list>
        </text:list-item>
      </text:list>
      <text:p text:style-name="P28"/>
      <text:p text:style-name="P28"/>
      <text:list xml:id="list33333747" text:continue-numbering="true" text:style-name="L9">
        <text:list-item>
          <text:list>
            <text:list-item>
              <text:list>
                <text:list-header>
                  <text:p text:style-name="P74"><text:span text:style-name="T28">Exemple  (définition à faire en tête de la zone : </text:span><text:span text:style-name="T74">USER ZONE BEGIN</text:span><text:span text:style-name="T77"> )</text:span></text:p>
                  <text:p text:style-name="P57"><text:span text:style-name="T44">Param_30.</text:span><text:span text:style-name="T61">Val</text:span><text:span text:style-name="T44">=150;</text:span></text:p>
                </text:list-header>
              </text:list>
            </text:list-item>
          </text:list>
        </text:list-item>
      </text:list>
      <text:p text:style-name="P19"><text:span text:style-name="T33"><text:tab/>Param_30.</text:span><text:span text:style-name="T49">MinVal</text:span><text:span text:style-name="T33">=-100;</text:span></text:p>
      <text:p text:style-name="P19"><text:span text:style-name="T33"><text:tab/>Param_30.</text:span><text:span text:style-name="T49">MaxVal</text:span><text:span text:style-name="T33">=500;</text:span></text:p>
      <text:p text:style-name="P19"><text:span text:style-name="T33"><text:tab/>Param_30.</text:span><text:span text:style-name="T49">NewUserInputFlag</text:span><text:span text:style-name="T33">=0;</text:span></text:p>
      <text:p text:style-name="P19"><text:span text:style-name="T33"><text:tab/>Param_30.</text:span><text:span text:style-name="T49">DigitNb</text:span><text:span text:style-name="T33">=3;</text:span></text:p>
      <text:p text:style-name="P19"><text:span text:style-name="T33"><text:tab/>Param_30.</text:span><text:span text:style-name="T49">DecimalNb</text:span><text:span text:style-name="T33">=0;</text:span></text:p>
      <text:p text:style-name="P28"/>
      <text:p text:style-name="P28"/>
      <text:p text:style-name="P41"/>
      <text:p text:style-name="P35">Test exhaustif des formats </text:p>
      <text:p text:style-name="P41">18 menus à faire...</text:p>
      <text:p text:style-name="P41">MenuNodeInput_10 (1,0 à 3,0)</text:p>
      <text:p text:style-name="P41">MenuNodeInput_20, MenuNodeInput_21, <text:s/>(-10,0 à 99,0)</text:p>
      <text:p text:style-name="P41">MenuNodeInput_30, <text:s/>MenuNodeInput_31,MenuNodeInput_32 (-5,0 à 300,0)</text:p>
      <text:p text:style-name="P41">MenuNodeInput_40, <text:s/>MenuNodeInput_41,MenuNodeInput_42, <text:s/>MenuNodeInput_43 (-1000,0 à 3000,0)</text:p>
      <text:p text:style-name="P41">MenuNodeInput_50, <text:s/>MenuNodeInput_51,MenuNodeInput_52, <text:s/>MenuNodeInput_53 (-100,0 à 30000,0)</text:p>
      <text:p text:style-name="P41">MenuNodeInput_60, <text:s/>MenuNodeInput_61,MenuNodeInput_62, <text:s/>MenuNodeInput_63 (-52,0 à 45,0)</text:p>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OpenSymbol1" svg:font-family="OpenSymbol, 'Arial Unicode MS'"/>
    <style:font-face style:name="F" svg:font-family="" style:font-family-generic="roman"/>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26T13:10:08.06</dc:date>
    <meta:editing-duration>P7DT17H2M59S</meta:editing-duration>
    <meta:editing-cycles>157</meta:editing-cycles>
    <meta:generator>OpenOffice/4.1.13$Win32 OpenOffice.org_project/4113m1$Build-9810</meta:generator>
    <meta:print-date>2011-11-29T11:08:14.52</meta:print-date>
    <dc:creator>Thierry Rocacher</dc:creator>
    <meta:document-statistic meta:table-count="2" meta:image-count="0" meta:object-count="0" meta:page-count="15" meta:paragraph-count="309" meta:word-count="2685" meta:character-count="16789"/>
    <meta:user-defined meta:name="Info 1"/>
    <meta:user-defined meta:name="Info 2"/>
    <meta:user-defined meta:name="Info 3"/>
    <meta:user-defined meta:name="Info 4"/>
  </office:meta>
</office:document-meta>
</file>